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adornments="Regular"/>
    <style:font-face style:name="Berlin Sans FB3" svg:font-family="'Berlin Sans FB'"/>
    <style:font-face style:name="LSBSymbol3" svg:font-family="LSBSymbol"/>
    <style:font-face style:name="LSBSymbol1" svg:font-family="LSBSymbol" style:font-adornments="Regular"/>
    <style:font-face style:name="Segoe UI5" svg:font-family="'Segoe UI'"/>
    <style:font-face style:name="Segoe UI6" svg:font-family="'Segoe UI'" style:font-adornments="Regular"/>
    <style:font-face style:name="Times New Roman2" svg:font-family="'Times New Roman'"/>
    <style:font-face style:name="Arial8" svg:font-family="Arial" style:font-adornments="Regular" style:font-family-generic="roman"/>
    <style:font-face style:name="LSBSymbol5" svg:font-family="LSBSymbol" style:font-family-generic="roman"/>
    <style:font-face style:name="LSBSymbol6" svg:font-family="LSBSymbol" style:font-adornments="Regular" style:font-family-generic="roman"/>
    <style:font-face style:name="Maiandra GD2" svg:font-family="'Maiandra GD'" style:font-family-generic="roman"/>
    <style:font-face style:name="Segoe UI9" svg:font-family="'Segoe UI'" style:font-family-generic="roman"/>
    <style:font-face style:name="Arial1" svg:font-family="Arial" style:font-family-generic="swiss"/>
    <style:font-face style:name="Arial2" svg:font-family="Arial" style:font-adornments="Regular" style:font-family-generic="swiss"/>
    <style:font-face style:name="Arial9" svg:font-family="Arial" style:font-adornments="Regular" style:font-family-generic="system"/>
    <style:font-face style:name="Mangal1" svg:font-family="Mangal" style:font-family-generic="system"/>
    <style:font-face style:name="Microsoft YaHei3" svg:font-family="'Microsoft YaHei'" style:font-family-generic="system"/>
    <style:font-face style:name="Segoe UI7" svg:font-family="'Segoe UI'" style:font-family-generic="system"/>
    <style:font-face style:name="Arial7" svg:font-family="Arial" style:font-pitch="variable"/>
    <style:font-face style:name="Berlin Sans FB2" svg:font-family="'Berlin Sans FB'" style:font-pitch="variable"/>
    <style:font-face style:name="LSBSymbol" svg:font-family="LSBSymbol" style:font-pitch="variable"/>
    <style:font-face style:name="LSBSymbol2" svg:font-family="LSBSymbol" style:font-adornments="Regular" style:font-pitch="variable"/>
    <style:font-face style:name="Maiandra GD1" svg:font-family="'Maiandra GD'" style:font-pitch="variable"/>
    <style:font-face style:name="Mangal2" svg:font-family="Mangal" style:font-pitch="variable"/>
    <style:font-face style:name="Microsoft YaHei1" svg:font-family="'Microsoft YaHei'" style:font-pitch="variable"/>
    <style:font-face style:name="Segoe UI4" svg:font-family="'Segoe UI'" style:font-pitch="variable"/>
    <style:font-face style:name="Segoe UI8" svg:font-family="'Segoe UI'" style:font-adornments="Regular" style:font-pitch="variable"/>
    <style:font-face style:name="Tahoma2" svg:font-family="Tahoma"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Gabriola1" svg:font-family="Gabriola" style:font-adornments="Regular"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Segoe UI Semibold4" svg:font-family="'Segoe UI Semibold'" style:font-adornments="Regular" style:font-family-generic="decorative" style:font-pitch="variable"/>
    <style:font-face style:name="Arial6"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4" svg:font-family="LSBSymbol" style:font-family-generic="roman" style:font-pitch="variable"/>
    <style:font-face style:name="LSBSymbol7" svg:font-family="LSBSymbo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1" svg:font-family="Tahoma"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Segoe UI Semibold3" svg:font-family="'Segoe UI Semibold'" style:font-family-generic="script"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3" svg:font-family="Tahoma" style:font-family-generic="swiss" style:font-pitch="variable"/>
    <style:font-face style:name="Arial4" svg:font-family="Arial" style:font-family-generic="system" style:font-pitch="variable"/>
    <style:font-face style:name="Arial10" svg:font-family="Arial" style:font-adornments="Regular"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_5f_2">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standard">
      <style:graphic-properties draw:stroke="none" draw:fill="none" fo:min-height="2.62cm"/>
    </style:style>
    <style:style style:name="gr3" style:family="graphic">
      <style:graphic-properties style:protect="size"/>
    </style:style>
    <style:style style:name="gr4" style:family="graphic" style:parent-style-name="Default_5f_1_5f_2">
      <style:graphic-properties draw:stroke="none" svg:stroke-color="#000000" draw:fill="none" draw:fill-color="#ffffff" draw:auto-grow-height="true" draw:auto-grow-width="false" fo:max-height="0cm" fo:min-height="1.31cm"/>
    </style:style>
    <style:style style:name="gr5" style:family="graphic" style:parent-style-name="standard" style:list-style-name="L1">
      <style:graphic-properties draw:stroke="none" draw:fill="none" fo:min-height="6.608cm"/>
    </style:style>
    <style:style style:name="gr6" style:family="graphic" style:parent-style-name="standard" style:list-style-name="L1">
      <style:graphic-properties draw:stroke="none" draw:fill="none" fo:min-height="6.608cm"/>
    </style:style>
    <style:style style:name="gr7" style:family="graphic" style:parent-style-name="standard" style:list-style-name="L1">
      <style:graphic-properties draw:stroke="none" draw:fill="none" fo:min-height="5.12cm"/>
    </style:style>
    <style:style style:name="gr8" style:family="graphic" style:parent-style-name="standard" style:list-style-name="L1">
      <style:graphic-properties draw:stroke="none" draw:fill="none" fo:min-height="5.12cm"/>
    </style:style>
    <style:style style:name="gr9" style:family="graphic" style:parent-style-name="standard" style:list-style-name="L1">
      <style:graphic-properties draw:stroke="none" draw:fill="none" fo:min-height="5.12cm"/>
    </style:style>
    <style:style style:name="gr10" style:family="graphic" style:parent-style-name="standard" style:list-style-name="L1">
      <style:graphic-properties draw:stroke="none" draw:fill="none" fo:min-height="5.12cm"/>
    </style:style>
    <style:style style:name="gr11" style:family="graphic" style:parent-style-name="standard" style:list-style-name="L1">
      <style:graphic-properties draw:stroke="none" draw:fill="none" fo:min-height="5.12cm"/>
    </style:style>
    <style:style style:name="gr12" style:family="graphic" style:parent-style-name="standard" style:list-style-name="L1">
      <style:graphic-properties draw:stroke="none" draw:fill="none" fo:min-height="5.12cm"/>
    </style:style>
    <style:style style:name="gr13" style:family="graphic" style:parent-style-name="standard" style:list-style-name="L1">
      <style:graphic-properties draw:stroke="none" draw:fill="none" fo:min-height="5.12cm"/>
    </style:style>
    <style:style style:name="gr14" style:family="graphic" style:parent-style-name="standard" style:list-style-name="L1">
      <style:graphic-properties draw:stroke="none" draw:fill="none" fo:min-height="5.12cm"/>
    </style:style>
    <style:style style:name="gr15" style:family="graphic" style:parent-style-name="standard" style:list-style-name="L1">
      <style:graphic-properties draw:stroke="none" draw:fill="none" fo:min-height="5.12cm"/>
    </style:style>
    <style:style style:name="gr16" style:family="graphic" style:parent-style-name="standard" style:list-style-name="L1">
      <style:graphic-properties draw:stroke="none" draw:fill="none" fo:min-height="5.12cm"/>
    </style:style>
    <style:style style:name="gr17" style:family="graphic" style:parent-style-name="standard" style:list-style-name="L1">
      <style:graphic-properties draw:stroke="none" draw:fill="none" fo:min-height="3.56cm"/>
    </style:style>
    <style:style style:name="gr18" style:family="graphic" style:parent-style-name="standard" style:list-style-name="L1">
      <style:graphic-properties draw:stroke="none" draw:fill="none" fo:min-height="3.56cm"/>
    </style:style>
    <style:style style:name="gr19" style:family="graphic" style:parent-style-name="standard" style:list-style-name="L1">
      <style:graphic-properties draw:stroke="none" draw:fill="none" fo:min-height="3.56cm"/>
    </style:style>
    <style:style style:name="gr20" style:family="graphic" style:parent-style-name="standard" style:list-style-name="L1">
      <style:graphic-properties draw:stroke="none" draw:fill="none" fo:min-height="3.56cm"/>
    </style:style>
    <style:style style:name="gr21" style:family="graphic" style:parent-style-name="standard" style:list-style-name="L1">
      <style:graphic-properties draw:stroke="none" draw:fill="none" fo:min-height="3.56cm"/>
    </style:style>
    <style:style style:name="gr22" style:family="graphic" style:parent-style-name="standard" style:list-style-name="L1">
      <style:graphic-properties draw:stroke="none" draw:fill="none" fo:min-height="3.56cm"/>
    </style:style>
    <style:style style:name="gr23" style:family="graphic" style:parent-style-name="standard" style:list-style-name="L1">
      <style:graphic-properties draw:stroke="none" draw:fill="none" fo:min-height="3.56cm"/>
    </style:style>
    <style:style style:name="gr24" style:family="graphic" style:parent-style-name="standard" style:list-style-name="L1">
      <style:graphic-properties draw:stroke="none" draw:fill="none" fo:min-height="3.56cm"/>
    </style:style>
    <style:style style:name="gr25" style:family="graphic" style:parent-style-name="standard" style:list-style-name="L1">
      <style:graphic-properties draw:stroke="none" draw:fill="none" fo:min-height="3.56cm"/>
    </style:style>
    <style:style style:name="gr26" style:family="graphic" style:parent-style-name="standard" style:list-style-name="L1">
      <style:graphic-properties draw:stroke="none" draw:fill="none" fo:min-height="3.56cm"/>
    </style:style>
    <style:style style:name="gr27" style:family="graphic" style:parent-style-name="standard" style:list-style-name="L1">
      <style:graphic-properties draw:stroke="none" draw:fill="none" fo:min-height="3.56cm"/>
    </style:style>
    <style:style style:name="gr28" style:family="graphic" style:parent-style-name="standard" style:list-style-name="L1">
      <style:graphic-properties draw:stroke="none" draw:fill="none" fo:min-height="3.56cm"/>
    </style:style>
    <style:style style:name="gr29" style:family="graphic" style:parent-style-name="standard" style:list-style-name="L1">
      <style:graphic-properties draw:stroke="none" draw:fill="none" fo:min-height="3.56cm"/>
    </style:style>
    <style:style style:name="gr30" style:family="graphic" style:parent-style-name="standard" style:list-style-name="L1">
      <style:graphic-properties draw:stroke="none" draw:fill="none" fo:min-height="3.56cm"/>
    </style:style>
    <style:style style:name="gr31" style:family="graphic" style:parent-style-name="standard" style:list-style-name="L1">
      <style:graphic-properties draw:stroke="none" draw:fill="none" fo:min-height="3.56cm"/>
    </style:style>
    <style:style style:name="gr32" style:family="graphic" style:parent-style-name="standard" style:list-style-name="L1">
      <style:graphic-properties draw:stroke="none" draw:fill="none" fo:min-height="3.56cm"/>
    </style:style>
    <style:style style:name="gr33" style:family="graphic" style:parent-style-name="standard" style:list-style-name="L1">
      <style:graphic-properties draw:stroke="none" draw:fill="none" fo:min-height="3.56cm"/>
    </style:style>
    <style:style style:name="gr34" style:family="graphic" style:parent-style-name="standard" style:list-style-name="L1">
      <style:graphic-properties draw:stroke="none" draw:fill="none" fo:min-height="3.56cm"/>
    </style:style>
    <style:style style:name="gr35"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36"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7"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8"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39"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0"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1"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2"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3"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4"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5"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6"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7" style:family="graphic" style:parent-style-name="Default_5f_1_5f_2" style:list-style-name="L1">
      <style:graphic-properties draw:stroke="none" svg:stroke-color="#000000" draw:fill="none" draw:fill-color="#ffffff" draw:auto-grow-height="true" draw:auto-grow-width="false" fo:max-height="0cm" fo:min-height="5.484cm"/>
    </style:style>
    <style:style style:name="gr4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4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5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6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2"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6"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7"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8"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79"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0"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1"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8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8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98"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99"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0"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1"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2" style:family="graphic" style:parent-style-name="Default_5f_1_5f_2" style:list-style-name="L1">
      <style:graphic-properties draw:stroke="none" svg:stroke-color="#000000" draw:fill="none" draw:fill-color="#ffffff" draw:auto-grow-height="true" draw:auto-grow-width="false" fo:max-height="0cm" fo:min-height="6.246cm"/>
    </style:style>
    <style:style style:name="gr103"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4"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5" style:family="graphic" style:parent-style-name="Default_5f_1_5f_2" style:list-style-name="L1">
      <style:graphic-properties draw:stroke="none" svg:stroke-color="#000000" draw:fill="none" draw:fill-color="#ffffff" draw:auto-grow-height="true" draw:auto-grow-width="false" fo:max-height="0cm" fo:min-height="3.452cm"/>
    </style:style>
    <style:style style:name="gr10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0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1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2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3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0"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1"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2"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3"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4"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5"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6"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7"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8"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gr149" style:family="graphic" style:parent-style-name="Default_5f_1_5f_2" style:list-style-name="L1">
      <style:graphic-properties draw:stroke="none" svg:stroke-color="#000000" draw:fill="none" draw:fill-color="#ffffff" draw:auto-grow-height="true" draw:auto-grow-width="false" fo:max-height="0cm" fo:min-height="1.928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loext:graphic-properties draw:fill="none"/>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Segoe UI Semibold" fo:font-size="28pt" style:font-size-asian="28pt" style:font-size-complex="28pt"/>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1" style:family="paragraph">
      <loext:graphic-properties draw:fill="none"/>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2"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text-underline-style="none"/>
    </style:style>
    <style:style style:name="P13" style:family="paragraph">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4" style:family="paragraph">
      <loext:graphic-properties draw:fill="none"/>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5"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text-underline-style="none"/>
    </style:style>
    <style:style style:name="P16"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text-underline-style="none"/>
    </style:style>
    <style:style style:name="P17" style:family="paragraph">
      <loext:graphic-properties draw:fill="none" draw:fill-color="#ffffff"/>
      <style:paragraph-properties fo:margin-left="0cm" fo:margin-right="0cm" fo:margin-top="0cm" fo:margin-bottom="0cm" fo:line-height="100%" fo:text-align="start" fo:text-indent="0cm"/>
      <style:text-properties style:font-name="Segoe UI Semibold" fo:font-size="28pt" style:font-size-asian="28pt" style:font-size-complex="28pt"/>
    </style:style>
    <style:style style:name="P18" style:family="paragraph">
      <style:paragraph-properties fo:margin-left="0cm" fo:margin-right="0cm" fo:margin-top="0cm" fo:margin-bottom="0cm" fo:line-height="100%" fo:text-align="justify" fo:text-indent="0cm"/>
    </style:style>
    <style:style style:name="P19" style:family="paragraph">
      <loext:graphic-properties draw:fill="none" draw:fill-color="#ffffff"/>
      <style:paragraph-properties fo:margin-left="0cm" fo:margin-right="0cm" fo:margin-top="0cm" fo:margin-bottom="0cm" fo:line-height="100%" fo:text-align="justify" fo:text-indent="0cm"/>
      <style:text-properties style:font-name="Segoe UI Semibold" fo:font-size="28pt" style:font-size-asian="28pt" style:font-size-complex="28pt"/>
    </style:style>
    <style:style style:name="P20" style:family="paragraph">
      <loext:graphic-properties draw:fill="none" draw:fill-color="#ffffff"/>
      <style:paragraph-properties fo:margin-left="0cm" fo:margin-right="0cm" fo:margin-top="0cm" fo:margin-bottom="0cm" fo:line-height="100%" fo:text-align="start" fo:text-indent="0cm"/>
      <style:text-properties style:font-name="Segoe UI Semibold" fo:font-size="28pt" style:text-underline-style="none" style:font-size-asian="28pt" style:font-size-complex="28pt"/>
    </style:style>
    <style:style style:name="P21" style:family="paragraph">
      <loext:graphic-properties draw:fill="none" draw:fill-color="#ffffff"/>
      <style:paragraph-properties fo:margin-left="0cm" fo:margin-right="0cm" fo:margin-top="0cm" fo:margin-bottom="0cm" fo:line-height="100%" fo:text-align="justify"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2"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3" style:family="paragraph">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style:text-underline-style="none"/>
    </style:style>
    <style:style style:name="P24"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 fo:font-size="28pt" style:text-underline-style="none" style:font-size-asian="28pt" style:font-size-complex="28pt"/>
    </style:style>
    <style:style style:name="P25"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style:text-underline-style="none"/>
    </style:style>
    <style:style style:name="P26" style:family="paragraph">
      <style:paragraph-properties fo:margin-left="1.27cm" fo:margin-right="0cm" fo:margin-top="0cm" fo:margin-bottom="0cm" fo:line-height="100%" fo:text-align="start" fo:text-indent="-1.27cm" style:text-autospace="none">
        <style:tab-stops>
          <style:tab-stop style:position="19.05cm" style:type="right"/>
        </style:tab-stops>
      </style:paragraph-properties>
      <style:text-properties style:text-underline-style="none"/>
    </style:style>
    <style:style style:name="P27"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28"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8pt" style:text-underline-style="none" style:font-size-asian="28pt" style:font-size-complex="28pt"/>
    </style:style>
    <style:style style:name="P2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style:text-underline-style="none"/>
    </style:style>
    <style:style style:name="P30" style:family="paragraph">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style:text-underline-style="none"/>
    </style:style>
    <style:style style:name="P31"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28pt" style:text-underline-style="none" style:font-size-asian="28pt" style:font-size-complex="28pt"/>
    </style:style>
    <style:style style:name="P32"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style:text-underline-style="none"/>
    </style:style>
    <style:style style:name="P33"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8pt" style:text-underline-style="none" style:font-size-asian="28pt" style:font-size-complex="28pt"/>
    </style:style>
    <style:style style:name="P34" style:family="paragraph">
      <style:paragraph-properties fo:margin-left="0.635cm" fo:margin-right="0cm" fo:margin-top="0cm" fo:margin-bottom="0cm" fo:line-height="100%" fo:text-align="center" fo:text-indent="-0.635cm" style:text-autospace="none">
        <style:tab-stops>
          <style:tab-stop style:position="19.05cm" style:type="right"/>
        </style:tab-stops>
      </style:paragraph-properties>
      <style:text-properties fo:color="#000000" style:font-name="Segoe UI Semibold1" style:text-underline-style="none"/>
    </style:style>
    <style:style style:name="P35" style:family="paragraph">
      <style:paragraph-properties fo:margin-left="0.318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style:text-underline-style="none"/>
    </style:style>
    <style:style style:name="P36" style:family="paragraph">
      <style:paragraph-properties fo:margin-left="0.318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style:text-underline-style="none"/>
    </style:style>
    <style:style style:name="P37"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00000" style:font-name="Segoe UI Semibold1" style:text-underline-style="none"/>
    </style:style>
    <style:style style:name="P38" style:family="paragraph">
      <style:paragraph-properties fo:margin-left="1.27cm" fo:margin-right="0cm" fo:margin-top="0cm" fo:margin-bottom="0cm" fo:line-height="100%" fo:text-align="start" fo:text-indent="-1.27cm" style:text-autospace="none">
        <style:tab-stops>
          <style:tab-stop style:position="19.05cm" style:type="right"/>
        </style:tab-stops>
      </style:paragraph-properties>
      <style:text-properties fo:color="#000000" style:font-name="Segoe UI Semibold1" style:text-underline-style="none"/>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fo:color="#023f62" style:font-name="Segoe UI Semibold1" fo:font-size="32pt" fo:font-style="italic" fo:font-weight="normal" style:font-name-asian="LSBSymbol" style:font-size-asian="32pt" style:font-style-asian="italic" style:font-weight-asian="normal" style:font-name-complex="LSBSymbol4" style:font-size-complex="32pt" style:font-style-complex="italic" style:font-weight-complex="normal"/>
    </style:style>
    <style:style style:name="T4" style:family="text">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color="#ce181e" style:font-name="Arial" fo:font-size="32pt" fo:font-style="italic" fo:font-weight="bold" style:font-name-asian="LSBSymbol" style:font-size-asian="32pt" style:font-style-asian="italic" style:font-weight-asian="bold" style:font-name-complex="LSBSymbol4" style:font-size-complex="32pt" style:font-style-complex="italic" style:font-weight-complex="bold"/>
    </style:style>
    <style:style style:name="T6" style:family="text">
      <style:text-properties style:font-name="Segoe UI Semibold1" fo:font-size="36pt" style:font-name-asian="LSBSymbol" style:font-size-asian="36pt" style:font-name-complex="LSBSymbol4" style:font-size-complex="36pt"/>
    </style:style>
    <style:style style:name="T7" style:family="text">
      <style:text-properties style:font-name="Segoe UI1" fo:font-size="36pt" fo:font-weight="bold" style:font-size-asian="36pt" style:font-weight-asian="bold" style:font-size-complex="36pt" style:font-weight-complex="bold"/>
    </style:style>
    <style:style style:name="T8" style:family="text">
      <style:text-properties fo:color="#023f62" style:font-name="Segoe UI Semibold" fo:font-size="32pt" fo:font-style="italic" style:text-underline-style="none" style:font-name-asian="LSBSymbol" style:font-size-asian="32pt" style:font-style-asian="italic" style:font-name-complex="LSBSymbol4" style:font-size-complex="32pt" style:font-style-complex="italic"/>
    </style:style>
    <style:style style:name="T9" style:family="text">
      <style:text-properties fo:color="#023f62" style:font-name="Segoe UI Semibold" fo:font-size="32pt" fo:font-style="italic" style:text-underline-style="none" style:font-size-asian="32pt" style:font-style-asian="italic" style:font-size-complex="32pt" style:font-style-complex="italic"/>
    </style:style>
    <style:style style:name="T10" style:family="text">
      <style:text-properties style:font-name="Segoe UI Semibold" fo:font-size="36pt" style:text-underline-style="none" style:font-name-asian="LSBSymbol" style:font-size-asian="36pt" style:font-name-complex="LSBSymbol4" style:font-size-complex="36pt"/>
    </style:style>
    <style:style style:name="T11" style:family="text">
      <style:text-properties style:font-name="Segoe UI1" fo:font-size="36pt" style:text-underline-style="none" fo:font-weight="bold" style:font-size-asian="36pt" style:font-weight-asian="bold" style:font-size-complex="36pt" style:font-weight-complex="bold"/>
    </style:style>
    <style:style style:name="T12" style:family="text">
      <style:text-properties fo:color="#0000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13" style:family="text">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1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15" style:family="text">
      <style:text-properties fo:color="#000000" style:font-name="Segoe UI Semibold1" fo:font-size="36pt" fo:font-style="normal" style:text-underline-style="none" fo:font-weight="bold" style:font-name-asian="LSBSymbol" style:font-size-asian="36pt" style:font-style-asian="normal" style:font-weight-asian="bold" style:font-name-complex="LSBSymbol4" style:font-size-complex="36pt" style:font-style-complex="normal" style:font-weight-complex="bold"/>
    </style:style>
    <style:style style:name="T16" style:family="text">
      <style:text-properties fo:color="#000000" style:font-name="Segoe UI1" fo:font-size="36pt"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fo:font-variant="small-cap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Segoe UI1" fo:font-size="32pt" fo:font-style="normal" fo:text-shadow="none" style:text-underline-style="none" fo:font-weight="bold" style:letter-kerning="true" style:font-name-asian="Microsoft YaHei" style:font-size-asian="32pt"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023f62" style:text-outline="false" style:text-line-through-style="none" style:text-line-through-type="none" style:text-position="33% 58%"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0" style:family="text">
      <style:text-properties fo:font-variant="normal" fo:text-transform="none" fo:color="#023f62" style:text-outline="false" style:text-line-through-style="none" style:text-line-through-type="none" style:text-position="33% 58%" style:font-name="Segoe UI Semibold1"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4" style:font-size-asian="32pt" style:language-asian="ar" style:country-asian="SA"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2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4" style:font-size-asian="36pt" style:language-asian="ar" style:country-asian="SA"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25"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28"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Segoe UI5" style:font-size-asian="36pt" style:language-asian="ar" style:country-asian="SA"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Segoe UI1" fo:font-size="26pt" fo:language="en" fo:country="US" fo:font-style="normal" fo:text-shadow="1pt 1pt" style:text-underline-style="none" style:letter-kerning="true" style:font-name-asian="Segoe UI5" style:font-size-asian="26pt" style:language-asian="ar" style:country-asian="SA" style:font-style-asian="normal" style:font-name-complex="Segoe UI5" style:font-size-complex="26pt" style:font-style-complex="normal"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Segoe UI1" fo:font-size="16pt" fo:language="en" fo:country="US" fo:font-style="normal" fo:text-shadow="1pt 1pt" style:text-underline-style="none" style:letter-kerning="true" style:font-name-asian="Segoe UI5" style:font-size-asian="16pt" style:language-asian="ar" style:country-asian="SA" style:font-style-asian="normal" style:font-name-complex="Segoe UI5" style:font-size-complex="16pt" style:font-style-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Segoe UI5" style:font-size-asian="20pt" style:language-asian="ar" style:country-asian="SA" style:font-style-asian="normal" style:font-name-complex="Segoe UI5" style:font-size-complex="20pt" style:font-style-complex="normal" style:text-emphasize="none" style:font-relief="none" style:text-overline-style="none" style:text-overline-color="font-color"/>
    </style:style>
    <style:style style:name="T42" style:family="text">
      <style:text-properties fo:color="#023f62" style:font-name="Segoe UI Semibold" fo:font-size="32pt" fo:font-style="italic" style:font-name-asian="LSBSymbol" style:font-size-asian="32pt" style:font-style-asian="italic" style:font-name-complex="LSBSymbol4" style:font-size-complex="32pt" style:font-style-complex="italic"/>
    </style:style>
    <style:style style:name="T43" style:family="text">
      <style:text-properties fo:color="#023f62" style:font-name="Segoe UI Semibold" fo:font-size="32pt" fo:font-style="italic" style:font-size-asian="32pt" style:font-style-asian="italic" style:font-size-complex="32pt" style:font-style-complex="italic"/>
    </style:style>
    <style:style style:name="T44" style:family="text">
      <style:text-properties fo:color="#ce181e" style:font-name="Arial" fo:font-size="24pt" fo:font-style="italic" fo:font-weight="bold" style:font-size-asian="24pt" style:font-style-asian="italic" style:font-weight-asian="bold" style:font-size-complex="24pt" style:font-style-complex="italic" style:font-weight-complex="bold"/>
    </style:style>
    <style:style style:name="T45" style:family="text">
      <style:text-properties fo:color="#ce181e" style:font-name="Segoe UI Semibold" fo:font-size="24pt" fo:font-style="italic" style:font-size-asian="24pt" style:font-style-asian="italic" style:font-size-complex="24pt" style:font-style-complex="italic"/>
    </style:style>
    <style:style style:name="T46" style:family="text">
      <style:text-properties fo:color="#000000" style:font-name="Segoe UI Semibold" fo:font-size="36pt" fo:font-style="normal" style:font-name-asian="LSBSymbol" style:font-size-asian="36pt" style:font-style-asian="normal" style:font-name-complex="LSBSymbol4" style:font-size-complex="36pt" style:font-style-complex="normal"/>
    </style:style>
    <style:style style:name="T47"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48" style:family="text">
      <style:text-properties fo:color="#000000" style:text-outline="false" style:text-line-through-style="none" style:text-line-through-type="none" style:font-name="Segoe UI1"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49" style:family="text">
      <style:text-properties fo:color="#023f62" style:text-outline="false" style:text-line-through-style="none" style:text-line-through-type="none" style:font-name="Segoe UI Semibold"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0" style:family="text">
      <style:text-properties fo:color="#ce181e" style:text-outline="false" style:text-line-through-style="none" style:text-line-through-type="none" style:font-name="Arial" fo:font-size="32pt" fo:font-style="italic" fo:text-shadow="none" style:text-underline-style="none" fo:font-weight="bold" style:letter-kerning="true" style:font-name-asian="LSBSymbol" style:font-size-asian="32pt"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Segoe UI Semibold" fo:font-size="36pt" fo:font-style="normal" fo:text-shadow="none" style:text-underline-style="none" fo:font-weight="normal" style:letter-kerning="true" style:font-name-asian="LSBSymbol" style:font-size-asian="36pt"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53" style:family="text">
      <style:text-properties fo:color="#023f62" style:text-outline="false" style:text-line-through-style="none" style:text-line-through-type="none" style:font-name="Segoe UI Semibold1" fo:font-size="32pt" fo:font-style="italic" fo:text-shadow="none" style:text-underline-style="none" fo:font-weight="normal" style:letter-kerning="true" style:font-name-asian="LSBSymbol" style:font-size-asian="32pt"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54" style:family="text">
      <style:text-properties fo:color="#023f62" style:text-outline="false" style:text-line-through-style="none" style:text-line-through-type="none" style:font-name="Segoe UI Semibold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5" style:family="text">
      <style:text-properties fo:color="#000000" style:text-outline="false" style:text-line-through-style="none" style:text-line-through-type="none" style:font-name="Segoe UI Semibold1" fo:font-size="36pt" fo:font-style="normal" fo:text-shadow="none" style:text-underline-style="none" fo:font-weight="normal" style:letter-kerning="true" style:font-name-asian="LSBSymbol" style:font-size-asian="36pt"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56" style:family="text">
      <style:text-properties fo:color="#023f62"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57" style:family="text">
      <style:text-properties fo:color="#023f62" style:text-outline="false" style:text-line-through-style="none" style:text-line-through-type="none" style:font-name="Segoe UI Semibold1" fo:font-size="11pt" fo:language="en" fo:country="US" fo:font-style="italic" fo:text-shadow="none" style:text-underline-style="none" fo:font-weight="normal" style:letter-kerning="true" style:font-name-asian="Berlin Sans FB2" style:font-size-asian="11pt" style:language-asian="ar" style:country-asian="SA" style:font-style-asian="italic" style:font-weight-asian="normal" style:font-size-complex="11pt" style:font-style-complex="italic" style:font-weight-complex="normal" style:text-emphasize="none" style:font-relief="none" style:text-overline-style="none" style:text-overline-color="font-color"/>
    </style:style>
    <style:style style:name="T58"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0"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1" style:family="text">
      <style:text-properties fo:color="#000000"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4"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4" style:font-size-complex="32pt" style:font-style-complex="italic" style:font-weight-complex="normal" style:text-emphasize="none" style:font-relief="none" style:text-overline-style="none" style:text-overline-color="font-color"/>
    </style:style>
    <style:style style:name="T64" style:family="text">
      <style:text-properties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5" style:family="text">
      <style:text-properties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7"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 style:font-size-asian="32pt" style:language-asian="ar" style:country-asian="SA"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68"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 style:font-size-asian="36pt" style:language-asian="ar" style:country-asian="SA"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71" style:family="text">
      <style:text-properties fo:color="#000000" style:text-outline="false" style:text-line-through-style="none" style:text-line-through-type="none" style:text-position="33% 58%" style:font-name="Segoe UI Semibold" fo:font-size="32pt" fo:language="en" fo:country="US" fo:font-style="italic" fo:text-shadow="none" style:text-underline-style="none" fo:font-weight="normal" style:letter-kerning="true" style:font-name-asian="Segoe UI5"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2" style:family="text">
      <style:text-properties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Segoe UI5"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3"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74" style:family="text">
      <style:text-properties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Berlin Sans FB2" style:font-size-asian="32pt" style:language-asian="ar" style:country-asian="SA"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2pt" style:language-asian="ar" style:country-asian="SA"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78" style:family="text">
      <style:text-properties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5" style:font-size-asian="24pt" style:language-asian="ar" style:country-asian="SA" style:font-style-asian="normal" style:font-weight-asian="bold" style:font-name-complex="Segoe UI5" style:font-size-complex="24pt" style:font-style-complex="normal" style:font-weight-complex="bold" style:text-emphasize="none" style:font-relief="none" style:text-overline-style="none" style:text-overline-color="font-color"/>
    </style:style>
    <style:style style:name="T79" style:family="text">
      <style:text-properties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80" style:family="text">
      <style:text-properties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Segoe UI5" style:font-size-asian="36pt" style:language-asian="ar" style:country-asian="SA"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5" style:font-size-asian="24pt" style:language-asian="ar" style:country-asian="SA" style:font-style-asian="normal" style:font-weight-asian="bold" style:font-name-complex="Segoe UI5" style:font-size-complex="24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bold" style:letter-kerning="true" style:font-name-asian="Segoe UI5" style:font-size-asian="20pt" style:language-asian="ar" style:country-asian="SA" style:font-style-asian="normal" style:font-weight-asian="bold" style:font-name-complex="Segoe UI5" style:font-size-complex="20pt" style:font-style-complex="normal" style:font-weight-complex="bold" style:text-emphasize="none" style:font-relief="none" style:text-overline-style="none" style:text-overline-color="font-color"/>
    </style:style>
    <style:style style:name="T86"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Segoe UI5"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1" fo:font-size="12pt" fo:language="en" fo:country="US" fo:font-style="normal" fo:text-shadow="none" style:text-underline-style="none" fo:font-weight="bold" style:letter-kerning="true" style:font-name-asian="Segoe UI5" style:font-size-asian="12pt" style:language-asian="ar" style:country-asian="SA" style:font-style-asian="normal" style:font-weight-asian="bold" style:font-name-complex="Segoe UI5" style:font-size-complex="12pt" style:font-style-complex="normal" style:font-weight-complex="bold"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1" fo:font-size="80pt" fo:language="en" fo:country="US" fo:font-style="normal" fo:text-shadow="none" style:text-underline-style="none" fo:font-weight="bold" style:letter-kerning="true" style:font-name-asian="Segoe UI5" style:font-size-asian="80pt" style:language-asian="ar" style:country-asian="SA" style:font-style-asian="normal" style:font-weight-asian="bold" style:font-name-complex="Segoe UI5" style:font-size-complex="80pt" style:font-style-complex="normal"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normal" style:letter-kerning="true" style:font-name-asian="Berlin Sans FB2"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2"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Harrington" style:font-size-complex="28pt" style:font-style-complex="normal" style:font-weight-complex="bold" style:text-emphasize="none" style:font-relief="none" style:text-overline-style="none" style:text-overline-color="font-color"/>
    </style:style>
    <style:style style:name="T95"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6"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7" style:family="text">
      <style:text-properties fo:font-variant="normal" fo:text-transform="none" fo:color="#ce181e" style:text-outline="false" style:text-line-through-style="none" style:text-line-through-type="none" style:font-name="Comic Sans MS"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Gabriola"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Gabriola" fo:font-size="40pt" fo:language="en" fo:country="US" fo:font-style="normal" fo:text-shadow="none" style:text-underline-style="solid" style:text-underline-width="auto" style:text-underline-color="font-color"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font-name="Comic Sans MS" fo:font-size="40pt" fo:language="en" fo:country="US" fo:font-style="normal" fo:text-shadow="none" style:text-underline-style="none" fo:font-weight="bold" style:letter-kerning="true" style:font-size-asian="40pt" style:language-asian="ar" style:country-asian="SA" style:font-style-asian="normal" style:font-weight-asian="bold" style:font-size-complex="40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hi" style:country-asian="IN" style:font-style-asian="normal" style:font-weight-asian="normal" style:font-size-complex="28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font-name="Segoe UI Semibold" fo:font-size="28pt" fo:language="en" fo:country="US" fo:font-style="italic" fo:text-shadow="none" style:text-underline-style="none" fo:font-weight="normal" style:letter-kerning="true" style:font-size-asian="28pt" style:language-asian="hi" style:country-asian="IN" style:font-style-asian="italic" style:font-weight-asian="normal" style:font-size-complex="28pt" style:font-style-complex="italic" style:font-weight-complex="normal"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Segoe UI Semibold" fo:font-size="20pt" fo:language="en" fo:country="US" fo:font-style="italic" fo:text-shadow="none" style:text-underline-style="none" fo:font-weight="normal" style:letter-kerning="true" style:font-size-asian="20pt" style:language-asian="hi" style:country-asian="IN" style:font-style-asian="italic" style:font-weight-asian="normal" style:font-size-complex="20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size-asian="36pt" style:language-asian="hi" style:country-asian="IN" style:font-style-asian="normal" style:font-weight-asian="normal" style:font-size-complex="36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super 58%" style:font-name="Segoe UI1"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super 58%" style:font-name="Segoe UI Semibold1" fo:font-size="36pt" fo:language="en" fo:country="US" fo:font-style="normal" fo:text-shadow="none" style:text-underline-style="none" fo:font-weight="normal" style:letter-kerning="true" style:font-name-asian="Arial2" style:font-size-asian="36pt" style:language-asian="hi" style:country-asian="IN" style:font-style-asian="normal" style:font-weight-asian="normal" style:font-name-complex="Arial2" style:font-size-complex="36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Arial2" style:font-size-asian="28pt" style:language-asian="hi" style:country-asian="IN" style:font-style-asian="normal" style:font-weight-asian="bold" style:font-name-complex="Arial2" style:font-size-complex="28pt" style:font-style-complex="normal" style:font-weight-complex="bold" style:text-emphasize="none" style:font-relief="none" style:text-overline-style="none" style:text-overline-color="font-color"/>
    </style:style>
    <style:style style:name="T118"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LSBSymbol" style:font-size-asian="32pt" style:language-asian="hi" style:country-asian="IN"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119"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0" style:family="text">
      <style:text-properties fo:font-variant="normal" fo:text-transform="none" fo:color="#000000"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1"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bold" style:letter-kerning="true" style:font-name-asian="LSBSymbol" style:font-size-asian="36pt" style:language-asian="hi" style:country-asian="IN"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3"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LSBSymbol" style:font-size-asian="32pt" style:language-asian="hi" style:country-asian="IN" style:font-style-asian="italic" style:font-weight-asian="bold" style:font-name-complex="LSBSymbol4" style:font-size-complex="32pt" style:font-style-complex="italic" style:font-weight-complex="bold" style:text-emphasize="none" style:font-relief="none" style:text-overline-style="none" style:text-overline-color="font-color"/>
    </style:style>
    <style:style style:name="T124"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Arial2"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0% 100%" style:font-name="Segoe UI Semibold1" fo:font-size="36pt" fo:language="en" fo:country="US" fo:font-style="normal" fo:text-shadow="none" style:text-underline-style="none" fo:font-weight="bold" style:letter-kerning="true" style:font-name-asian="LSBSymbol" style:font-size-asian="36pt" style:language-asian="hi" style:country-asian="IN" style:font-style-asian="normal" style:font-weight-asian="bold" style:font-name-complex="LSBSymbol4" style:font-size-complex="36pt" style:font-style-complex="normal" style:font-weight-complex="bold" style:text-emphasize="none" style:font-relief="none" style:text-overline-style="none" style:text-overline-color="font-color"/>
    </style:style>
    <style:style style:name="T126"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Segoe UI4" style:font-size-asian="32pt" style:language-asian="hi" style:country-asian="IN"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Gabriola" fo:font-size="36pt" fo:language="en" fo:country="US" fo:font-style="normal" fo:text-shadow="none" style:text-underline-style="solid" style:text-underline-width="auto" style:text-underline-color="font-color" fo:font-weight="bold" style:letter-kerning="true" style:font-name-asian="Segoe UI4"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4"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9"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4" style:font-size-asian="36pt" style:language-asian="hi" style:country-asian="IN" style:font-style-asian="normal" style:font-weight-asian="bold" style:font-name-complex="Arial4" style:font-size-complex="36pt" style:font-style-complex="normal" style:font-weight-complex="bold"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text-position="0% 100%" style:font-name="Segoe UI Semibold1" fo:font-size="28pt" fo:language="en" fo:country="US" fo:font-style="normal" fo:text-shadow="none" style:text-underline-style="solid" style:text-underline-width="auto" style:text-underline-color="font-color" fo:font-weight="bold" style:letter-kerning="true" style:font-name-asian="Segoe UI4" style:font-size-asian="28pt" style:language-asian="hi" style:country-asian="IN" style:font-style-asian="normal" style:font-weight-asian="bold" style:font-name-complex="Arial4" style:font-size-complex="28pt" style:font-style-complex="normal" style:font-weight-complex="bold" style:text-emphasize="none" style:font-relief="none" style:text-overline-style="none" style:text-overline-color="font-color"/>
    </style:style>
    <style:style style:name="T131" style:family="text">
      <style:text-properties fo:font-variant="normal" fo:text-transform="none" fo:color="#023f62" style:text-outline="false" style:text-line-through-style="none" style:text-line-through-type="none" style:text-position="0% 100%" style:font-name="Segoe UI Semibold1" fo:font-size="32pt" fo:language="en" fo:country="US" fo:font-style="italic" fo:text-shadow="none" style:text-underline-style="none" fo:font-weight="bold" style:letter-kerning="true" style:font-name-asian="Segoe UI4" style:font-size-asian="32pt" style:language-asian="hi" style:country-asian="IN" style:font-style-asian="italic" style:font-weight-asian="bold" style:font-name-complex="Arial4" style:font-size-complex="32pt" style:font-style-complex="italic" style:font-weight-complex="bold" style:text-emphasize="none"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4" style:font-size-asian="28pt" style:language-asian="hi" style:country-asian="IN" style:font-style-asian="normal" style:font-weight-asian="bold" style:font-name-complex="Arial4" style:font-size-complex="28pt" style:font-style-complex="normal" style:font-weight-complex="bold"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text-position="0% 100%" style:font-name="Segoe UI Semibold" fo:font-size="26pt" fo:language="en" fo:country="US" fo:font-style="normal" fo:text-shadow="none" style:text-underline-style="none" fo:font-weight="bold" style:letter-kerning="true" style:font-name-asian="Segoe UI4" style:font-size-asian="26pt" style:language-asian="hi" style:country-asian="IN" style:font-style-asian="normal" style:font-weight-asian="bold" style:font-name-complex="Arial4" style:font-size-complex="26pt" style:font-style-complex="normal" style:font-weight-complex="bold" style:text-emphasize="none" style:font-relief="none" style:text-overline-style="none" style:text-overline-color="font-color"/>
    </style:style>
    <style:style style:name="T134"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bold" style:letter-kerning="true" style:font-name-asian="Segoe UI4" style:font-size-asian="20pt" style:language-asian="hi" style:country-asian="IN" style:font-style-asian="normal" style:font-weight-asian="bold" style:font-name-complex="Arial4" style:font-size-complex="20pt" style:font-style-complex="normal" style:font-weight-complex="bold" style:text-emphasize="none" style:font-relief="none" style:text-overline-style="none" style:text-overline-color="font-color"/>
    </style:style>
    <style:style style:name="T135" style:family="text">
      <style:text-properties fo:font-variant="normal" fo:text-transform="none" fo:color="#cc0000" style:text-outline="false" style:text-line-through-style="none" style:text-line-through-type="none" style:text-position="super 58%" style:font-name="Arial" fo:font-size="36pt" fo:language="en" fo:country="US" fo:font-style="italic" fo:text-shadow="none" style:text-underline-style="none" fo:font-weight="bold" style:letter-kerning="true" style:font-name-asian="Segoe UI6" style:font-size-asian="36pt" style:language-asian="hi" style:country-asian="IN" style:font-style-asian="italic" style:font-weight-asian="bold" style:font-name-complex="Segoe UI6" style:font-size-complex="36pt" style:font-style-complex="italic" style:font-weight-complex="bold"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text-position="super 58%" style:font-name="Segoe UI1" fo:font-size="36pt" fo:language="en" fo:country="US" fo:font-style="italic" fo:text-shadow="none" style:text-underline-style="none" fo:font-weight="bold" style:letter-kerning="true" style:font-name-asian="Segoe UI6" style:font-size-asian="36pt" style:language-asian="hi" style:country-asian="IN" style:font-style-asian="italic" style:font-weight-asian="bold" style:font-name-complex="Segoe UI6" style:font-size-complex="36pt" style:font-style-complex="italic" style:font-weight-complex="bold"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Segoe UI1" fo:font-size="36pt" fo:language="en" fo:country="US" fo:font-style="italic" fo:text-shadow="none" style:text-underline-style="none" fo:font-weight="bold" style:letter-kerning="true" style:font-name-asian="Segoe UI4" style:font-size-asian="36pt" style:language-asian="hi" style:country-asian="IN" style:font-style-asian="italic" style:font-weight-asian="bold" style:font-name-complex="Arial4" style:font-size-complex="36pt" style:font-style-complex="italic" style:font-weight-complex="bold" style:text-emphasize="none" style:font-relief="none" style:text-overline-style="none" style:text-overline-color="font-color"/>
    </style:style>
    <style:style style:name="T138" style:family="text">
      <style:text-properties fo:font-variant="normal" fo:text-transform="none" fo:color="#cc000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39" style:family="text">
      <style:text-properties fo:font-variant="normal" fo:text-transform="none" fo:color="#ffd320" style:text-outline="false" style:text-line-through-style="none" style:text-line-through-type="none" style:text-position="super 58%" style:font-name="Arial"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0" style:family="text">
      <style:text-properties fo:font-variant="normal" fo:text-transform="none" fo:color="#cc0000" style:text-outline="false" style:text-line-through-style="none" style:text-line-through-type="none" style:text-position="super 58%" style:font-name="Arial2" fo:font-size="36pt" fo:language="en" fo:country="US" fo:font-style="normal" fo:text-shadow="none"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1" style:family="text">
      <style:text-properties fo:font-variant="normal" fo:text-transform="none" fo:color="#ffd320" style:text-outline="false" style:text-line-through-style="none" style:text-line-through-type="none" style:text-position="super 58%" style:font-name="Segoe UI1" fo:font-size="36pt" fo:language="en" fo:country="US" fo:font-style="normal" fo:text-shadow="1pt 1pt" style:text-underline-style="none" fo:font-weight="bold" style:letter-kerning="true" style:font-name-asian="Arial2" style:font-size-asian="36pt" style:language-asian="hi" style:country-asian="IN"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42" style:family="text">
      <style:text-properties fo:font-variant="normal" fo:text-transform="none" fo:color="#000000" style:text-outline="false" style:text-line-through-style="none" style:text-line-through-type="none" style:text-position="0% 100%" style:font-name="Segoe UI1" fo:font-size="32pt" fo:language="en" fo:country="US" fo:font-style="normal" fo:text-shadow="none" style:text-underline-style="none" fo:font-weight="bold" style:letter-kerning="true" style:font-name-asian="Segoe UI4" style:font-size-asian="32pt" style:language-asian="hi" style:country-asian="IN"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normal" style:letter-kerning="true" style:font-name-asian="Segoe UI4" style:font-size-asian="36pt" style:language-asian="hi" style:country-asian="IN" style:font-style-asian="normal" style:font-weight-asian="normal" style:font-name-complex="Arial4" style:font-size-complex="36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ffffff" style:text-outline="false" style:text-line-through-style="none" style:text-line-through-type="none" style:text-position="0% 100%" style:font-name="Segoe UI1" fo:font-size="26pt" fo:language="en" fo:country="US" fo:font-style="normal" fo:text-shadow="1pt 1pt" style:text-underline-style="none" style:letter-kerning="true" style:font-name-asian="Segoe UI4" style:font-size-asian="26pt" style:language-asian="hi" style:country-asian="IN" style:font-style-asian="normal" style:font-name-complex="Arial4" style:font-size-complex="26pt" style:font-style-complex="normal" style:text-emphasize="none" style:font-relief="none" style:text-overline-style="none" style:text-overline-color="font-color"/>
    </style:style>
    <style:style style:name="T145"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style:letter-kerning="true" style:font-name-asian="Segoe UI4" style:font-size-asian="20pt" style:language-asian="hi" style:country-asian="IN" style:font-style-asian="normal" style:font-name-complex="Arial4" style:font-size-complex="20pt" style:font-style-complex="normal" style:text-emphasize="none" style:font-relief="none" style:text-overline-style="none" style:text-overline-color="font-color"/>
    </style:style>
    <style:style style:name="T146" style:family="text">
      <style:text-properties fo:font-variant="normal" fo:text-transform="none" fo:color="#ffffff" style:text-outline="false" style:text-line-through-style="none" style:text-line-through-type="none" style:text-position="0% 100%" style:font-name="Segoe UI1" fo:font-size="16pt" fo:language="en" fo:country="US" fo:font-style="normal" fo:text-shadow="1pt 1pt" style:text-underline-style="none" style:letter-kerning="true" style:font-name-asian="Segoe UI4" style:font-size-asian="16pt" style:language-asian="hi" style:country-asian="IN" style:font-style-asian="normal" style:font-name-complex="Arial4" style:font-size-complex="16pt" style:font-style-complex="normal" style:text-emphasize="none"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hi" style:country-asian="IN" style:font-style-asian="normal" style:font-weight-asian="normal" style:font-name-complex="Segoe UI5" style:font-size-complex="28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Segoe UI1" fo:font-size="32pt" fo:language="en" fo:country="US" fo:font-style="normal" fo:text-shadow="none" style:text-underline-style="none" fo:font-weight="bold" style:letter-kerning="true" style:font-name-asian="Segoe UI5" style:font-size-asian="32pt" style:language-asian="hi" style:country-asian="IN" style:font-style-asian="normal" style:font-weight-asian="bold" style:font-name-complex="Segoe UI5" style:font-size-complex="32pt" style:font-style-complex="normal" style:font-weight-complex="bold" style:text-emphasize="none" style:font-relief="none" style:text-overline-style="none" style:text-overline-color="font-color"/>
    </style:style>
    <style:style style:name="T149"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Segoe UI5" style:font-size-asian="36pt" style:language-asian="hi" style:country-asian="IN"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150"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normal" style:letter-kerning="true" style:font-name-asian="Segoe UI5" style:font-size-asian="36pt" style:language-asian="hi" style:country-asian="IN"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ffffff" style:text-outline="false" style:text-line-through-style="none" style:text-line-through-type="none" style:text-position="0% 100%" style:font-name="Segoe UI1" fo:font-size="32pt" fo:language="en" fo:country="US" fo:font-style="normal" fo:text-shadow="1pt 1pt" style:text-underline-style="none" fo:font-weight="normal" style:letter-kerning="true" style:font-name-asian="Segoe UI5" style:font-size-asian="32pt" style:language-asian="hi" style:country-asian="IN" style:font-style-asian="normal" style:font-weight-asian="normal" style:font-name-complex="Segoe UI5" style:font-size-complex="3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Segoe UI5" style:font-size-asian="20pt" style:language-asian="hi" style:country-asian="IN"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text-position="0% 100%" style:font-name="Segoe UI Semibold" fo:font-size="28pt" fo:language="en" fo:country="US" fo:font-style="normal" fo:text-shadow="none" style:text-underline-style="solid" style:text-underline-width="auto" style:text-underline-color="font-color" fo:font-weight="bold" style:letter-kerning="true" style:font-name-asian="Segoe UI5" style:font-size-asian="28pt" style:language-asian="hi" style:country-asian="IN" style:font-style-asian="normal" style:font-weight-asian="bold" style:font-name-complex="Segoe UI5" style:font-size-complex="28pt" style:font-style-complex="normal" style:font-weight-complex="bold" style:text-emphasize="none" style:font-relief="none" style:text-overline-style="none" style:text-overline-color="font-color"/>
    </style:style>
    <style:style style:name="T154"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LSBSymbol" style:font-size-asian="32pt" style:language-asian="hi" style:country-asian="IN" style:font-style-asian="italic" style:font-weight-asian="normal" style:font-name-complex="LSBSymbol4" style:font-size-complex="32pt" style:font-style-complex="italic" style:font-weight-complex="normal" style:text-emphasize="none" style:font-relief="none" style:text-overline-style="none" style:text-overline-color="font-color"/>
    </style:style>
    <style:style style:name="T155" style:family="text">
      <style:text-properties fo:font-variant="normal" fo:text-transform="none" fo:color="#023f62"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Segoe UI5" style:font-size-asian="32pt" style:language-asian="hi" style:country-asian="IN"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Segoe UI Semibold1" fo:font-size="32pt" fo:language="en" fo:country="US" fo:font-style="italic" fo:text-shadow="none" style:text-underline-style="none" fo:font-weight="normal" style:letter-kerning="true" style:font-name-asian="Segoe UI5" style:font-size-asian="32pt" style:language-asian="hi" style:country-asian="IN" style:font-style-asian="italic" style:font-weight-asian="normal" style:font-name-complex="Segoe UI5" style:font-size-complex="32pt" style:font-style-complex="italic" style:font-weight-complex="normal" style:text-emphasize="none"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text-position="0% 100%" style:font-name="Segoe UI Semibold" fo:font-size="36pt" fo:language="en" fo:country="US" fo:font-style="normal" fo:text-shadow="none" style:text-underline-style="none" fo:font-weight="normal" style:letter-kerning="true" style:font-name-asian="LSBSymbol" style:font-size-asian="36pt" style:language-asian="hi" style:country-asian="IN" style:font-style-asian="normal" style:font-weight-asian="normal" style:font-name-complex="LSBSymbol4" style:font-size-complex="36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solid" style:text-underline-width="auto" style:text-underline-color="font-color" fo:font-weight="normal" style:letter-kerning="true" style:font-name-asian="Segoe UI5" style:font-size-asian="20pt" style:language-asian="hi" style:country-asian="IN"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text-position="0% 100%" style:font-name="Segoe UI Semibold" fo:font-size="8pt" fo:language="en" fo:country="US" fo:font-style="normal" fo:text-shadow="none" style:text-underline-style="solid" style:text-underline-width="auto" style:text-underline-color="font-color" fo:font-weight="normal" style:letter-kerning="true" style:font-name-asian="Segoe UI5" style:font-size-asian="8pt" style:language-asian="hi" style:country-asian="IN" style:font-style-asian="normal" style:font-weight-asian="normal" style:font-name-complex="Segoe UI5" style:font-size-complex="8pt" style:font-style-complex="normal" style:font-weight-complex="normal" style:text-emphasize="none"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Segoe UI Semibold" fo:font-size="20pt" fo:language="en" fo:country="US" fo:font-style="normal" fo:text-shadow="none" style:text-underline-style="none" fo:font-weight="normal" style:letter-kerning="true" style:font-name-asian="Times New Roman1" style:font-size-asian="20pt" style:language-asian="ar" style:country-asian="SA" style:font-style-asian="normal" style:font-weight-asian="normal" style:font-name-complex="Segoe UI5" style:font-size-complex="20pt" style:font-style-complex="normal" style:font-weight-complex="normal" style:text-emphasize="none" style:font-relief="none" style:text-overline-style="none" style:text-overline-color="font-color"/>
    </style:style>
    <style:style style:name="T161" style:family="text">
      <style:text-properties fo:font-variant="normal" fo:text-transform="none" fo:color="#000000" style:text-outline="false" style:text-line-through-style="none" style:text-line-through-type="none" style:text-position="0% 100%" style:font-name="Segoe UI Semibold" fo:font-size="10pt" fo:language="en" fo:country="US" fo:font-style="normal" fo:text-shadow="none" style:text-underline-style="none" fo:font-weight="normal" style:letter-kerning="true" style:font-name-asian="Times New Roman1" style:font-size-asian="10pt" style:language-asian="ar" style:country-asian="SA" style:font-style-asian="normal" style:font-weight-asian="normal" style:font-name-complex="Segoe UI5" style:font-size-complex="10pt" style:font-style-complex="normal" style:font-weight-complex="normal" style:text-emphasize="none" style:font-relief="none" style:text-overline-style="none" style:text-overline-color="font-color"/>
    </style:style>
    <style:style style:name="T162" style:family="text">
      <style:text-properties fo:font-variant="normal" fo:text-transform="none" fo:color="#000000" style:text-outline="false" style:text-line-through-style="none" style:text-line-through-type="none" style:text-position="0% 100%" style:font-name="Segoe UI Semibold" fo:font-size="20pt" fo:language="en" fo:country="US" fo:font-style="italic" fo:text-shadow="none" style:text-underline-style="none" fo:font-weight="normal" style:letter-kerning="true" style:font-name-asian="Times New Roman1" style:font-size-asian="20pt" style:language-asian="ar" style:country-asian="SA" style:font-style-asian="italic" style:font-weight-asian="normal" style:font-name-complex="Segoe UI5"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2" draw:layer="layout" svg:width="21.844cm" svg:height="2.87cm" svg:x="3.048cm" svg:y="1.524cm">
          <draw:text-box>
            <text:p><text:span text:style-name="T1">Palm Sunday, April 14, 2019 - 10:30 a.m. service</text:span></text:p>
          </draw:text-box>
        </draw:frame>
        <presentation:notes draw:style-name="dp2">
          <draw:page-thumbnail draw:style-name="gr3"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5" draw:text-style-name="P7" draw:layer="layout" svg:width="25.654cm" svg:height="8.105cm" svg:x="1.27cm" svg:y="1.025cm">
          <draw:text-box>
            <text:p text:style-name="P6"><text:span text:style-name="T1">Welcome to to our Palm Sunday worship service.</text:span></text:p>
            <text:p text:style-name="P6"><text:span text:style-name="T1">We are pleased to have you join us.</text:span></text:p>
            <text:p text:style-name="P6"><text:span text:style-name="T1"/></text:p>
            <text:p text:style-name="P6"><text:span text:style-name="T1">Our worship will follow the special order of service</text:span></text:p>
            <text:p text:style-name="P6"><text:span text:style-name="T1">found in the bulletin and on the screens.</text:span></text:p>
            <text:p><text:span text:style-name="T1"><text:s/></text:span></text:p>
          </draw:text-box>
        </draw:frame>
        <presentation:notes draw:style-name="dp2">
          <draw:page-thumbnail draw:style-name="gr3"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6" draw:text-style-name="P7" draw:layer="layout" svg:width="25.654cm" svg:height="6.858cm" svg:x="1.27cm" svg:y="0.508cm">
          <draw:text-box>
            <text:p text:style-name="P8"><text:span text:style-name="T2">INVOCATION</text:span></text:p>
            <text:p text:style-name="P9"><text:span text:style-name="T3">P: </text:span><text:span text:style-name="T4">In the name of the Father and of the Son </text:span><text:span text:style-name="T5">+ </text:span><text:span text:style-name="T4">and </text:span></text:p>
            <text:p text:style-name="P9"><text:span text:style-name="T4"><text:s text:c="4"/></text:span><text:span text:style-name="T4">of the Holy Spirit.</text:span></text:p>
            <text:p text:style-name="P9"><text:span text:style-name="T6">C: </text:span><text:span text:style-name="T7">Amen.</text:span></text:p>
          </draw:text-box>
        </draw:frame>
        <presentation:notes draw:style-name="dp2">
          <draw:page-thumbnail draw:style-name="gr3" draw:layer="layout" svg:width="18.624cm" svg:height="10.476cm" svg:x="1.482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7" draw:text-style-name="P11" draw:layer="layout" svg:width="25.654cm" svg:height="5.37cm" svg:x="1.27cm" svg:y="0.508cm">
          <draw:text-box>
            <text:p text:style-name="P10"><text:span text:style-name="T8">P: </text:span><text:span text:style-name="T8"><text:tab/></text:span><text:span text:style-name="T9">Blessed is He who comes in the name of the </text:span></text:p>
            <text:p text:style-name="P10"><text:span text:style-name="T9"><text:s text:c="4"/></text:span><text:span text:style-name="T9">Lord.</text:span></text:p>
            <text:p text:style-name="P10"><text:span text:style-name="T10">C: </text:span><text:span text:style-name="T11">Hosanna to the Son of David.</text:span></text:p>
          </draw:text-box>
        </draw:frame>
        <presentation:notes draw:style-name="dp2">
          <draw:page-thumbnail draw:style-name="gr3" draw:layer="layout" svg:width="18.624cm" svg:height="10.476cm" svg:x="1.482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8" draw:text-style-name="P11" draw:layer="layout" svg:width="25.654cm" svg:height="7.572cm" svg:x="1.27cm" svg:y="0.508cm">
          <draw:text-box>
            <text:p text:style-name="P12"><text:span text:style-name="T12">COLLECT</text:span></text:p>
            <text:p text:style-name="P10"><text:span text:style-name="T8">P: </text:span><text:span text:style-name="T9">Most merciful God, as the people of Jerusalem, </text:span></text:p>
            <text:p text:style-name="P10"><text:span text:style-name="T9"><text:s text:c="4"/></text:span><text:span text:style-name="T9">with palms in their hands, gathered to greet </text:span></text:p>
            <text:p text:style-name="P10"><text:span text:style-name="T9"><text:s text:c="4"/></text:span><text:span text:style-name="T9">Your dearly beloved Son when He came into </text:span></text:p>
            <text:p text:style-name="P10"><text:span text:style-name="T9"><text:s text:c="4"/></text:span><text:span text:style-name="T9">His Holy City,</text:span></text:p>
          </draw:text-box>
        </draw:frame>
        <presentation:notes draw:style-name="dp2">
          <draw:page-thumbnail draw:style-name="gr3" draw:layer="layout" svg:width="18.624cm" svg:height="10.476cm" svg:x="1.482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9" draw:text-style-name="P11" draw:layer="layout" svg:width="25.654cm" svg:height="7.766cm" svg:x="1.27cm" svg:y="0.508cm">
          <draw:text-box>
            <text:p text:style-name="P10"><text:span text:style-name="T13"><text:s text:c="4"/></text:span><text:span text:style-name="T13">grant that we may ever hail Him as our King </text:span></text:p>
            <text:p text:style-name="P10"><text:span text:style-name="T13"><text:s text:c="4"/></text:span><text:span text:style-name="T13">and, when He comes again, may go forth to </text:span></text:p>
            <text:p text:style-name="P10"><text:span text:style-name="T13"><text:s text:c="4"/></text:span><text:span text:style-name="T13">meet Him with trusting and steadfast hearts </text:span></text:p>
            <text:p text:style-name="P10"><text:span text:style-name="T13"><text:s text:c="4"/></text:span><text:span text:style-name="T13">and follow Him in the way that leads to <text:s text:c="3"/></text:span></text:p>
            <text:p text:style-name="P10"><text:span text:style-name="T13"><text:s text:c="4"/></text:span><text:span text:style-name="T13">eternal life;</text:span></text:p>
          </draw:text-box>
        </draw:frame>
        <presentation:notes draw:style-name="dp2">
          <draw:page-thumbnail draw:style-name="gr3" draw:layer="layout" svg:width="18.624cm" svg:height="10.476cm" svg:x="1.482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0" draw:text-style-name="P11" draw:layer="layout" svg:width="25.654cm" svg:height="6.45cm" svg:x="1.27cm" svg:y="0.508cm">
          <draw:text-box>
            <text:p text:style-name="P10"><text:span text:style-name="T14"><text:s/></text:span><text:span text:style-name="T14"><text:s text:c="3"/></text:span><text:span text:style-name="T13">through the same Jesus Christ, our Lord, who </text:span></text:p>
            <text:p text:style-name="P10"><text:span text:style-name="T13"><text:s text:c="4"/></text:span><text:span text:style-name="T13">lives and reigns with You and the Holy Spirit, </text:span></text:p>
            <text:p text:style-name="P10"><text:span text:style-name="T13"><text:s text:c="4"/></text:span><text:span text:style-name="T13">one God, now and forever.</text:span></text:p>
            <text:p text:style-name="P10"><text:span text:style-name="T15">C: </text:span><text:span text:style-name="T16">Amen.</text:span></text:p>
          </draw:text-box>
        </draw:frame>
        <presentation:notes draw:style-name="dp2">
          <draw:page-thumbnail draw:style-name="gr3" draw:layer="layout" svg:width="18.624cm" svg:height="10.476cm" svg:x="1.482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1" draw:text-style-name="P11" draw:layer="layout" svg:width="25.654cm" svg:height="7.766cm" svg:x="1.27cm" svg:y="0.508cm">
          <draw:text-box>
            <text:p text:style-name="P12"><text:span text:style-name="T14"><text:s/></text:span><text:span text:style-name="T14"><text:s text:c="2"/></text:span><text:span text:style-name="T17">Processional Gospel</text:span></text:p>
            <text:p text:style-name="P12"><text:span text:style-name="T18">John 12:12–19</text:span></text:p>
            <text:p text:style-name="P10"><text:span text:style-name="T19">12</text:span><text:span text:style-name="T14">The next day the large crowd that had come to the feast heard that Jesus was coming to Jerusalem.</text:span></text:p>
          </draw:text-box>
        </draw:frame>
        <presentation:notes draw:style-name="dp2">
          <draw:page-thumbnail draw:style-name="gr3" draw:layer="layout" svg:width="18.624cm" svg:height="10.476cm" svg:x="1.482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2" draw:text-style-name="P11" draw:layer="layout" svg:width="25.654cm" svg:height="6.263cm" svg:x="1.27cm" svg:y="0.508cm">
          <draw:text-box>
            <text:p text:style-name="P10"><text:span text:style-name="T19">13</text:span><text:span text:style-name="T14">So they took branches of palm trees and went out to meet him, crying out, “Hosanna! Blessed is he who comes in the name of the Lord, even the King of Israel!”</text:span></text:p>
          </draw:text-box>
        </draw:frame>
        <presentation:notes draw:style-name="dp2">
          <draw:page-thumbnail draw:style-name="gr3" draw:layer="layout" svg:width="18.624cm" svg:height="10.476cm" svg:x="1.482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3" draw:text-style-name="P11" draw:layer="layout" svg:width="25.654cm" svg:height="6.263cm" svg:x="1.27cm" svg:y="0.508cm">
          <draw:text-box>
            <text:p text:style-name="P10"><text:span text:style-name="T19">14</text:span><text:span text:style-name="T14">And Jesus found a young donkey and sat on it, just as it is written, <text:s/></text:span><text:span text:style-name="T19">15</text:span><text:span text:style-name="T14">“Fear not, daughter of Zion;</text:span></text:p>
            <text:p text:style-name="P10"><text:span text:style-name="T14">behold, your king is coming, sitting on a donkey’s colt!”</text:span></text:p>
          </draw:text-box>
        </draw:frame>
        <presentation:notes draw:style-name="dp2">
          <draw:page-thumbnail draw:style-name="gr3" draw:layer="layout" svg:width="18.624cm" svg:height="10.476cm" svg:x="1.482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4" draw:text-style-name="P11" draw:layer="layout" svg:width="25.654cm" svg:height="6.263cm" svg:x="1.27cm" svg:y="0.508cm">
          <draw:text-box>
            <text:p text:style-name="P10"><text:span text:style-name="T20">16</text:span><text:span text:style-name="T21">His disciples did not understand these things at first, but when Jesus was glorified, then they remembered that these things had been written about him and had been done to him.</text:span></text:p>
          </draw:text-box>
        </draw:frame>
        <presentation:notes draw:style-name="dp2">
          <draw:page-thumbnail draw:style-name="gr3" draw:layer="layout" svg:width="18.624cm" svg:height="10.476cm" svg:x="1.482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5" draw:text-style-name="P11" draw:layer="layout" svg:width="25.654cm" svg:height="5.37cm" svg:x="1.27cm" svg:y="0.508cm">
          <draw:text-box>
            <text:p text:style-name="P10"><text:span text:style-name="T20">17</text:span><text:span text:style-name="T21">The crowd that had been with him when he called Lazarus out of the tomb and raised him from the dead continued to bear witness.</text:span></text:p>
          </draw:text-box>
        </draw:frame>
        <presentation:notes draw:style-name="dp2">
          <draw:page-thumbnail draw:style-name="gr3" draw:layer="layout" svg:width="18.624cm" svg:height="10.476cm" svg:x="1.482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6" draw:text-style-name="P11" draw:layer="layout" svg:width="25.654cm" svg:height="7.766cm" svg:x="1.27cm" svg:y="0.508cm">
          <draw:text-box>
            <text:p text:style-name="P10"><text:span text:style-name="T20">18</text:span><text:span text:style-name="T21">The reason why the crowd went to meet him was that they heard he had done this sign. </text:span><text:span text:style-name="T20">19</text:span><text:span text:style-name="T21">So the Pharisees said to one another, “You see that you are gaining nothing. Look, the world has gone after him.”</text:span></text:p>
          </draw:text-box>
        </draw:frame>
        <presentation:notes draw:style-name="dp2">
          <draw:page-thumbnail draw:style-name="gr3" draw:layer="layout" svg:width="18.624cm" svg:height="10.476cm" svg:x="1.482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7" draw:text-style-name="P14" draw:layer="layout" svg:width="25.654cm" svg:height="3.81cm" svg:x="1.27cm" svg:y="0.508cm">
          <draw:text-box>
            <text:p text:style-name="P13"><text:span text:style-name="T22">P: </text:span><text:span text:style-name="T21">This is the Gospel of the Lord.</text:span></text:p>
            <text:p text:style-name="P10"><text:span text:style-name="T23">C: </text:span><text:span text:style-name="T24">Praise to You, O Christ.</text:span></text:p>
          </draw:text-box>
        </draw:frame>
        <presentation:notes draw:style-name="dp2">
          <draw:page-thumbnail draw:style-name="gr3" draw:layer="layout" svg:width="18.624cm" svg:height="10.476cm" svg:x="1.482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8" draw:text-style-name="P14" draw:layer="layout" svg:width="25.654cm" svg:height="3.81cm" svg:x="1.27cm" svg:y="0.508cm">
          <draw:text-box>
            <text:p text:style-name="P12"><text:span text:style-name="T25">Processional Psalm</text:span></text:p>
            <text:p text:style-name="P12"><text:span text:style-name="T26">Psalm 118:19–26;</text:span></text:p>
          </draw:text-box>
        </draw:frame>
        <presentation:notes draw:style-name="dp2">
          <draw:page-thumbnail draw:style-name="gr3" draw:layer="layout" svg:width="18.624cm" svg:height="10.476cm" svg:x="1.482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19" draw:text-style-name="P14" draw:layer="layout" svg:width="25.654cm" svg:height="5.134cm" svg:x="1.27cm" svg:y="0.508cm">
          <draw:text-box>
            <text:p text:style-name="P10"><text:span text:style-name="T27">P: </text:span><text:span text:style-name="T28">Hosanna!</text:span></text:p>
            <text:p text:style-name="P10"><text:span text:style-name="T29">C: </text:span><text:span text:style-name="T30">Hosanna! Save us, we pray, O Lord! O </text:span></text:p>
            <text:p text:style-name="P10"><text:span text:style-name="T30"><text:s text:c="4"/></text:span><text:span text:style-name="T30">Lord, we pray, give us success!</text:span></text:p>
          </draw:text-box>
        </draw:frame>
        <presentation:notes draw:style-name="dp2">
          <draw:page-thumbnail draw:style-name="gr3" draw:layer="layout" svg:width="18.624cm" svg:height="10.476cm" svg:x="1.482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0" draw:text-style-name="P14" draw:layer="layout" svg:width="25.654cm" svg:height="6.637cm" svg:x="1.27cm" svg:y="0.508cm">
          <draw:text-box>
            <text:p text:style-name="P10"><text:span text:style-name="T27">P: </text:span><text:span text:style-name="T28">Blessed is He who comes in the name of the </text:span></text:p>
            <text:p text:style-name="P10"><text:span text:style-name="T28"><text:s text:c="4"/></text:span><text:span text:style-name="T28">Lord!</text:span></text:p>
            <text:p text:style-name="P10"><text:span text:style-name="T29">C:</text:span><text:span text:style-name="T29"><text:tab/></text:span><text:span text:style-name="T29"> </text:span><text:span text:style-name="T30">We bless You from the house of the </text:span></text:p>
            <text:p text:style-name="P10"><text:span text:style-name="T30"><text:s text:c="4"/></text:span><text:span text:style-name="T30">Lord.</text:span></text:p>
          </draw:text-box>
        </draw:frame>
        <presentation:notes draw:style-name="dp2">
          <draw:page-thumbnail draw:style-name="gr3" draw:layer="layout" svg:width="18.624cm" svg:height="10.476cm" svg:x="1.482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1" draw:text-style-name="P14" draw:layer="layout" svg:width="25.654cm" svg:height="5.134cm" svg:x="1.27cm" svg:y="0.508cm">
          <draw:text-box>
            <text:p text:style-name="P10"><text:span text:style-name="T27">P:</text:span><text:span text:style-name="T27"><text:tab/></text:span><text:span text:style-name="T27"> </text:span><text:span text:style-name="T28">Open to me the gates of righteousness,</text:span></text:p>
            <text:p text:style-name="P10"><text:span text:style-name="T29">C: </text:span><text:span text:style-name="T30">that I may enter through them and give </text:span></text:p>
            <text:p text:style-name="P10"><text:span text:style-name="T30"><text:s text:c="4"/></text:span><text:span text:style-name="T30">thanks to the Lord.</text:span></text:p>
          </draw:text-box>
        </draw:frame>
        <presentation:notes draw:style-name="dp2">
          <draw:page-thumbnail draw:style-name="gr3" draw:layer="layout" svg:width="18.624cm" svg:height="10.476cm" svg:x="1.482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2" draw:text-style-name="P14" draw:layer="layout" svg:width="25.654cm" svg:height="6.637cm" svg:x="1.27cm" svg:y="0.508cm">
          <draw:text-box>
            <text:p text:style-name="P10"><text:span text:style-name="T27">P: </text:span><text:span text:style-name="T28">This is the gate of the Lord;</text:span></text:p>
            <text:p text:style-name="P10"><text:span text:style-name="T29">C:</text:span><text:span text:style-name="T31"> </text:span><text:span text:style-name="T30">the righteous shall enter through it.</text:span></text:p>
            <text:p text:style-name="P13"><text:span text:style-name="T27">P: </text:span><text:span text:style-name="T28">I thank You that You have answered me</text:span></text:p>
            <text:p text:style-name="P10"><text:span text:style-name="T29">C: </text:span><text:span text:style-name="T30">and have become my salvation.</text:span></text:p>
          </draw:text-box>
        </draw:frame>
        <presentation:notes draw:style-name="dp2">
          <draw:page-thumbnail draw:style-name="gr3" draw:layer="layout" svg:width="18.624cm" svg:height="10.476cm" svg:x="1.482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3" draw:text-style-name="P14" draw:layer="layout" svg:width="25.654cm" svg:height="6.637cm" svg:x="1.27cm" svg:y="0.508cm">
          <draw:text-box>
            <text:p text:style-name="P10"><text:span text:style-name="T27">P:</text:span><text:span text:style-name="T27"><text:tab/></text:span><text:span text:style-name="T28">The stone that the builders rejected</text:span></text:p>
            <text:p text:style-name="P13"><text:span text:style-name="T29">C: </text:span><text:span text:style-name="T30">has become the cornerstone.</text:span></text:p>
            <text:p text:style-name="P13"><text:span text:style-name="T27">P: </text:span><text:span text:style-name="T28">This is the Lord’s doing;</text:span></text:p>
            <text:p text:style-name="P10"><text:span text:style-name="T29">C: </text:span><text:span text:style-name="T30">it is marvelous in our eyes.</text:span></text:p>
          </draw:text-box>
        </draw:frame>
        <presentation:notes draw:style-name="dp2">
          <draw:page-thumbnail draw:style-name="gr3" draw:layer="layout" svg:width="18.624cm" svg:height="10.476cm" svg:x="1.482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4" draw:text-style-name="P14" draw:layer="layout" svg:width="25.654cm" svg:height="3.81cm" svg:x="1.27cm" svg:y="0.508cm">
          <draw:text-box>
            <text:p text:style-name="P10"><text:span text:style-name="T27">P: </text:span><text:span text:style-name="T32">This is the day that the Lord has made;</text:span></text:p>
            <text:p text:style-name="P10"><text:span text:style-name="T29">C: </text:span><text:span text:style-name="T30">let us rejoice and be glad in it.</text:span></text:p>
          </draw:text-box>
        </draw:frame>
        <presentation:notes draw:style-name="dp2">
          <draw:page-thumbnail draw:style-name="gr3" draw:layer="layout" svg:width="18.624cm" svg:height="10.476cm" svg:x="1.482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5" draw:text-style-name="P14" draw:layer="layout" svg:width="25.654cm" svg:height="3.81cm" svg:x="1.27cm" svg:y="0.508cm">
          <draw:text-box>
            <text:p text:style-name="P10"><text:span text:style-name="T27">P: </text:span><text:span text:style-name="T32">This is the day that the Lord has made;</text:span></text:p>
            <text:p text:style-name="P10"><text:span text:style-name="T29">C: </text:span><text:span text:style-name="T30">let us rejoice and be glad in it.</text:span></text:p>
          </draw:text-box>
        </draw:frame>
        <presentation:notes draw:style-name="dp2">
          <draw:page-thumbnail draw:style-name="gr3" draw:layer="layout" svg:width="18.624cm" svg:height="10.476cm" svg:x="1.482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6" draw:text-style-name="P14" draw:layer="layout" svg:width="25.654cm" svg:height="5.134cm" svg:x="1.27cm" svg:y="0.508cm">
          <draw:text-box>
            <text:p text:style-name="P10"><text:span text:style-name="T27">P: </text:span><text:span text:style-name="T33">Hosanna!</text:span></text:p>
            <text:p text:style-name="P10"><text:span text:style-name="T23">C: </text:span><text:span text:style-name="T34">Hosanna! Save us, we pray, O Lord! O </text:span></text:p>
            <text:p text:style-name="P10"><text:span text:style-name="T34"><text:s text:c="4"/></text:span><text:span text:style-name="T34">Lord, we pray, give us success!</text:span></text:p>
          </draw:text-box>
        </draw:frame>
        <presentation:notes draw:style-name="dp2">
          <draw:page-thumbnail draw:style-name="gr3" draw:layer="layout" svg:width="18.624cm" svg:height="10.476cm" svg:x="1.482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7" draw:text-style-name="P14" draw:layer="layout" svg:width="25.654cm" svg:height="6.637cm" svg:x="1.27cm" svg:y="0.508cm">
          <draw:text-box>
            <text:p text:style-name="P10"><text:span text:style-name="T22">P: </text:span><text:span text:style-name="T33">Blessed is He who comes in the name of the </text:span></text:p>
            <text:p text:style-name="P10"><text:span text:style-name="T33"><text:s text:c="4"/></text:span><text:span text:style-name="T33">Lord!</text:span></text:p>
            <text:p text:style-name="P13"><text:span text:style-name="T23">C: </text:span><text:span text:style-name="T34">We bless You from the house of the </text:span></text:p>
            <text:p text:style-name="P10"><text:span text:style-name="T34"><text:s text:c="4"/></text:span><text:span text:style-name="T34">Lord.</text:span></text:p>
          </draw:text-box>
        </draw:frame>
        <presentation:notes draw:style-name="dp2">
          <draw:page-thumbnail draw:style-name="gr3" draw:layer="layout" svg:width="18.624cm" svg:height="10.476cm" svg:x="1.482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8" draw:text-style-name="P14" draw:layer="layout" svg:width="25.654cm" svg:height="3.81cm" svg:x="1.27cm" svg:y="0.508cm">
          <draw:text-box>
            <text:p text:style-name="P15"><text:span text:style-name="T35">PROCESSIONAL HYMN #443</text:span></text:p>
            <text:p text:style-name="P12"><text:span text:style-name="T36">“</text:span><text:span text:style-name="T36">Hosanna, Loud Hosanna”</text:span></text:p>
          </draw:text-box>
        </draw:frame>
        <presentation:notes draw:style-name="dp2">
          <draw:page-thumbnail draw:style-name="gr3" draw:layer="layout" svg:width="18.624cm" svg:height="10.476cm" svg:x="1.482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29" draw:text-style-name="P14" draw:layer="layout" svg:width="25.654cm" svg:height="7.011cm" svg:x="1.27cm" svg:y="0.508cm">
          <draw:text-box>
            <text:p text:style-name="P15"><text:span text:style-name="T37">1. </text:span><text:span text:style-name="T38">Hosanna, loud hosanna, </text:span><text:span text:style-name="T38"><text:line-break/></text:span><text:span text:style-name="T38">The little children sang; </text:span><text:span text:style-name="T38"><text:line-break/></text:span><text:span text:style-name="T38">Through pillared court and temple </text:span><text:span text:style-name="T38"><text:line-break/></text:span><text:span text:style-name="T38">The lovely anthem rang.</text:span></text:p>
          </draw:text-box>
        </draw:frame>
        <presentation:notes draw:style-name="dp2">
          <draw:page-thumbnail draw:style-name="gr3" draw:layer="layout" svg:width="18.624cm" svg:height="10.476cm" svg:x="1.482cm" svg:y="2.123cm" draw:page-number="26" presentation:class="page"/>
          <draw:frame presentation:style-name="pr1" draw:text-style-name="P3"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30" draw:text-style-name="P14" draw:layer="layout" svg:width="25.654cm" svg:height="7.011cm" svg:x="1.27cm" svg:y="0.508cm">
          <draw:text-box>
            <text:p text:style-name="P15"><text:span text:style-name="T38">To Jesus, who had blessed them, </text:span><text:span text:style-name="T38"><text:line-break/></text:span><text:span text:style-name="T38">Close folded to His breast, </text:span><text:span text:style-name="T38"><text:line-break/></text:span><text:span text:style-name="T38">The children sang their praises, </text:span><text:span text:style-name="T38"><text:line-break/></text:span><text:span text:style-name="T38">The simplest and the best.</text:span></text:p>
          </draw:text-box>
        </draw:frame>
        <presentation:notes draw:style-name="dp2">
          <draw:page-thumbnail draw:style-name="gr3" draw:layer="layout" svg:width="18.624cm" svg:height="10.476cm" svg:x="1.482cm" svg:y="2.123cm" draw:page-number="27" presentation:class="page"/>
          <draw:frame presentation:style-name="pr1" draw:text-style-name="P3"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31" draw:text-style-name="P14" draw:layer="layout" svg:width="25.654cm" svg:height="7.011cm" svg:x="1.27cm" svg:y="0.508cm">
          <draw:text-box>
            <text:p text:style-name="P15"><text:span text:style-name="T37">2. </text:span><text:span text:style-name="T38">From Olivet they followed </text:span><text:span text:style-name="T38"><text:line-break/></text:span><text:span text:style-name="T38">Mid an exultant crowd, </text:span><text:span text:style-name="T38"><text:line-break/></text:span><text:span text:style-name="T38">The victor palm branch waving </text:span><text:span text:style-name="T38"><text:line-break/></text:span><text:span text:style-name="T38">And chanting clear and loud.</text:span></text:p>
          </draw:text-box>
        </draw:frame>
        <presentation:notes draw:style-name="dp2">
          <draw:page-thumbnail draw:style-name="gr3" draw:layer="layout" svg:width="18.624cm" svg:height="10.476cm" svg:x="1.482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32" draw:text-style-name="P14" draw:layer="layout" svg:width="25.654cm" svg:height="7.011cm" svg:x="1.27cm" svg:y="0.508cm">
          <draw:text-box>
            <text:p text:style-name="P15"><text:span text:style-name="T38">The Lord of earth and heaven </text:span><text:span text:style-name="T38"><text:line-break/></text:span><text:span text:style-name="T38">Rode on in lowly state </text:span><text:span text:style-name="T38"><text:line-break/></text:span><text:span text:style-name="T38">Nor scorned that little children </text:span><text:span text:style-name="T38"><text:line-break/></text:span><text:span text:style-name="T38">Should on His bidding wait.</text:span></text:p>
          </draw:text-box>
        </draw:frame>
        <presentation:notes draw:style-name="dp2">
          <draw:page-thumbnail draw:style-name="gr3" draw:layer="layout" svg:width="18.624cm" svg:height="10.476cm" svg:x="1.482cm" svg:y="2.123cm" draw:page-number="29" presentation:class="page"/>
          <draw:frame presentation:style-name="pr1" draw:text-style-name="P3"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33" draw:text-style-name="P14" draw:layer="layout" svg:width="25.654cm" svg:height="7.011cm" svg:x="1.27cm" svg:y="0.508cm">
          <draw:text-box>
            <text:p text:style-name="P15"><text:span text:style-name="T37">3. </text:span><text:span text:style-name="T38">“Hosanna in the highest!” </text:span><text:span text:style-name="T38"><text:line-break/></text:span><text:span text:style-name="T38">That ancient song we sing; </text:span><text:span text:style-name="T38"><text:line-break/></text:span><text:span text:style-name="T38">For Christ is our Redeemer, </text:span><text:span text:style-name="T38"><text:line-break/></text:span><text:span text:style-name="T38">The Lord of heav’n our King.</text:span></text:p>
          </draw:text-box>
        </draw:frame>
        <presentation:notes draw:style-name="dp2">
          <draw:page-thumbnail draw:style-name="gr3" draw:layer="layout" svg:width="18.624cm" svg:height="10.476cm" svg:x="1.482cm" svg:y="2.123cm" draw:page-number="30" presentation:class="page"/>
          <draw:frame presentation:style-name="pr1" draw:text-style-name="P3"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1.56cm" svg:x="1.778cm" svg:y="4.318cm">
          <draw:text-box>
            <text:p text:style-name="P4"><text:span text:style-name="T1"><text:s/></text:span></text:p>
          </draw:text-box>
        </draw:frame>
        <draw:frame draw:style-name="gr34" draw:text-style-name="P14" draw:layer="layout" svg:width="25.654cm" svg:height="12.36cm" svg:x="1.27cm" svg:y="0.508cm">
          <draw:text-box>
            <text:p text:style-name="P15"><text:span text:style-name="T38">Oh, may we ever praise Him </text:span><text:span text:style-name="T38"><text:line-break/></text:span><text:span text:style-name="T38">With heart and life and voice </text:span><text:span text:style-name="T38"><text:line-break/></text:span><text:span text:style-name="T38">And in His blissful presence </text:span><text:span text:style-name="T38"><text:line-break/></text:span><text:span text:style-name="T38">Eternally rejoice!</text:span></text:p>
            <text:p text:style-name="P15"><text:span text:style-name="T39"><text:line-break/></text:span><text:span text:style-name="T39"/></text:p>
            <text:p text:style-name="P15"><text:span text:style-name="T40"/></text:p>
            <text:p text:style-name="P16"><text:span text:style-name="T41"><text:s text:c="12"/></text:span><text:span text:style-name="T41">Public domain</text:span></text:p>
            <text:p text:style-name="P15"><text:span text:style-name="T39"/></text:p>
          </draw:text-box>
        </draw:frame>
        <presentation:notes draw:style-name="dp2">
          <draw:page-thumbnail draw:style-name="gr3" draw:layer="layout" svg:width="18.624cm" svg:height="10.476cm" svg:x="1.482cm" svg:y="2.123cm" draw:page-number="31" presentation:class="page"/>
          <draw:frame presentation:style-name="pr1" draw:text-style-name="P3"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 draw:text-style-name="P5" draw:layer="layout" svg:width="24.13cm" svg:height="6.263cm" svg:x="2.032cm" svg:y="0.616cm">
          <draw:text-box>
            <text:p text:style-name="P9"><text:span text:style-name="T42">P: </text:span><text:span text:style-name="T43">We cannot come closer to God as we are. It </text:span></text:p>
            <text:p text:style-name="P9"><text:span text:style-name="T43"><text:s text:c="4"/></text:span><text:span text:style-name="T43">is only through the gracious forgiveness </text:span></text:p>
            <text:p text:style-name="P9"><text:span text:style-name="T43"><text:s text:c="4"/></text:span><text:span text:style-name="T43">Christ won for us that we are considered </text:span></text:p>
            <text:p text:style-name="P9"><text:span text:style-name="T43"><text:s text:c="4"/></text:span><text:span text:style-name="T43">righteous under God’s Law.</text:span></text:p>
          </draw:text-box>
        </draw:frame>
        <presentation:notes draw:style-name="dp2">
          <draw:page-thumbnail draw:style-name="gr3" draw:layer="layout" svg:width="18.624cm" svg:height="10.476cm" svg:x="1.482cm" svg:y="2.123cm" draw:page-number="32" presentation:class="page"/>
          <draw:frame presentation:style-name="pr1" draw:text-style-name="P3"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17" draw:layer="layout" svg:width="25.908cm" svg:height="6.496cm" svg:x="1.016cm" svg:y="0.616cm">
          <draw:text-box>
            <text:p text:style-name="P9"><text:span text:style-name="T43"><text:s text:c="4"/></text:span><text:span text:style-name="T43">Let us confess our sins, pleading, “Lord, have </text:span></text:p>
            <text:p text:style-name="P9"><text:span text:style-name="T43"><text:s text:c="4"/></text:span><text:span text:style-name="T43">mercy” and “Save us, O Lord.”</text:span></text:p>
            <text:p text:style-name="P9"><text:span text:style-name="T43"/></text:p>
            <text:p text:style-name="P6"><text:span text:style-name="T44">+</text:span><text:span text:style-name="T45"> Silence for reflection on God’s Word and our sinful condition. </text:span><text:span text:style-name="T44">+</text:span></text:p>
          </draw:text-box>
        </draw:frame>
        <presentation:notes draw:style-name="dp2">
          <draw:page-thumbnail draw:style-name="gr3" draw:layer="layout" svg:width="18.624cm" svg:height="10.476cm" svg:x="1.482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6" draw:text-style-name="P19" draw:layer="layout" svg:width="25.908cm" svg:height="5.734cm" svg:x="1.016cm" svg:y="0.616cm">
          <draw:text-box>
            <text:p text:style-name="P18"><text:span text:style-name="T42">P: </text:span><text:span text:style-name="T43">Father in heaven, </text:span></text:p>
            <text:p text:style-name="P9"><text:span text:style-name="T46">C: </text:span><text:span text:style-name="T47">Your Son humbled Himself and became </text:span></text:p>
            <text:p text:style-name="P9"><text:span text:style-name="T47"><text:s text:c="4"/></text:span><text:span text:style-name="T47">a human being to die in our place.</text:span></text:p>
          </draw:text-box>
        </draw:frame>
        <presentation:notes draw:style-name="dp2">
          <draw:page-thumbnail draw:style-name="gr3" draw:layer="layout" svg:width="18.624cm" svg:height="10.476cm" svg:x="1.482cm" svg:y="2.123cm" draw:page-number="34" presentation:class="page"/>
          <draw:frame presentation:style-name="pr1" draw:text-style-name="P3"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7" draw:text-style-name="P19" draw:layer="layout" svg:width="25.908cm" svg:height="7.011cm" svg:x="1.016cm" svg:y="0.616cm">
          <draw:text-box>
            <text:p text:style-name="P9"><text:span text:style-name="T47"><text:s text:c="3"/></text:span><text:span text:style-name="T47">But we confess that in our disobedience </text:span></text:p>
            <text:p text:style-name="P9"><text:span text:style-name="T47"><text:s text:c="3"/></text:span><text:span text:style-name="T47">we have sinned in thought, word, and </text:span></text:p>
            <text:p text:style-name="P9"><text:span text:style-name="T47"><text:s text:c="3"/></text:span><text:span text:style-name="T47">deed. He was obedient to death and </text:span></text:p>
            <text:p text:style-name="P18"><text:span text:style-name="T47"><text:s text:c="3"/></text:span><text:span text:style-name="T47">took our sins with Him to the cross.</text:span></text:p>
          </draw:text-box>
        </draw:frame>
        <presentation:notes draw:style-name="dp2">
          <draw:page-thumbnail draw:style-name="gr3" draw:layer="layout" svg:width="18.624cm" svg:height="10.476cm" svg:x="1.482cm" svg:y="2.123cm" draw:page-number="35" presentation:class="page"/>
          <draw:frame presentation:style-name="pr1" draw:text-style-name="P3"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8" draw:text-style-name="P19" draw:layer="layout" svg:width="25.908cm" svg:height="7.011cm" svg:x="1.016cm" svg:y="0.616cm">
          <draw:text-box>
            <text:p text:style-name="P9"><text:span text:style-name="T48"><text:s text:c="4"/></text:span><text:span text:style-name="T47">We confess that without Your help we </text:span></text:p>
            <text:p text:style-name="P9"><text:span text:style-name="T47"><text:s text:c="4"/></text:span><text:span text:style-name="T47">are bound to continue in sin as Your </text:span></text:p>
            <text:p text:style-name="P9"><text:span text:style-name="T47"><text:s text:c="4"/></text:span><text:span text:style-name="T47">rebellious children. Hosanna! Save us, O </text:span></text:p>
            <text:p text:style-name="P9"><text:span text:style-name="T47"><text:s text:c="4"/></text:span><text:span text:style-name="T47">Lord!</text:span></text:p>
          </draw:text-box>
        </draw:frame>
        <presentation:notes draw:style-name="dp2">
          <draw:page-thumbnail draw:style-name="gr3" draw:layer="layout" svg:width="18.624cm" svg:height="10.476cm" svg:x="1.482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9" draw:text-style-name="P19" draw:layer="layout" svg:width="25.908cm" svg:height="5.734cm" svg:x="1.016cm" svg:y="0.616cm">
          <draw:text-box>
            <text:p text:style-name="P9"><text:span text:style-name="T48"><text:s text:c="4"/></text:span><text:span text:style-name="T49">in the name of the Father and of the </text:span><text:span text:style-name="T50">+</text:span><text:span text:style-name="T49"> Son and </text:span></text:p>
            <text:p text:style-name="P9"><text:span text:style-name="T49"><text:s text:c="4"/></text:span><text:span text:style-name="T49">of the Holy Spirit.</text:span></text:p>
            <text:p text:style-name="P9"><text:span text:style-name="T51">C: </text:span><text:span text:style-name="T48">Amen.</text:span></text:p>
          </draw:text-box>
        </draw:frame>
        <presentation:notes draw:style-name="dp2">
          <draw:page-thumbnail draw:style-name="gr3" draw:layer="layout" svg:width="18.624cm" svg:height="10.476cm" svg:x="1.482cm" svg:y="2.123cm" draw:page-number="37" presentation:class="page"/>
          <draw:frame presentation:style-name="pr1" draw:text-style-name="P3"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0" draw:text-style-name="P19" draw:layer="layout" svg:width="25.908cm" svg:height="5.734cm" svg:x="1.016cm" svg:y="0.616cm">
          <draw:text-box>
            <text:p text:style-name="P8"><text:span text:style-name="T52">PRAYER OF THE DAY</text:span></text:p>
            <text:p text:style-name="P18"><text:span text:style-name="T53">P:</text:span><text:span text:style-name="T53"><text:tab/></text:span><text:span text:style-name="T54">The Lord be with you.</text:span></text:p>
            <text:p text:style-name="P9"><text:span text:style-name="T55">C: </text:span><text:span text:style-name="T48">And also with you.</text:span></text:p>
          </draw:text-box>
        </draw:frame>
        <presentation:notes draw:style-name="dp2">
          <draw:page-thumbnail draw:style-name="gr3" draw:layer="layout" svg:width="18.624cm" svg:height="10.476cm" svg:x="1.482cm" svg:y="2.123cm" draw:page-number="38" presentation:class="page"/>
          <draw:frame presentation:style-name="pr1" draw:text-style-name="P3"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1" draw:text-style-name="P20" draw:layer="layout" svg:width="25.908cm" svg:height="6.263cm" svg:x="1.016cm" svg:y="0.616cm">
          <draw:text-box>
            <text:p text:style-name="P10"><text:span text:style-name="T53">P:</text:span><text:span text:style-name="T53"><text:tab/></text:span><text:span text:style-name="T53"> </text:span><text:span text:style-name="T54">Almighty and everlasting God, You sent Your </text:span></text:p>
            <text:p text:style-name="P10"><text:span text:style-name="T54"><text:s text:c="4"/></text:span><text:span text:style-name="T54">Son, our Savior Jesus Christ, to take upon </text:span></text:p>
            <text:p text:style-name="P10"><text:span text:style-name="T54"><text:s text:c="4"/></text:span><text:span text:style-name="T54">Himself our flesh and to suffer death upon the </text:span></text:p>
            <text:p text:style-name="P10"><text:span text:style-name="T54"><text:s text:c="4"/></text:span><text:span text:style-name="T54">cross.</text:span></text:p>
          </draw:text-box>
        </draw:frame>
        <presentation:notes draw:style-name="dp2">
          <draw:page-thumbnail draw:style-name="gr3" draw:layer="layout" svg:width="18.624cm" svg:height="10.476cm" svg:x="1.482cm" svg:y="2.123cm" draw:page-number="39" presentation:class="page"/>
          <draw:frame presentation:style-name="pr1" draw:text-style-name="P3"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20" draw:layer="layout" svg:width="25.908cm" svg:height="5.734cm" svg:x="1.016cm" svg:y="0.616cm">
          <draw:text-box>
            <text:p text:style-name="P10"><text:span text:style-name="T56"><text:s text:c="4"/></text:span><text:span text:style-name="T56">Mercifully grant that we may follow the </text:span></text:p>
            <text:p text:style-name="P10"><text:span text:style-name="T56"><text:s text:c="4"/></text:span><text:span text:style-name="T56">example of His great humility and patience </text:span></text:p>
            <text:p text:style-name="P10"><text:span text:style-name="T56"><text:s text:c="4"/></text:span><text:span text:style-name="T56">and be made partakers of His resurrection;</text:span></text:p>
          </draw:text-box>
        </draw:frame>
        <presentation:notes draw:style-name="dp2">
          <draw:page-thumbnail draw:style-name="gr3" draw:layer="layout" svg:width="18.624cm" svg:height="10.476cm" svg:x="1.482cm" svg:y="2.123cm" draw:page-number="40" presentation:class="page"/>
          <draw:frame presentation:style-name="pr1" draw:text-style-name="P3"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3" draw:text-style-name="P20" draw:layer="layout" svg:width="25.908cm" svg:height="6.45cm" svg:x="1.016cm" svg:y="0.616cm">
          <draw:text-box>
            <text:p text:style-name="P10"><text:span text:style-name="T54"><text:s text:c="4"/></text:span><text:span text:style-name="T54">through the same Jesus Christ, our Lord, who </text:span></text:p>
            <text:p text:style-name="P10"><text:span text:style-name="T54"><text:s text:c="4"/></text:span><text:span text:style-name="T54">lives and reigns with You and the Holy Spirit, </text:span></text:p>
            <text:p text:style-name="P10"><text:span text:style-name="T54"><text:s text:c="4"/></text:span><text:span text:style-name="T54">one God, now and forever.</text:span></text:p>
            <text:p text:style-name="P10"><text:span text:style-name="T55">C: </text:span><text:span text:style-name="T48">Amen.</text:span></text:p>
          </draw:text-box>
        </draw:frame>
        <presentation:notes draw:style-name="dp2">
          <draw:page-thumbnail draw:style-name="gr3" draw:layer="layout" svg:width="18.624cm" svg:height="10.476cm" svg:x="1.482cm" svg:y="2.123cm" draw:page-number="41" presentation:class="page"/>
          <draw:frame presentation:style-name="pr1" draw:text-style-name="P3"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20" draw:layer="layout" svg:width="25.908cm" svg:height="5.734cm" svg:x="1.016cm" svg:y="0.616cm">
          <draw:text-box>
            <text:p text:style-name="P12"><text:span text:style-name="T25">Old Testament</text:span><text:span text:style-name="T57"> </text:span></text:p>
            <text:p text:style-name="P12"><text:span text:style-name="T58">Deuteronomy 32:36–39</text:span></text:p>
          </draw:text-box>
        </draw:frame>
        <presentation:notes draw:style-name="dp2">
          <draw:page-thumbnail draw:style-name="gr3" draw:layer="layout" svg:width="18.624cm" svg:height="10.476cm" svg:x="1.482cm" svg:y="2.123cm" draw:page-number="42" presentation:class="page"/>
          <draw:frame presentation:style-name="pr1" draw:text-style-name="P3"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5" draw:text-style-name="P20" draw:layer="layout" svg:width="25.908cm" svg:height="6.263cm" svg:x="1.016cm" svg:y="0.616cm">
          <draw:text-box>
            <text:p text:style-name="P10"><text:span text:style-name="T59">36</text:span><text:span text:style-name="T60">The LORD will vindicate his people </text:span><text:span text:style-name="T61">and have compassion on his servants, when he sees that their power is gone and there is none remaining, bond or free. </text:span></text:p>
          </draw:text-box>
        </draw:frame>
        <presentation:notes draw:style-name="dp2">
          <draw:page-thumbnail draw:style-name="gr3" draw:layer="layout" svg:width="18.624cm" svg:height="10.476cm" svg:x="1.482cm" svg:y="2.123cm" draw:page-number="43" presentation:class="page"/>
          <draw:frame presentation:style-name="pr1" draw:text-style-name="P3"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20" draw:layer="layout" svg:width="25.908cm" svg:height="7.766cm" svg:x="1.016cm" svg:y="0.616cm">
          <draw:text-box>
            <text:p text:style-name="P10"><text:span text:style-name="T62">37</text:span><text:span text:style-name="T63">Then he will say, “Where are their gods, the rock in which they took refuge, </text:span><text:span text:style-name="T62">38</text:span><text:span text:style-name="T63">who ate the fat of their sacrifices and drank the wine of their drink offering? </text:span><text:span text:style-name="T64">Let them rise up and help you; let them be your protection!” </text:span></text:p>
          </draw:text-box>
        </draw:frame>
        <presentation:notes draw:style-name="dp2">
          <draw:page-thumbnail draw:style-name="gr3" draw:layer="layout" svg:width="18.624cm" svg:height="10.476cm" svg:x="1.482cm" svg:y="2.123cm" draw:page-number="44" presentation:class="page"/>
          <draw:frame presentation:style-name="pr1" draw:text-style-name="P3"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7" draw:text-style-name="P20" draw:layer="layout" svg:width="25.908cm" svg:height="6.263cm" svg:x="1.016cm" svg:y="0.616cm">
          <draw:text-box>
            <text:p text:style-name="P10"><text:span text:style-name="T65">39</text:span><text:span text:style-name="T66">“See now that I, even I, am he, and there is no god beside me; I kill and I make alive; I wound and I heal; and there is none that can deliver out of my hand.”</text:span></text:p>
          </draw:text-box>
        </draw:frame>
        <presentation:notes draw:style-name="dp2">
          <draw:page-thumbnail draw:style-name="gr3" draw:layer="layout" svg:width="18.624cm" svg:height="10.476cm" svg:x="1.482cm" svg:y="2.123cm" draw:page-number="45" presentation:class="page"/>
          <draw:frame presentation:style-name="pr1" draw:text-style-name="P3"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21" draw:layer="layout" svg:width="25.908cm" svg:height="3.702cm" svg:x="1.016cm" svg:y="0.616cm">
          <draw:text-box>
            <text:p text:style-name="P13"><text:span text:style-name="T67">P: </text:span><text:span text:style-name="T68">This is the Word of the Lord.</text:span></text:p>
            <text:p text:style-name="P10"><text:span text:style-name="T69">C: </text:span><text:span text:style-name="T70">Thanks be to God.</text:span></text:p>
          </draw:text-box>
        </draw:frame>
        <presentation:notes draw:style-name="dp2">
          <draw:page-thumbnail draw:style-name="gr3" draw:layer="layout" svg:width="18.624cm" svg:height="10.476cm" svg:x="1.482cm" svg:y="2.123cm" draw:page-number="46" presentation:class="page"/>
          <draw:frame presentation:style-name="pr1" draw:text-style-name="P3"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9" draw:text-style-name="P21" draw:layer="layout" svg:width="25.908cm" svg:height="3.702cm" svg:x="1.016cm" svg:y="0.616cm">
          <draw:text-box>
            <text:p text:style-name="P12"><text:span text:style-name="T25">Epistle</text:span></text:p>
            <text:p text:style-name="P12"><text:span text:style-name="T58">Philippians 2:5–11</text:span></text:p>
          </draw:text-box>
        </draw:frame>
        <presentation:notes draw:style-name="dp2">
          <draw:page-thumbnail draw:style-name="gr3" draw:layer="layout" svg:width="18.624cm" svg:height="10.476cm" svg:x="1.482cm" svg:y="2.123cm" draw:page-number="47" presentation:class="page"/>
          <draw:frame presentation:style-name="pr1" draw:text-style-name="P3"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22" draw:layer="layout" svg:width="25.908cm" svg:height="6.263cm" svg:x="1.016cm" svg:y="0.616cm">
          <draw:text-box>
            <text:p text:style-name="P10"><text:span text:style-name="T71">5</text:span><text:span text:style-name="T72">Have this mind among yourselves, which is yours in Christ Jesus, </text:span><text:span text:style-name="T71">6</text:span><text:span text:style-name="T72">who, though he was in the form of God, did not count equality with God a thing to be grasped,</text:span></text:p>
          </draw:text-box>
        </draw:frame>
        <presentation:notes draw:style-name="dp2">
          <draw:page-thumbnail draw:style-name="gr3" draw:layer="layout" svg:width="18.624cm" svg:height="10.476cm" svg:x="1.482cm" svg:y="2.123cm" draw:page-number="48" presentation:class="page"/>
          <draw:frame presentation:style-name="pr1" draw:text-style-name="P3"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1" draw:text-style-name="P22" draw:layer="layout" svg:width="25.908cm" svg:height="3.702cm" svg:x="1.016cm" svg:y="0.616cm">
          <draw:text-box>
            <text:p text:style-name="P10"><text:span text:style-name="T71">7</text:span><text:span text:style-name="T72">but made himself nothing, taking the form of a servant, being born in the likeness of men.</text:span></text:p>
          </draw:text-box>
        </draw:frame>
        <presentation:notes draw:style-name="dp2">
          <draw:page-thumbnail draw:style-name="gr3" draw:layer="layout" svg:width="18.624cm" svg:height="10.476cm" svg:x="1.482cm" svg:y="2.123cm" draw:page-number="49" presentation:class="page"/>
          <draw:frame presentation:style-name="pr1" draw:text-style-name="P3"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22" draw:layer="layout" svg:width="25.908cm" svg:height="4.76cm" svg:x="1.016cm" svg:y="0.616cm">
          <draw:text-box>
            <text:p text:style-name="P10"><text:span text:style-name="T71">8</text:span><text:span text:style-name="T72">And being found in human form, he humbled himself by becoming obedient to the point of death, even death on a cross.</text:span></text:p>
          </draw:text-box>
        </draw:frame>
        <presentation:notes draw:style-name="dp2">
          <draw:page-thumbnail draw:style-name="gr3" draw:layer="layout" svg:width="18.624cm" svg:height="10.476cm" svg:x="1.482cm" svg:y="2.123cm" draw:page-number="50" presentation:class="page"/>
          <draw:frame presentation:style-name="pr1" draw:text-style-name="P3"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3" draw:text-style-name="P22" draw:layer="layout" svg:width="25.908cm" svg:height="6.263cm" svg:x="1.016cm" svg:y="0.616cm">
          <draw:text-box>
            <text:p text:style-name="P10"><text:span text:style-name="T71">9</text:span><text:span text:style-name="T72">Therefore God has highly exalted him and bestowed on him the name that is above every name, </text:span><text:span text:style-name="T71">10</text:span><text:span text:style-name="T72">so that at the name of Jesus every knee should bow, </text:span></text:p>
          </draw:text-box>
        </draw:frame>
        <presentation:notes draw:style-name="dp2">
          <draw:page-thumbnail draw:style-name="gr3" draw:layer="layout" svg:width="18.624cm" svg:height="10.476cm" svg:x="1.482cm" svg:y="2.123cm" draw:page-number="51" presentation:class="page"/>
          <draw:frame presentation:style-name="pr1" draw:text-style-name="P3"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22" draw:layer="layout" svg:width="25.908cm" svg:height="4.76cm" svg:x="1.016cm" svg:y="0.616cm">
          <draw:text-box>
            <text:p text:style-name="P16"><text:span text:style-name="T72">in heaven and on earth and under the earth, </text:span></text:p>
            <text:p text:style-name="P10"><text:span text:style-name="T71">11</text:span><text:span text:style-name="T72">and every tongue confess that Jesus Christ is Lord, to the glory of God the Father.</text:span></text:p>
          </draw:text-box>
        </draw:frame>
        <presentation:notes draw:style-name="dp2">
          <draw:page-thumbnail draw:style-name="gr3" draw:layer="layout" svg:width="18.624cm" svg:height="10.476cm" svg:x="1.482cm" svg:y="2.123cm" draw:page-number="52" presentation:class="page"/>
          <draw:frame presentation:style-name="pr1" draw:text-style-name="P3"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5" draw:text-style-name="P22" draw:layer="layout" svg:width="25.908cm" svg:height="3.702cm" svg:x="1.016cm" svg:y="0.616cm">
          <draw:text-box>
            <text:p text:style-name="P15"><text:span text:style-name="T25">Passion Gospel Reading</text:span></text:p>
            <text:p text:style-name="P15"><text:span text:style-name="T73">Luke 22:1—23:56</text:span></text:p>
          </draw:text-box>
        </draw:frame>
        <presentation:notes draw:style-name="dp2">
          <draw:page-thumbnail draw:style-name="gr3" draw:layer="layout" svg:width="18.624cm" svg:height="10.476cm" svg:x="1.482cm" svg:y="2.123cm" draw:page-number="53" presentation:class="page"/>
          <draw:frame presentation:style-name="pr1" draw:text-style-name="P3"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22" draw:layer="layout" svg:width="25.908cm" svg:height="3.702cm" svg:x="1.016cm" svg:y="0.616cm">
          <draw:text-box>
            <text:p text:style-name="P23"><text:span text:style-name="T67">P: </text:span><text:span text:style-name="T74">This is the Gospel of the Lord.</text:span></text:p>
            <text:p text:style-name="P16"><text:span text:style-name="T69">C: </text:span><text:span text:style-name="T75">Praise to You O Christ.</text:span></text:p>
          </draw:text-box>
        </draw:frame>
        <presentation:notes draw:style-name="dp2">
          <draw:page-thumbnail draw:style-name="gr3" draw:layer="layout" svg:width="18.624cm" svg:height="10.476cm" svg:x="1.482cm" svg:y="2.123cm" draw:page-number="54" presentation:class="page"/>
          <draw:frame presentation:style-name="pr1" draw:text-style-name="P3"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7" draw:text-style-name="P22" draw:layer="layout" svg:width="25.908cm" svg:height="3.702cm" svg:x="1.016cm" svg:y="0.616cm">
          <draw:text-box>
            <text:p text:style-name="P15"><text:span text:style-name="T76">HYMN #442</text:span></text:p>
            <text:p text:style-name="P15"><text:span text:style-name="T77">“</text:span><text:span text:style-name="T77">All Glory, Laud, and Honor”</text:span></text:p>
          </draw:text-box>
        </draw:frame>
        <presentation:notes draw:style-name="dp2">
          <draw:page-thumbnail draw:style-name="gr3" draw:layer="layout" svg:width="18.624cm" svg:height="10.476cm" svg:x="1.482cm" svg:y="2.123cm" draw:page-number="55" presentation:class="page"/>
          <draw:frame presentation:style-name="pr1" draw:text-style-name="P3"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22" draw:layer="layout" svg:width="25.908cm" svg:height="7.011cm" svg:x="1.016cm" svg:y="0.616cm">
          <draw:text-box>
            <text:p text:style-name="P16"><text:span text:style-name="T78">Refrain:</text:span><text:span text:style-name="T79"> All glory, laud, and honor </text:span><text:span text:style-name="T79"><text:line-break/></text:span><text:span text:style-name="T79"> <text:s text:c="9"/>To You, Redeemer, King, </text:span><text:span text:style-name="T79"><text:line-break/></text:span><text:span text:style-name="T79"> <text:s text:c="9"/>To whom the lips of children </text:span><text:span text:style-name="T79"><text:line-break/></text:span><text:span text:style-name="T79"> <text:s text:c="9"/>Made sweet hosannas ring. </text:span></text:p>
          </draw:text-box>
        </draw:frame>
        <presentation:notes draw:style-name="dp2">
          <draw:page-thumbnail draw:style-name="gr3" draw:layer="layout" svg:width="18.624cm" svg:height="10.476cm" svg:x="1.482cm" svg:y="2.123cm" draw:page-number="56" presentation:class="page"/>
          <draw:frame presentation:style-name="pr1" draw:text-style-name="P3"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9" draw:text-style-name="P24" draw:layer="layout" svg:width="25.908cm" svg:height="7.011cm" svg:x="1.016cm" svg:y="0.616cm">
          <draw:text-box>
            <text:p text:style-name="P15"><text:span text:style-name="T80">1. </text:span><text:span text:style-name="T79">You are the King of Israel</text:span><text:span text:style-name="T79"><text:line-break/></text:span><text:span text:style-name="T79">And David’s royal Son,</text:span><text:span text:style-name="T79"><text:line-break/></text:span><text:span text:style-name="T79">Now in the Lord’s name coming,</text:span><text:span text:style-name="T79"><text:line-break/></text:span><text:span text:style-name="T79">Our King and Blessèd One.</text:span></text:p>
          </draw:text-box>
        </draw:frame>
        <presentation:notes draw:style-name="dp2">
          <draw:page-thumbnail draw:style-name="gr3" draw:layer="layout" svg:width="18.624cm" svg:height="10.476cm" svg:x="1.482cm" svg:y="2.123cm" draw:page-number="57" presentation:class="page"/>
          <draw:frame presentation:style-name="pr1" draw:text-style-name="P3"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0" draw:text-style-name="P24" draw:layer="layout" svg:width="25.908cm" svg:height="7.011cm" svg:x="1.016cm" svg:y="0.616cm">
          <draw:text-box>
            <text:p text:style-name="P16"><text:span text:style-name="T78">Refrain:</text:span><text:span text:style-name="T79"> All glory, laud, and honor </text:span><text:span text:style-name="T79"><text:line-break/></text:span><text:span text:style-name="T79"> <text:s text:c="9"/>To You, Redeemer, King, </text:span><text:span text:style-name="T79"><text:line-break/></text:span><text:span text:style-name="T79"> <text:s text:c="9"/>To whom the lips of children </text:span><text:span text:style-name="T79"><text:line-break/></text:span><text:span text:style-name="T79"> <text:s text:c="9"/>Made sweet hosannas ring. </text:span></text:p>
          </draw:text-box>
        </draw:frame>
        <presentation:notes draw:style-name="dp2">
          <draw:page-thumbnail draw:style-name="gr3" draw:layer="layout" svg:width="18.624cm" svg:height="10.476cm" svg:x="1.482cm" svg:y="2.123cm" draw:page-number="58" presentation:class="page"/>
          <draw:frame presentation:style-name="pr1" draw:text-style-name="P3"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1" draw:text-style-name="P24" draw:layer="layout" svg:width="25.908cm" svg:height="7.011cm" svg:x="1.016cm" svg:y="0.616cm">
          <draw:text-box>
            <text:p text:style-name="P15"><text:span text:style-name="T81">2. </text:span><text:span text:style-name="T82">The company of angels</text:span><text:span text:style-name="T82"><text:line-break/></text:span><text:span text:style-name="T82">Is praising You on high,</text:span><text:span text:style-name="T82"><text:line-break/></text:span><text:span text:style-name="T82">And we with all creation</text:span><text:span text:style-name="T82"><text:line-break/></text:span><text:span text:style-name="T82">In chorus make reply.</text:span></text:p>
          </draw:text-box>
        </draw:frame>
        <presentation:notes draw:style-name="dp2">
          <draw:page-thumbnail draw:style-name="gr3" draw:layer="layout" svg:width="18.624cm" svg:height="10.476cm" svg:x="1.482cm" svg:y="2.123cm" draw:page-number="59" presentation:class="page"/>
          <draw:frame presentation:style-name="pr1" draw:text-style-name="P3"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22" draw:layer="layout" svg:width="25.908cm" svg:height="7.011cm" svg:x="1.016cm" svg:y="0.616cm">
          <draw:text-box>
            <text:p text:style-name="P16"><text:span text:style-name="T83">Refrain:</text:span><text:span text:style-name="T38"> All glory, laud, and honor </text:span><text:span text:style-name="T38"><text:line-break/></text:span><text:span text:style-name="T38"> <text:s text:c="9"/>To You, Redeemer, King, </text:span><text:span text:style-name="T38"><text:line-break/></text:span><text:span text:style-name="T38"> <text:s text:c="9"/>To whom the lips of children </text:span><text:span text:style-name="T38"><text:line-break/></text:span><text:span text:style-name="T38"> <text:s text:c="9"/>Made sweet hosannas ring. </text:span></text:p>
          </draw:text-box>
        </draw:frame>
        <presentation:notes draw:style-name="dp2">
          <draw:page-thumbnail draw:style-name="gr3" draw:layer="layout" svg:width="18.624cm" svg:height="10.476cm" svg:x="1.482cm" svg:y="2.123cm" draw:page-number="60" presentation:class="page"/>
          <draw:frame presentation:style-name="pr1" draw:text-style-name="P3"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3" draw:text-style-name="P24" draw:layer="layout" svg:width="25.908cm" svg:height="7.011cm" svg:x="1.016cm" svg:y="0.616cm">
          <draw:text-box>
            <text:p text:style-name="P15"><text:span text:style-name="T81">3. </text:span><text:span text:style-name="T82">The multitude of pilgrims</text:span><text:span text:style-name="T82"><text:line-break/></text:span><text:span text:style-name="T82">With palms before You went;</text:span><text:span text:style-name="T82"><text:line-break/></text:span><text:span text:style-name="T82">Our praise and prayer and anthems</text:span><text:span text:style-name="T82"><text:line-break/></text:span><text:span text:style-name="T82">Before You we present.</text:span></text:p>
          </draw:text-box>
        </draw:frame>
        <presentation:notes draw:style-name="dp2">
          <draw:page-thumbnail draw:style-name="gr3" draw:layer="layout" svg:width="18.624cm" svg:height="10.476cm" svg:x="1.482cm" svg:y="2.123cm" draw:page-number="61" presentation:class="page"/>
          <draw:frame presentation:style-name="pr1" draw:text-style-name="P3"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24" draw:layer="layout" svg:width="25.908cm" svg:height="7.011cm" svg:x="1.016cm" svg:y="0.616cm">
          <draw:text-box>
            <text:p text:style-name="P15"><text:span text:style-name="T83">Refrain:</text:span><text:span text:style-name="T38"> All glory, laud, and honor </text:span><text:span text:style-name="T38"><text:line-break/></text:span><text:span text:style-name="T38"> <text:s text:c="11"/>To You, Redeemer, King, </text:span><text:span text:style-name="T38"><text:line-break/></text:span><text:span text:style-name="T38"> <text:s text:c="11"/>To whom the lips of children </text:span><text:span text:style-name="T38"><text:line-break/></text:span><text:span text:style-name="T38"> <text:s text:c="11"/>Made sweet hosannas ring. </text:span></text:p>
          </draw:text-box>
        </draw:frame>
        <presentation:notes draw:style-name="dp2">
          <draw:page-thumbnail draw:style-name="gr3" draw:layer="layout" svg:width="18.624cm" svg:height="10.476cm" svg:x="1.482cm" svg:y="2.123cm" draw:page-number="62" presentation:class="page"/>
          <draw:frame presentation:style-name="pr1" draw:text-style-name="P3"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5" draw:text-style-name="P24" draw:layer="layout" svg:width="25.908cm" svg:height="7.011cm" svg:x="1.016cm" svg:y="0.616cm">
          <draw:text-box>
            <text:p text:style-name="P25"><text:span text:style-name="T37">4. </text:span><text:span text:style-name="T38">To You before Your passion</text:span></text:p>
            <text:p text:style-name="P25"><text:span text:style-name="T38">They sang their hymns of praise;</text:span></text:p>
            <text:p text:style-name="P25"><text:span text:style-name="T38">To You, now high exalted,</text:span></text:p>
            <text:p text:style-name="P15"><text:span text:style-name="T38">Our melody we raise.</text:span><text:span text:style-name="T84"> </text:span></text:p>
          </draw:text-box>
        </draw:frame>
        <presentation:notes draw:style-name="dp2">
          <draw:page-thumbnail draw:style-name="gr3" draw:layer="layout" svg:width="18.624cm" svg:height="10.476cm" svg:x="1.482cm" svg:y="2.123cm" draw:page-number="63" presentation:class="page"/>
          <draw:frame presentation:style-name="pr1" draw:text-style-name="P3"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6" draw:text-style-name="P22" draw:layer="layout" svg:width="25.908cm" svg:height="7.011cm" svg:x="1.016cm" svg:y="0.616cm">
          <draw:text-box>
            <text:p text:style-name="P26"><text:span text:style-name="T83">Refrain:</text:span><text:span text:style-name="T38"> All glory, laud, and honor</text:span><text:span text:style-name="T38"><text:line-break/></text:span><text:span text:style-name="T38"> <text:s text:c="5"/>To You, Redeemer, King,</text:span><text:span text:style-name="T38"><text:line-break/></text:span><text:span text:style-name="T38"> <text:s text:c="5"/>To whom the lips of children</text:span><text:span text:style-name="T38"><text:line-break/></text:span><text:span text:style-name="T38"> <text:s text:c="5"/>Made sweet hosannas ring.</text:span></text:p>
          </draw:text-box>
        </draw:frame>
        <presentation:notes draw:style-name="dp2">
          <draw:page-thumbnail draw:style-name="gr3" draw:layer="layout" svg:width="18.624cm" svg:height="10.476cm" svg:x="1.482cm" svg:y="2.123cm" draw:page-number="64" presentation:class="page"/>
          <draw:frame presentation:style-name="pr1" draw:text-style-name="P3"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7" draw:text-style-name="P22" draw:layer="layout" svg:width="25.908cm" svg:height="7.011cm" svg:x="1.016cm" svg:y="0.616cm">
          <draw:text-box>
            <text:p text:style-name="P25"><text:span text:style-name="T37">5. </text:span><text:span text:style-name="T38">As You received their praises,</text:span></text:p>
            <text:p text:style-name="P25"><text:span text:style-name="T38">Accept the prayers we bring,</text:span></text:p>
            <text:p text:style-name="P25"><text:span text:style-name="T38">O Source of ev’ry blessing,</text:span></text:p>
            <text:p text:style-name="P25"><text:span text:style-name="T38">Our good and gracious King.</text:span></text:p>
          </draw:text-box>
        </draw:frame>
        <presentation:notes draw:style-name="dp2">
          <draw:page-thumbnail draw:style-name="gr3" draw:layer="layout" svg:width="18.624cm" svg:height="10.476cm" svg:x="1.482cm" svg:y="2.123cm" draw:page-number="65" presentation:class="page"/>
          <draw:frame presentation:style-name="pr1" draw:text-style-name="P3"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8" draw:text-style-name="P22" draw:layer="layout" svg:width="25.908cm" svg:height="11.331cm" svg:x="1.016cm" svg:y="0.616cm">
          <draw:text-box>
            <text:p text:style-name="P16"><text:span text:style-name="T83">Refrain:</text:span><text:span text:style-name="T38"> All glory, laud, and honor </text:span><text:span text:style-name="T38"><text:line-break/></text:span><text:span text:style-name="T38"> <text:s text:c="9"/>To You, Redeemer, King, </text:span><text:span text:style-name="T38"><text:line-break/></text:span><text:span text:style-name="T38"> <text:s text:c="9"/>To whom the lips of children </text:span><text:span text:style-name="T38"><text:line-break/></text:span><text:span text:style-name="T38"> <text:s text:c="9"/>Made sweet hosannas ring.</text:span></text:p>
            <text:p text:style-name="P16"><text:span text:style-name="T38"/></text:p>
            <text:p text:style-name="P16"><text:span text:style-name="T38"/></text:p>
            <text:p text:style-name="P26"><text:span text:style-name="T85"><text:s text:c="11"/></text:span><text:span text:style-name="T85">Public Domain </text:span></text:p>
          </draw:text-box>
        </draw:frame>
        <presentation:notes draw:style-name="dp2">
          <draw:page-thumbnail draw:style-name="gr3" draw:layer="layout" svg:width="18.624cm" svg:height="10.476cm" svg:x="1.482cm" svg:y="2.123cm" draw:page-number="66" presentation:class="page"/>
          <draw:frame presentation:style-name="pr1" draw:text-style-name="P3"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9" draw:text-style-name="P22" draw:layer="layout" svg:width="25.908cm" svg:height="7.568cm" svg:x="1.016cm" svg:y="0.616cm">
          <draw:text-box>
            <text:p text:style-name="P15"><text:span text:style-name="T86">Sermon</text:span></text:p>
            <text:p text:style-name="P15"><text:span text:style-name="T87"/></text:p>
            <text:p text:style-name="P15"><text:span text:style-name="T88">“</text:span><text:span text:style-name="T88">God Save Us”</text:span></text:p>
            <text:p text:style-name="P15"><text:span text:style-name="T38">JOHN 12:12-19</text:span></text:p>
          </draw:text-box>
        </draw:frame>
        <presentation:notes draw:style-name="dp2">
          <draw:page-thumbnail draw:style-name="gr3" draw:layer="layout" svg:width="18.624cm" svg:height="10.476cm" svg:x="1.482cm" svg:y="2.123cm" draw:page-number="67" presentation:class="page"/>
          <draw:frame presentation:style-name="pr1" draw:text-style-name="P3"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22" draw:layer="layout" svg:width="25.908cm" svg:height="7.078cm" svg:x="1.016cm" svg:y="0.616cm">
          <draw:text-box>
            <text:p text:style-name="P15"><text:span text:style-name="T89">CONFESSION OF FAITH</text:span><text:span text:style-name="T90">:</text:span><text:span text:style-name="T91"> </text:span><text:span text:style-name="T92">Nicene Creed</text:span></text:p>
            <text:p text:style-name="P15"><text:span text:style-name="T93">I believe in one God, the Father Almighty,</text:span></text:p>
            <text:p text:style-name="P15"><text:span text:style-name="T93">maker of heaven and earth</text:span></text:p>
            <text:p text:style-name="P15"><text:span text:style-name="T93">and of all things visible and invisible.</text:span></text:p>
          </draw:text-box>
        </draw:frame>
        <presentation:notes draw:style-name="dp2">
          <draw:page-thumbnail draw:style-name="gr3" draw:layer="layout" svg:width="18.624cm" svg:height="10.476cm" svg:x="1.482cm" svg:y="2.123cm" draw:page-number="68" presentation:class="page"/>
          <draw:frame presentation:style-name="pr1" draw:text-style-name="P3"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1" draw:text-style-name="P22" draw:layer="layout" svg:width="25.908cm" svg:height="5.321cm" svg:x="1.016cm" svg:y="0.616cm">
          <draw:text-box>
            <text:p text:style-name="P15"><text:span text:style-name="T93">And in one Lord Jesus Christ,</text:span></text:p>
            <text:p text:style-name="P15"><text:span text:style-name="T93">the only-begotten Son of God,</text:span></text:p>
            <text:p text:style-name="P15"><text:span text:style-name="T93">begotten of His Father before all worlds,</text:span></text:p>
          </draw:text-box>
        </draw:frame>
        <presentation:notes draw:style-name="dp2">
          <draw:page-thumbnail draw:style-name="gr3" draw:layer="layout" svg:width="18.624cm" svg:height="10.476cm" svg:x="1.482cm" svg:y="2.123cm" draw:page-number="69" presentation:class="page"/>
          <draw:frame presentation:style-name="pr1" draw:text-style-name="P3"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22" draw:layer="layout" svg:width="25.908cm" svg:height="5.321cm" svg:x="1.016cm" svg:y="0.616cm">
          <draw:text-box>
            <text:p text:style-name="P15"><text:span text:style-name="T93">God of God, Light of Light,</text:span></text:p>
            <text:p text:style-name="P15"><text:span text:style-name="T93">very God of very God,</text:span></text:p>
            <text:p text:style-name="P15"><text:span text:style-name="T93">begotten, not made,</text:span></text:p>
          </draw:text-box>
        </draw:frame>
        <presentation:notes draw:style-name="dp2">
          <draw:page-thumbnail draw:style-name="gr3" draw:layer="layout" svg:width="18.624cm" svg:height="10.476cm" svg:x="1.482cm" svg:y="2.123cm" draw:page-number="70" presentation:class="page"/>
          <draw:frame presentation:style-name="pr1" draw:text-style-name="P3"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22" draw:layer="layout" svg:width="25.908cm" svg:height="7.011cm" svg:x="1.016cm" svg:y="0.616cm">
          <draw:text-box>
            <text:p text:style-name="P15"><text:span text:style-name="T93">being of one substance with the Father,</text:span></text:p>
            <text:p text:style-name="P15"><text:span text:style-name="T93">by whom all things were made;</text:span></text:p>
            <text:p text:style-name="P15"><text:span text:style-name="T93">who for us men and for our salvation</text:span></text:p>
            <text:p text:style-name="P15"><text:span text:style-name="T93">came down from heaven</text:span></text:p>
          </draw:text-box>
        </draw:frame>
        <presentation:notes draw:style-name="dp2">
          <draw:page-thumbnail draw:style-name="gr3" draw:layer="layout" svg:width="18.624cm" svg:height="10.476cm" svg:x="1.482cm" svg:y="2.123cm" draw:page-number="71" presentation:class="page"/>
          <draw:frame presentation:style-name="pr1" draw:text-style-name="P3"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4" draw:text-style-name="P22" draw:layer="layout" svg:width="25.908cm" svg:height="7.011cm" svg:x="1.016cm" svg:y="0.616cm">
          <draw:text-box>
            <text:p text:style-name="P15"><text:span text:style-name="T93">and was incarnate by the Holy Spirit</text:span></text:p>
            <text:p text:style-name="P15"><text:span text:style-name="T93">of the virgin Mary and was made man;</text:span></text:p>
            <text:p text:style-name="P15"><text:span text:style-name="T93">and was crucified also for us</text:span></text:p>
            <text:p text:style-name="P15"><text:span text:style-name="T93">under Pontius Pilate.</text:span></text:p>
          </draw:text-box>
        </draw:frame>
        <presentation:notes draw:style-name="dp2">
          <draw:page-thumbnail draw:style-name="gr3" draw:layer="layout" svg:width="18.624cm" svg:height="10.476cm" svg:x="1.482cm" svg:y="2.123cm" draw:page-number="72" presentation:class="page"/>
          <draw:frame presentation:style-name="pr1" draw:text-style-name="P3"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22" draw:layer="layout" svg:width="25.908cm" svg:height="5.321cm" svg:x="1.016cm" svg:y="0.616cm">
          <draw:text-box>
            <text:p text:style-name="P15"><text:span text:style-name="T93">He suffered and and was buried.</text:span></text:p>
            <text:p text:style-name="P15"><text:span text:style-name="T93">And the third day He rose again </text:span></text:p>
            <text:p text:style-name="P15"><text:span text:style-name="T93">according to the Scriptures</text:span></text:p>
          </draw:text-box>
        </draw:frame>
        <presentation:notes draw:style-name="dp2">
          <draw:page-thumbnail draw:style-name="gr3" draw:layer="layout" svg:width="18.624cm" svg:height="10.476cm" svg:x="1.482cm" svg:y="2.123cm" draw:page-number="73" presentation:class="page"/>
          <draw:frame presentation:style-name="pr1" draw:text-style-name="P3"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22" draw:layer="layout" svg:width="25.908cm" svg:height="3.702cm" svg:x="1.016cm" svg:y="0.616cm">
          <draw:text-box>
            <text:p text:style-name="P15"><text:span text:style-name="T93">and ascended into heaven</text:span></text:p>
            <text:p text:style-name="P15"><text:span text:style-name="T93">and sits at the right hand of the Father.</text:span></text:p>
          </draw:text-box>
        </draw:frame>
        <presentation:notes draw:style-name="dp2">
          <draw:page-thumbnail draw:style-name="gr3" draw:layer="layout" svg:width="18.624cm" svg:height="10.476cm" svg:x="1.482cm" svg:y="2.123cm" draw:page-number="74" presentation:class="page"/>
          <draw:frame presentation:style-name="pr1" draw:text-style-name="P3"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22" draw:layer="layout" svg:width="25.908cm" svg:height="5.321cm" svg:x="1.016cm" svg:y="0.616cm">
          <draw:text-box>
            <text:p text:style-name="P15"><text:span text:style-name="T93">and He will come again with glory</text:span></text:p>
            <text:p text:style-name="P15"><text:span text:style-name="T93">to judge both the living and the dead,</text:span></text:p>
            <text:p text:style-name="P15"><text:span text:style-name="T93">whose kingdom will have no end.</text:span></text:p>
          </draw:text-box>
        </draw:frame>
        <presentation:notes draw:style-name="dp2">
          <draw:page-thumbnail draw:style-name="gr3" draw:layer="layout" svg:width="18.624cm" svg:height="10.476cm" svg:x="1.482cm" svg:y="2.123cm" draw:page-number="75" presentation:class="page"/>
          <draw:frame presentation:style-name="pr1" draw:text-style-name="P3"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22" draw:layer="layout" svg:width="25.908cm" svg:height="7.011cm" svg:x="1.016cm" svg:y="0.616cm">
          <draw:text-box>
            <text:p text:style-name="P15"><text:span text:style-name="T93">And I believe in the Holy Spirit,</text:span></text:p>
            <text:p text:style-name="P15"><text:span text:style-name="T93">the Lord and giver of life,</text:span></text:p>
            <text:p text:style-name="P15"><text:span text:style-name="T93">who proceeds from the Father</text:span></text:p>
            <text:p text:style-name="P15"><text:span text:style-name="T93">and the Son,</text:span></text:p>
          </draw:text-box>
        </draw:frame>
        <presentation:notes draw:style-name="dp2">
          <draw:page-thumbnail draw:style-name="gr3" draw:layer="layout" svg:width="18.624cm" svg:height="10.476cm" svg:x="1.482cm" svg:y="2.123cm" draw:page-number="76" presentation:class="page"/>
          <draw:frame presentation:style-name="pr1" draw:text-style-name="P3"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22" draw:layer="layout" svg:width="25.908cm" svg:height="5.321cm" svg:x="1.016cm" svg:y="0.616cm">
          <draw:text-box>
            <text:p text:style-name="P15"><text:span text:style-name="T93">Who with the Father and the Son</text:span></text:p>
            <text:p text:style-name="P15"><text:span text:style-name="T93">together is worshiped and glorified,</text:span></text:p>
            <text:p text:style-name="P15"><text:span text:style-name="T93">who spoke by the prophets.</text:span></text:p>
          </draw:text-box>
        </draw:frame>
        <presentation:notes draw:style-name="dp2">
          <draw:page-thumbnail draw:style-name="gr3" draw:layer="layout" svg:width="18.624cm" svg:height="10.476cm" svg:x="1.482cm" svg:y="2.123cm" draw:page-number="77" presentation:class="page"/>
          <draw:frame presentation:style-name="pr1" draw:text-style-name="P3"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22" draw:layer="layout" svg:width="25.908cm" svg:height="7.011cm" svg:x="1.016cm" svg:y="0.616cm">
          <draw:text-box>
            <text:p text:style-name="P15"><text:span text:style-name="T93">And I believe in one holy Christian</text:span></text:p>
            <text:p text:style-name="P15"><text:span text:style-name="T93">and Apostolic Church,</text:span></text:p>
            <text:p text:style-name="P15"><text:span text:style-name="T93">I acknowledge one Baptism</text:span></text:p>
            <text:p text:style-name="P15"><text:span text:style-name="T93">for the remission of sins,</text:span></text:p>
          </draw:text-box>
        </draw:frame>
        <presentation:notes draw:style-name="dp2">
          <draw:page-thumbnail draw:style-name="gr3" draw:layer="layout" svg:width="18.624cm" svg:height="10.476cm" svg:x="1.482cm" svg:y="2.123cm" draw:page-number="78" presentation:class="page"/>
          <draw:frame presentation:style-name="pr1" draw:text-style-name="P3"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22" draw:layer="layout" svg:width="25.908cm" svg:height="5.321cm" svg:x="1.016cm" svg:y="0.616cm">
          <draw:text-box>
            <text:p text:style-name="P15"><text:span text:style-name="T93">and I look for the resurrection of the dead</text:span></text:p>
            <text:p text:style-name="P15"><text:span text:style-name="T93">and the life of the world to come. <text:s/></text:span></text:p>
            <text:p text:style-name="P15"><text:span text:style-name="T93">Amen.</text:span></text:p>
          </draw:text-box>
        </draw:frame>
        <presentation:notes draw:style-name="dp2">
          <draw:page-thumbnail draw:style-name="gr3" draw:layer="layout" svg:width="18.624cm" svg:height="10.476cm" svg:x="1.482cm" svg:y="2.123cm" draw:page-number="79" presentation:class="page"/>
          <draw:frame presentation:style-name="pr1" draw:text-style-name="P3"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27" draw:layer="layout" svg:width="25.908cm" svg:height="2.178cm" svg:x="1.016cm" svg:y="0.616cm">
          <draw:text-box>
            <text:p text:style-name="P15"><text:span text:style-name="T94">OFFERING</text:span></text:p>
          </draw:text-box>
        </draw:frame>
        <presentation:notes draw:style-name="dp2">
          <draw:page-thumbnail draw:style-name="gr3" draw:layer="layout" svg:width="18.624cm" svg:height="10.476cm" svg:x="1.482cm" svg:y="2.123cm" draw:page-number="80" presentation:class="page"/>
          <draw:frame presentation:style-name="pr1" draw:text-style-name="P3"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27" draw:layer="layout" svg:width="25.908cm" svg:height="7.572cm" svg:x="1.016cm" svg:y="0.616cm">
          <draw:text-box>
            <text:p text:style-name="P15"><text:span text:style-name="T94">PRAYER OF THE CHURCH</text:span></text:p>
            <text:p text:style-name="P16"><text:span text:style-name="T27">P:</text:span><text:span text:style-name="T27"><text:tab/></text:span><text:span text:style-name="T27"> </text:span><text:span text:style-name="T95">Strengthen the faith of Your people here and </text:span></text:p>
            <text:p text:style-name="P16"><text:span text:style-name="T95"><text:s text:c="4"/></text:span><text:span text:style-name="T95">wherever the Sacrament is celebrated, as we </text:span></text:p>
            <text:p text:style-name="P16"><text:span text:style-name="T95"><text:s text:c="4"/></text:span><text:span text:style-name="T95">receive the forgiveness of sins, life, and </text:span></text:p>
            <text:p text:style-name="P16"><text:span text:style-name="T95"><text:s text:c="4"/></text:span><text:span text:style-name="T95">salvation,</text:span></text:p>
          </draw:text-box>
        </draw:frame>
        <presentation:notes draw:style-name="dp2">
          <draw:page-thumbnail draw:style-name="gr3" draw:layer="layout" svg:width="18.624cm" svg:height="10.476cm" svg:x="1.482cm" svg:y="2.123cm" draw:page-number="81" presentation:class="page"/>
          <draw:frame presentation:style-name="pr1" draw:text-style-name="P3"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28" draw:layer="layout" svg:width="25.908cm" svg:height="4.947cm" svg:x="1.016cm" svg:y="0.616cm">
          <draw:text-box>
            <text:p text:style-name="P16"><text:span text:style-name="T95"><text:s text:c="5"/></text:span><text:span text:style-name="T95">which come to us through Your body and </text:span></text:p>
            <text:p text:style-name="P16"><text:span text:style-name="T95"><text:s text:c="5"/></text:span><text:span text:style-name="T95">blood. Lord, in Your mercy,</text:span></text:p>
            <text:p text:style-name="P16"><text:span text:style-name="T29">C: </text:span><text:span text:style-name="T93">hear our prayer.</text:span></text:p>
          </draw:text-box>
        </draw:frame>
        <presentation:notes draw:style-name="dp2">
          <draw:page-thumbnail draw:style-name="gr3" draw:layer="layout" svg:width="18.624cm" svg:height="10.476cm" svg:x="1.482cm" svg:y="2.123cm" draw:page-number="82" presentation:class="page"/>
          <draw:frame presentation:style-name="pr1" draw:text-style-name="P3"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28" draw:layer="layout" svg:width="25.908cm" svg:height="6.263cm" svg:x="1.016cm" svg:y="0.616cm">
          <draw:text-box>
            <text:p text:style-name="P16"><text:span text:style-name="T22">P: </text:span><text:span text:style-name="T96">Strengthen all whose faith is weak, those who </text:span></text:p>
            <text:p text:style-name="P16"><text:span text:style-name="T96"><text:s text:c="4"/></text:span><text:span text:style-name="T96">face this day burdened by their past errors, and </text:span></text:p>
            <text:p text:style-name="P16"><text:span text:style-name="T96"><text:s text:c="4"/></text:span><text:span text:style-name="T96">all who cannot comprehend the depth of Your </text:span></text:p>
            <text:p text:style-name="P16"><text:span text:style-name="T96"><text:s text:c="4"/></text:span><text:span text:style-name="T96">love,</text:span></text:p>
          </draw:text-box>
        </draw:frame>
        <presentation:notes draw:style-name="dp2">
          <draw:page-thumbnail draw:style-name="gr3" draw:layer="layout" svg:width="18.624cm" svg:height="10.476cm" svg:x="1.482cm" svg:y="2.123cm" draw:page-number="83" presentation:class="page"/>
          <draw:frame presentation:style-name="pr1" draw:text-style-name="P3"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28" draw:layer="layout" svg:width="25.908cm" svg:height="4.947cm" svg:x="1.016cm" svg:y="0.616cm">
          <draw:text-box>
            <text:p text:style-name="P16"><text:span text:style-name="T96"><text:s text:c="4"/></text:span><text:span text:style-name="T96">that they realize and rejoice in the forgiveness </text:span></text:p>
            <text:p text:style-name="P16"><text:span text:style-name="T96"><text:s text:c="4"/></text:span><text:span text:style-name="T96">You so freely offer. Lord, in Your mercy,</text:span></text:p>
            <text:p text:style-name="P16"><text:span text:style-name="T23">C: </text:span><text:span text:style-name="T93">hear our prayer.</text:span></text:p>
          </draw:text-box>
        </draw:frame>
        <presentation:notes draw:style-name="dp2">
          <draw:page-thumbnail draw:style-name="gr3" draw:layer="layout" svg:width="18.624cm" svg:height="10.476cm" svg:x="1.482cm" svg:y="2.123cm" draw:page-number="84" presentation:class="page"/>
          <draw:frame presentation:style-name="pr1" draw:text-style-name="P3"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28" draw:layer="layout" svg:width="25.908cm" svg:height="6.263cm" svg:x="1.016cm" svg:y="0.616cm">
          <draw:text-box>
            <text:p text:style-name="P16"><text:span text:style-name="T22">P: </text:span><text:span text:style-name="T96">Grant courage to those who suffer and all who </text:span></text:p>
            <text:p text:style-name="P16"><text:span text:style-name="T96"><text:s text:c="4"/></text:span><text:span text:style-name="T96">struggle with sudden crisis or long-term illness, </text:span></text:p>
            <text:p text:style-name="P16"><text:span text:style-name="T96"><text:s text:c="4"/></text:span><text:span text:style-name="T96">all who are near death, and all who languish, </text:span></text:p>
            <text:p text:style-name="P16"><text:span text:style-name="T96"><text:s text:c="4"/></text:span><text:span text:style-name="T96">unjustly imprisoned or discriminated against,</text:span></text:p>
          </draw:text-box>
        </draw:frame>
        <presentation:notes draw:style-name="dp2">
          <draw:page-thumbnail draw:style-name="gr3" draw:layer="layout" svg:width="18.624cm" svg:height="10.476cm" svg:x="1.482cm" svg:y="2.123cm" draw:page-number="85" presentation:class="page"/>
          <draw:frame presentation:style-name="pr1" draw:text-style-name="P3"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28" draw:layer="layout" svg:width="25.908cm" svg:height="4.947cm" svg:x="1.016cm" svg:y="0.616cm">
          <draw:text-box>
            <text:p text:style-name="P16"><text:span text:style-name="T96"><text:s text:c="4"/></text:span><text:span text:style-name="T96">that they rely on Your gracious plans. </text:span></text:p>
            <text:p text:style-name="P16"><text:span text:style-name="T96"><text:s text:c="4"/></text:span><text:span text:style-name="T96">Lord, in Your mercy,</text:span></text:p>
            <text:p text:style-name="P16"><text:span text:style-name="T23">C: </text:span><text:span text:style-name="T93">hear our prayer.</text:span></text:p>
          </draw:text-box>
        </draw:frame>
        <presentation:notes draw:style-name="dp2">
          <draw:page-thumbnail draw:style-name="gr3" draw:layer="layout" svg:width="18.624cm" svg:height="10.476cm" svg:x="1.482cm" svg:y="2.123cm" draw:page-number="86" presentation:class="page"/>
          <draw:frame presentation:style-name="pr1" draw:text-style-name="P3"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28" draw:layer="layout" svg:width="25.908cm" svg:height="4.76cm" svg:x="1.016cm" svg:y="0.616cm">
          <draw:text-box>
            <text:p text:style-name="P16"><text:span text:style-name="T27">P: </text:span><text:span text:style-name="T95">Grant that Your Holy Spirit open the ears of </text:span></text:p>
            <text:p text:style-name="P16"><text:span text:style-name="T95"><text:s text:c="4"/></text:span><text:span text:style-name="T95">those who have not heard the Gospel in terms </text:span></text:p>
            <text:p text:style-name="P16"><text:span text:style-name="T95"><text:s text:c="4"/></text:span><text:span text:style-name="T95">they can understand and believe,</text:span></text:p>
          </draw:text-box>
        </draw:frame>
        <presentation:notes draw:style-name="dp2">
          <draw:page-thumbnail draw:style-name="gr3" draw:layer="layout" svg:width="18.624cm" svg:height="10.476cm" svg:x="1.482cm" svg:y="2.123cm" draw:page-number="87" presentation:class="page"/>
          <draw:frame presentation:style-name="pr1" draw:text-style-name="P3"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0" draw:text-style-name="P28" draw:layer="layout" svg:width="25.908cm" svg:height="6.45cm" svg:x="1.016cm" svg:y="0.616cm">
          <draw:text-box>
            <text:p text:style-name="P16"><text:span text:style-name="T95"><text:s text:c="4"/></text:span><text:span text:style-name="T95">that they rejoice with us in the forgiveness of </text:span></text:p>
            <text:p text:style-name="P16"><text:span text:style-name="T95"><text:s text:c="4"/></text:span><text:span text:style-name="T95">sins and the paradise that awaits all who rely </text:span></text:p>
            <text:p text:style-name="P16"><text:span text:style-name="T95"><text:s text:c="4"/></text:span><text:span text:style-name="T95">on Your grace and love. Lord, in Your mercy,</text:span></text:p>
            <text:p text:style-name="P16"><text:span text:style-name="T29">C: </text:span><text:span text:style-name="T93">hear our prayer.</text:span></text:p>
          </draw:text-box>
        </draw:frame>
        <presentation:notes draw:style-name="dp2">
          <draw:page-thumbnail draw:style-name="gr3" draw:layer="layout" svg:width="18.624cm" svg:height="10.476cm" svg:x="1.482cm" svg:y="2.123cm" draw:page-number="88" presentation:class="page"/>
          <draw:frame presentation:style-name="pr1" draw:text-style-name="P3"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28" draw:layer="layout" svg:width="25.908cm" svg:height="6.45cm" svg:x="1.016cm" svg:y="0.616cm">
          <draw:text-box>
            <text:p text:style-name="P16"><text:span text:style-name="T27">P: </text:span><text:span text:style-name="T95">Into Your hands, heavenly Father, we commend </text:span></text:p>
            <text:p text:style-name="P16"><text:span text:style-name="T95"><text:s text:c="4"/></text:span><text:span text:style-name="T95">all for whom we pray, trusting in Your mercy </text:span></text:p>
            <text:p text:style-name="P16"><text:span text:style-name="T95"><text:s text:c="4"/></text:span><text:span text:style-name="T95">for the sake of Your Son, Jesus Christ, our Lord.</text:span></text:p>
            <text:p text:style-name="P16"><text:span text:style-name="T29">C: </text:span><text:span text:style-name="T93">Amen.</text:span></text:p>
          </draw:text-box>
        </draw:frame>
        <presentation:notes draw:style-name="dp2">
          <draw:page-thumbnail draw:style-name="gr3" draw:layer="layout" svg:width="18.624cm" svg:height="10.476cm" svg:x="1.482cm" svg:y="2.123cm" draw:page-number="89" presentation:class="page"/>
          <draw:frame presentation:style-name="pr1" draw:text-style-name="P3"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2" draw:text-style-name="P28" draw:layer="layout" svg:width="25.908cm" svg:height="2.25cm" svg:x="1.016cm" svg:y="0.616cm">
          <draw:text-box>
            <text:p text:style-name="P15"><text:span text:style-name="T97">t</text:span><text:span text:style-name="T98"> <text:s/></text:span><text:span text:style-name="T99">SACRAMENT</text:span><text:span text:style-name="T100"> </text:span><text:span text:style-name="T97">t</text:span></text:p>
          </draw:text-box>
        </draw:frame>
        <presentation:notes draw:style-name="dp2">
          <draw:page-thumbnail draw:style-name="gr3" draw:layer="layout" svg:width="18.624cm" svg:height="10.476cm" svg:x="1.482cm" svg:y="2.123cm" draw:page-number="90" presentation:class="page"/>
          <draw:frame presentation:style-name="pr1" draw:text-style-name="P3"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31" draw:layer="layout" svg:width="25.908cm" svg:height="7.946cm" svg:x="1.016cm" svg:y="0.616cm">
          <draw:text-box>
            <text:p text:style-name="P29"><text:span text:style-name="T101">PREFACE</text:span></text:p>
            <text:p text:style-name="P30"><text:span text:style-name="T22">P: </text:span><text:span text:style-name="T102">The Lord be with you.</text:span></text:p>
            <text:p text:style-name="P30"><text:span text:style-name="T23">C: </text:span><text:span text:style-name="T103">And also with you.</text:span></text:p>
            <text:p text:style-name="P30"><text:span text:style-name="T22">P: </text:span><text:span text:style-name="T102">Lift up your hearts.</text:span></text:p>
            <text:p text:style-name="P30"><text:span text:style-name="T23">C: </text:span><text:span text:style-name="T103">We lift them to the Lord.</text:span></text:p>
          </draw:text-box>
        </draw:frame>
        <presentation:notes draw:style-name="dp2">
          <draw:page-thumbnail draw:style-name="gr3" draw:layer="layout" svg:width="18.624cm" svg:height="10.476cm" svg:x="1.482cm" svg:y="2.123cm" draw:page-number="91" presentation:class="page"/>
          <draw:frame presentation:style-name="pr1" draw:text-style-name="P3"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4" draw:text-style-name="P31" draw:layer="layout" svg:width="25.908cm" svg:height="6.637cm" svg:x="1.016cm" svg:y="0.616cm">
          <draw:text-box>
            <text:p text:style-name="P32"><text:span text:style-name="T22">P: </text:span><text:span text:style-name="T102">Lift up your hearts.</text:span></text:p>
            <text:p text:style-name="P30"><text:span text:style-name="T23">C: </text:span><text:span text:style-name="T103">We lift them to the Lord.</text:span></text:p>
            <text:p text:style-name="P30"><text:span text:style-name="T22">P: </text:span><text:span text:style-name="T102">Let us give thanks to the Lord our God.</text:span></text:p>
            <text:p text:style-name="P29"><text:span text:style-name="T23">C: </text:span><text:span text:style-name="T103">It is right to give Him thanks and praise.</text:span></text:p>
          </draw:text-box>
        </draw:frame>
        <presentation:notes draw:style-name="dp2">
          <draw:page-thumbnail draw:style-name="gr3" draw:layer="layout" svg:width="18.624cm" svg:height="10.476cm" svg:x="1.482cm" svg:y="2.123cm" draw:page-number="92" presentation:class="page"/>
          <draw:frame presentation:style-name="pr1" draw:text-style-name="P3"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31" draw:layer="layout" svg:width="25.908cm" svg:height="7.572cm" svg:x="1.016cm" svg:y="0.616cm">
          <draw:text-box>
            <text:p text:style-name="P29"><text:span text:style-name="T104">PROPER PREFACE</text:span></text:p>
            <text:p text:style-name="P32"><text:span text:style-name="T22">P: </text:span><text:span text:style-name="T102">It is truly good, right, and salutary that we </text:span></text:p>
            <text:p text:style-name="P32"><text:span text:style-name="T102"><text:s text:c="4"/></text:span><text:span text:style-name="T102">should at all times and in all places give thanks </text:span></text:p>
            <text:p text:style-name="P32"><text:span text:style-name="T102"><text:s text:c="4"/></text:span><text:span text:style-name="T102">to You, holy Lord, almighty Father, everlasting </text:span></text:p>
            <text:p text:style-name="P32"><text:span text:style-name="T102"><text:s text:c="4"/></text:span><text:span text:style-name="T102">God,</text:span></text:p>
          </draw:text-box>
        </draw:frame>
        <presentation:notes draw:style-name="dp2">
          <draw:page-thumbnail draw:style-name="gr3" draw:layer="layout" svg:width="18.624cm" svg:height="10.476cm" svg:x="1.482cm" svg:y="2.123cm" draw:page-number="93" presentation:class="page"/>
          <draw:frame presentation:style-name="pr1" draw:text-style-name="P3"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6" draw:text-style-name="P31" draw:layer="layout" svg:width="25.908cm" svg:height="4.76cm" svg:x="1.016cm" svg:y="0.616cm">
          <draw:text-box>
            <text:p text:style-name="P32"><text:span text:style-name="T102"><text:s text:c="4"/></text:span><text:span text:style-name="T102">through Jesus Christ, our Lord, who </text:span></text:p>
            <text:p text:style-name="P32"><text:span text:style-name="T102"><text:s text:c="4"/></text:span><text:span text:style-name="T102">accomplished the salvation of mankind by the </text:span></text:p>
            <text:p text:style-name="P32"><text:span text:style-name="T102"><text:s text:c="4"/></text:span><text:span text:style-name="T102">tree of the cross,</text:span></text:p>
          </draw:text-box>
        </draw:frame>
        <presentation:notes draw:style-name="dp2">
          <draw:page-thumbnail draw:style-name="gr3" draw:layer="layout" svg:width="18.624cm" svg:height="10.476cm" svg:x="1.482cm" svg:y="2.123cm" draw:page-number="94" presentation:class="page"/>
          <draw:frame presentation:style-name="pr1" draw:text-style-name="P3"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31" draw:layer="layout" svg:width="25.908cm" svg:height="6.263cm" svg:x="1.016cm" svg:y="0.616cm">
          <draw:text-box>
            <text:p text:style-name="P32"><text:span text:style-name="T105"><text:s text:c="4"/></text:span><text:span text:style-name="T102">that where death arose, there life also might </text:span></text:p>
            <text:p text:style-name="P32"><text:span text:style-name="T102"><text:s text:c="4"/></text:span><text:span text:style-name="T102">rise again and that the serpent who overcame </text:span></text:p>
            <text:p text:style-name="P32"><text:span text:style-name="T102"><text:s text:c="4"/></text:span><text:span text:style-name="T102">by the tree of the garden might likewise by the </text:span></text:p>
            <text:p text:style-name="P32"><text:span text:style-name="T102"><text:s text:c="4"/></text:span><text:span text:style-name="T102">tree of the cross be overcome.</text:span></text:p>
          </draw:text-box>
        </draw:frame>
        <presentation:notes draw:style-name="dp2">
          <draw:page-thumbnail draw:style-name="gr3" draw:layer="layout" svg:width="18.624cm" svg:height="10.476cm" svg:x="1.482cm" svg:y="2.123cm" draw:page-number="95" presentation:class="page"/>
          <draw:frame presentation:style-name="pr1" draw:text-style-name="P3"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1" draw:layer="layout" svg:width="26.416cm" svg:height="6.63cm" svg:x="0.891cm" svg:y="0.616cm">
          <draw:text-box>
            <text:p text:style-name="P29"><text:span text:style-name="T106">SANCTUS</text:span><text:span text:style-name="T107"> </text:span><text:span text:style-name="T108">(LSB p.178)</text:span></text:p>
            <text:p text:style-name="P32"><text:span text:style-name="T109">C: </text:span><text:span text:style-name="T110">♫</text:span><text:span text:style-name="T111">Holy, holy, holy Lord, </text:span></text:p>
            <text:p text:style-name="P32"><text:span text:style-name="T111"><text:s text:c="6"/></text:span><text:span text:style-name="T111">Lord God of pow’r and might:</text:span></text:p>
            <text:p text:style-name="P32"><text:span text:style-name="T111"><text:s text:c="6"/></text:span><text:span text:style-name="T111">Heav'n and earth are full of Your glory. <text:s/></text:span></text:p>
          </draw:text-box>
        </draw:frame>
        <presentation:notes draw:style-name="dp2">
          <draw:page-thumbnail draw:style-name="gr3" draw:layer="layout" svg:width="18.624cm" svg:height="10.476cm" svg:x="1.482cm" svg:y="2.123cm" draw:page-number="96" presentation:class="page"/>
          <draw:frame presentation:style-name="pr1" draw:text-style-name="P3"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9" draw:text-style-name="P31" draw:layer="layout" svg:width="26.416cm" svg:height="7.011cm" svg:x="0.891cm" svg:y="0.616cm">
          <draw:text-box>
            <text:p text:style-name="P32"><text:span text:style-name="T112"><text:s text:c="6"/></text:span><text:span text:style-name="T110">♫</text:span><text:span text:style-name="T113"> </text:span><text:span text:style-name="T111">Hosanna in the highest.</text:span></text:p>
            <text:p text:style-name="P32"><text:span text:style-name="T111"><text:s text:c="6"/></text:span><text:span text:style-name="T111">Blessed is He who comes </text:span></text:p>
            <text:p text:style-name="P32"><text:span text:style-name="T111"><text:s text:c="10"/></text:span><text:span text:style-name="T111">in the name of the Lord.</text:span></text:p>
            <text:p text:style-name="P32"><text:span text:style-name="T111"><text:s text:c="6"/></text:span><text:span text:style-name="T111">Hosanna in the highest. </text:span><text:span text:style-name="T114"><text:s/></text:span><text:span text:style-name="T111"><text:s/></text:span><text:span text:style-name="T115"><text:s text:c="2"/></text:span></text:p>
          </draw:text-box>
        </draw:frame>
        <presentation:notes draw:style-name="dp2">
          <draw:page-thumbnail draw:style-name="gr3" draw:layer="layout" svg:width="18.624cm" svg:height="10.476cm" svg:x="1.482cm" svg:y="2.123cm" draw:page-number="97" presentation:class="page"/>
          <draw:frame presentation:style-name="pr1" draw:text-style-name="P3"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0" draw:text-style-name="P31" draw:layer="layout" svg:width="26.416cm" svg:height="9.456cm" svg:x="0.891cm" svg:y="0.616cm">
          <draw:text-box>
            <text:p text:style-name="P29"><text:span text:style-name="T116"><text:s text:c="6"/></text:span><text:span text:style-name="T117">PRAYER OF THANKSGIVING</text:span></text:p>
            <text:p text:style-name="P32"><text:span text:style-name="T118">P: </text:span><text:span text:style-name="T119">Blessed are You, Lord of heaven and earth, for </text:span></text:p>
            <text:p text:style-name="P32"><text:span text:style-name="T119"><text:s text:c="4"/></text:span><text:span text:style-name="T119">You have had mercy on those whom You created </text:span></text:p>
            <text:p text:style-name="P32"><text:span text:style-name="T119"><text:s text:c="4"/></text:span><text:span text:style-name="T119">and sent Your only-begotten Son into our flesh </text:span></text:p>
            <text:p text:style-name="P32"><text:span text:style-name="T119"><text:s text:c="4"/></text:span><text:span text:style-name="T119">to bear our sin and </text:span></text:p>
            <text:p text:style-name="P32"><text:span text:style-name="T119"><text:s text:c="7"/></text:span><text:span text:style-name="T119">be our Savior.</text:span></text:p>
          </draw:text-box>
        </draw:frame>
        <presentation:notes draw:style-name="dp2">
          <draw:page-thumbnail draw:style-name="gr3" draw:layer="layout" svg:width="18.624cm" svg:height="10.476cm" svg:x="1.482cm" svg:y="2.123cm" draw:page-number="98" presentation:class="page"/>
          <draw:frame presentation:style-name="pr1" draw:text-style-name="P3"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1" draw:text-style-name="P31" draw:layer="layout" svg:width="26.416cm" svg:height="6.496cm" svg:x="0.891cm" svg:y="0.616cm">
          <draw:text-box>
            <text:p text:style-name="P32"><text:span text:style-name="T119"><text:s text:c="4"/></text:span><text:span text:style-name="T119">With repentant joy we receive the salvation </text:span></text:p>
            <text:p text:style-name="P32"><text:span text:style-name="T119"><text:s text:c="4"/></text:span><text:span text:style-name="T119">accomplished for us by the all-availing sacrifice</text:span></text:p>
            <text:p text:style-name="P32"><text:span text:style-name="T119"><text:s text:c="4"/></text:span><text:span text:style-name="T119">of His body and His blood on the cross. </text:span></text:p>
          </draw:text-box>
        </draw:frame>
        <presentation:notes draw:style-name="dp2">
          <draw:page-thumbnail draw:style-name="gr3" draw:layer="layout" svg:width="18.624cm" svg:height="10.476cm" svg:x="1.482cm" svg:y="2.123cm" draw:page-number="99" presentation:class="page"/>
          <draw:frame presentation:style-name="pr1" draw:text-style-name="P3"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2" draw:text-style-name="P31" draw:layer="layout" svg:width="26.416cm" svg:height="6.496cm" svg:x="0.891cm" svg:y="0.616cm">
          <draw:text-box>
            <text:p text:style-name="P32"><text:span text:style-name="T120"><text:s text:c="4"/></text:span><text:span text:style-name="T119">Gathered in the name and the remembrance of </text:span></text:p>
            <text:p text:style-name="P32"><text:span text:style-name="T119"><text:s text:c="4"/></text:span><text:span text:style-name="T119">Jesus, we beg You, O Lord, to forgive, renew, <text:s/></text:span></text:p>
            <text:p text:style-name="P32"><text:span text:style-name="T119"><text:s text:c="4"/></text:span><text:span text:style-name="T119">and strengthen us with Your Word and Spirit.</text:span></text:p>
          </draw:text-box>
        </draw:frame>
        <presentation:notes draw:style-name="dp2">
          <draw:page-thumbnail draw:style-name="gr3" draw:layer="layout" svg:width="18.624cm" svg:height="10.476cm" svg:x="1.482cm" svg:y="2.123cm" draw:page-number="100" presentation:class="page"/>
          <draw:frame presentation:style-name="pr1" draw:text-style-name="P3"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3" draw:text-style-name="P31" draw:layer="layout" svg:width="26.416cm" svg:height="3.702cm" svg:x="0.891cm" svg:y="0.616cm">
          <draw:text-box>
            <text:p text:style-name="P32"><text:span text:style-name="T120"><text:s text:c="4"/></text:span><text:span text:style-name="T119">Grant us faithfully to eat His body and drink His </text:span></text:p>
            <text:p text:style-name="P32"><text:span text:style-name="T119"><text:s text:c="4"/></text:span><text:span text:style-name="T119">blood as He bids us do in His own testament.</text:span></text:p>
          </draw:text-box>
        </draw:frame>
        <presentation:notes draw:style-name="dp2">
          <draw:page-thumbnail draw:style-name="gr3" draw:layer="layout" svg:width="18.624cm" svg:height="10.476cm" svg:x="1.482cm" svg:y="2.123cm" draw:page-number="101" presentation:class="page"/>
          <draw:frame presentation:style-name="pr1" draw:text-style-name="P3"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4" draw:text-style-name="P31" draw:layer="layout" svg:width="26.416cm" svg:height="6.263cm" svg:x="0.891cm" svg:y="0.616cm">
          <draw:text-box>
            <text:p text:style-name="P32"><text:span text:style-name="T120"><text:s text:c="4"/></text:span><text:span text:style-name="T119">Gather us together, we pray, from the ends of </text:span></text:p>
            <text:p text:style-name="P32"><text:span text:style-name="T119"><text:s text:c="4"/></text:span><text:span text:style-name="T119">the earth to celebrate with all the faithful the </text:span></text:p>
            <text:p text:style-name="P32"><text:span text:style-name="T119"><text:s text:c="4"/></text:span><text:span text:style-name="T119">marriage feast of the Lamb in his kingdom, </text:span></text:p>
            <text:p text:style-name="P32"><text:span text:style-name="T119"><text:s text:c="4"/></text:span><text:span text:style-name="T119">which has no end.</text:span></text:p>
          </draw:text-box>
        </draw:frame>
        <presentation:notes draw:style-name="dp2">
          <draw:page-thumbnail draw:style-name="gr3" draw:layer="layout" svg:width="18.624cm" svg:height="10.476cm" svg:x="1.482cm" svg:y="2.123cm" draw:page-number="102" presentation:class="page"/>
          <draw:frame presentation:style-name="pr1" draw:text-style-name="P3"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5" draw:text-style-name="P31" draw:layer="layout" svg:width="26.416cm" svg:height="7.953cm" svg:x="0.891cm" svg:y="0.616cm">
          <draw:text-box>
            <text:p text:style-name="P32"><text:span text:style-name="T120"><text:s text:c="4"/></text:span><text:span text:style-name="T119">Graciously receive our prayers; deliver and </text:span></text:p>
            <text:p text:style-name="P32"><text:span text:style-name="T119"><text:s text:c="4"/></text:span><text:span text:style-name="T119">preserve us. To You alone, O Father, be all glory, </text:span></text:p>
            <text:p text:style-name="P32"><text:span text:style-name="T119"><text:s text:c="4"/></text:span><text:span text:style-name="T119">honor, and worship, with the Son and the Holy </text:span></text:p>
            <text:p text:style-name="P32"><text:span text:style-name="T119"><text:s text:c="4"/></text:span><text:span text:style-name="T119">Spirit, one God, now and forever.</text:span></text:p>
            <text:p text:style-name="P32"><text:span text:style-name="T121">C: </text:span><text:span text:style-name="T122">Amen.</text:span></text:p>
          </draw:text-box>
        </draw:frame>
        <presentation:notes draw:style-name="dp2">
          <draw:page-thumbnail draw:style-name="gr3" draw:layer="layout" svg:width="18.624cm" svg:height="10.476cm" svg:x="1.482cm" svg:y="2.123cm" draw:page-number="103" presentation:class="page"/>
          <draw:frame presentation:style-name="pr1" draw:text-style-name="P3"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6" draw:text-style-name="P33" draw:layer="layout" svg:width="26.416cm" svg:height="2.178cm" svg:x="0.891cm" svg:y="0.616cm">
          <draw:text-box>
            <text:p text:style-name="P29"><text:span text:style-name="T117">THE WORDS OF OUR LORD</text:span></text:p>
          </draw:text-box>
        </draw:frame>
        <presentation:notes draw:style-name="dp2">
          <draw:page-thumbnail draw:style-name="gr3" draw:layer="layout" svg:width="18.624cm" svg:height="10.476cm" svg:x="1.482cm" svg:y="2.123cm" draw:page-number="104" presentation:class="page"/>
          <draw:frame presentation:style-name="pr1" draw:text-style-name="P3"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7" draw:text-style-name="P33" draw:layer="layout" svg:width="26.416cm" svg:height="6.256cm" svg:x="0.891cm" svg:y="0.616cm">
          <draw:text-box>
            <text:p text:style-name="P29"><text:span text:style-name="T117">PROCLAMATION OF CHRIST</text:span></text:p>
            <text:p text:style-name="P32"><text:span text:style-name="T123">P: </text:span><text:span text:style-name="T124">As often as we eat this bread and drink this cup, </text:span></text:p>
            <text:p text:style-name="P32"><text:span text:style-name="T124"><text:s text:c="4"/></text:span><text:span text:style-name="T124">we proclaim the Lord’s death until He comes.</text:span></text:p>
            <text:p text:style-name="P29"><text:span text:style-name="T125">C: </text:span><text:span text:style-name="T122">Amen. Come, Lord Jesus.</text:span></text:p>
          </draw:text-box>
        </draw:frame>
        <presentation:notes draw:style-name="dp2">
          <draw:page-thumbnail draw:style-name="gr3" draw:layer="layout" svg:width="18.624cm" svg:height="10.476cm" svg:x="1.482cm" svg:y="2.123cm" draw:page-number="105" presentation:class="page"/>
          <draw:frame presentation:style-name="pr1" draw:text-style-name="P3"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8" draw:text-style-name="P33" draw:layer="layout" svg:width="26.416cm" svg:height="6.263cm" svg:x="0.891cm" svg:y="0.616cm">
          <draw:text-box>
            <text:p text:style-name="P32"><text:span text:style-name="T123">P: </text:span><text:span text:style-name="T126">O Lord Jesus Christ, only Son of the Father, in </text:span></text:p>
            <text:p text:style-name="P32"><text:span text:style-name="T126"><text:s text:c="4"/></text:span><text:span text:style-name="T126">giving us Your body and blood to eat and to </text:span></text:p>
            <text:p text:style-name="P32"><text:span text:style-name="T126"><text:s text:c="4"/></text:span><text:span text:style-name="T126">drink, You lead us to remember and confess </text:span></text:p>
            <text:p text:style-name="P32"><text:span text:style-name="T126"><text:s text:c="4"/></text:span><text:span text:style-name="T126">Your holy cross and passion,</text:span></text:p>
          </draw:text-box>
        </draw:frame>
        <presentation:notes draw:style-name="dp2">
          <draw:page-thumbnail draw:style-name="gr3" draw:layer="layout" svg:width="18.624cm" svg:height="10.476cm" svg:x="1.482cm" svg:y="2.123cm" draw:page-number="106" presentation:class="page"/>
          <draw:frame presentation:style-name="pr1" draw:text-style-name="P3"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9" draw:text-style-name="P33" draw:layer="layout" svg:width="26.416cm" svg:height="7.766cm" svg:x="0.891cm" svg:y="0.616cm">
          <draw:text-box>
            <text:p text:style-name="P32"><text:span text:style-name="T126"><text:s text:c="4"/></text:span><text:span text:style-name="T126">Your blessed death, Your rest in the tomb, Your </text:span></text:p>
            <text:p text:style-name="P32"><text:span text:style-name="T126"><text:s text:c="4"/></text:span><text:span text:style-name="T126">resurrection from the dead, Your ascension </text:span></text:p>
            <text:p text:style-name="P32"><text:span text:style-name="T126"><text:s text:c="4"/></text:span><text:span text:style-name="T126">into heaven, and Your coming for the final </text:span></text:p>
            <text:p text:style-name="P32"><text:span text:style-name="T126"><text:s text:c="4"/></text:span><text:span text:style-name="T126">judgment. So remember us in Your kingdom </text:span></text:p>
            <text:p text:style-name="P32"><text:span text:style-name="T126"><text:s text:c="4"/></text:span><text:span text:style-name="T126">and teach us to pray:</text:span></text:p>
          </draw:text-box>
        </draw:frame>
        <presentation:notes draw:style-name="dp2">
          <draw:page-thumbnail draw:style-name="gr3" draw:layer="layout" svg:width="18.624cm" svg:height="10.476cm" svg:x="1.482cm" svg:y="2.123cm" draw:page-number="107" presentation:class="page"/>
          <draw:frame presentation:style-name="pr1" draw:text-style-name="P3"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0" draw:text-style-name="P33" draw:layer="layout" svg:width="26.416cm" svg:height="4.901cm" svg:x="0.891cm" svg:y="0.616cm">
          <draw:text-box>
            <text:p text:style-name="P29"><text:span text:style-name="T127">LORD'S PRAYER</text:span></text:p>
            <text:p text:style-name="P29"><text:span text:style-name="T128">Our Father who art in heaven,</text:span></text:p>
            <text:p text:style-name="P29"><text:span text:style-name="T128">hallowed be Thy name,</text:span></text:p>
          </draw:text-box>
        </draw:frame>
        <presentation:notes draw:style-name="dp2">
          <draw:page-thumbnail draw:style-name="gr3" draw:layer="layout" svg:width="18.624cm" svg:height="10.476cm" svg:x="1.482cm" svg:y="2.123cm" draw:page-number="108" presentation:class="page"/>
          <draw:frame presentation:style-name="pr1" draw:text-style-name="P3"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1" draw:text-style-name="P33" draw:layer="layout" svg:width="26.416cm" svg:height="5.321cm" svg:x="0.891cm" svg:y="0.616cm">
          <draw:text-box>
            <text:p text:style-name="P29"><text:span text:style-name="T129">Thy kingdom come,</text:span></text:p>
            <text:p text:style-name="P29"><text:span text:style-name="T129">Thy will be done</text:span></text:p>
            <text:p text:style-name="P29"><text:span text:style-name="T129">on earth as it is in heaven;</text:span></text:p>
          </draw:text-box>
        </draw:frame>
        <presentation:notes draw:style-name="dp2">
          <draw:page-thumbnail draw:style-name="gr3" draw:layer="layout" svg:width="18.624cm" svg:height="10.476cm" svg:x="1.482cm" svg:y="2.123cm" draw:page-number="109" presentation:class="page"/>
          <draw:frame presentation:style-name="pr1" draw:text-style-name="P3"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2" draw:text-style-name="P33" draw:layer="layout" svg:width="26.416cm" svg:height="7.011cm" svg:x="0.891cm" svg:y="0.616cm">
          <draw:text-box>
            <text:p text:style-name="P29"><text:span text:style-name="T129">give us this day our daily bread;</text:span></text:p>
            <text:p text:style-name="P29"><text:span text:style-name="T129">and forgive us our trespasses</text:span></text:p>
            <text:p text:style-name="P29"><text:span text:style-name="T129">as we forgive those</text:span></text:p>
            <text:p text:style-name="P29"><text:span text:style-name="T129">who trespass against us;</text:span></text:p>
          </draw:text-box>
        </draw:frame>
        <presentation:notes draw:style-name="dp2">
          <draw:page-thumbnail draw:style-name="gr3" draw:layer="layout" svg:width="18.624cm" svg:height="10.476cm" svg:x="1.482cm" svg:y="2.123cm" draw:page-number="110" presentation:class="page"/>
          <draw:frame presentation:style-name="pr1" draw:text-style-name="P3"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3" draw:text-style-name="P33" draw:layer="layout" svg:width="26.416cm" svg:height="3.631cm" svg:x="0.891cm" svg:y="0.616cm">
          <draw:text-box>
            <text:p text:style-name="P29"><text:span text:style-name="T129">and lead us not into temptation,</text:span></text:p>
            <text:p text:style-name="P29"><text:span text:style-name="T129">but deliver us from evil.</text:span></text:p>
          </draw:text-box>
        </draw:frame>
        <presentation:notes draw:style-name="dp2">
          <draw:page-thumbnail draw:style-name="gr3" draw:layer="layout" svg:width="18.624cm" svg:height="10.476cm" svg:x="1.482cm" svg:y="2.123cm" draw:page-number="111" presentation:class="page"/>
          <draw:frame presentation:style-name="pr1" draw:text-style-name="P3"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4" draw:text-style-name="P33" draw:layer="layout" svg:width="26.416cm" svg:height="5.321cm" svg:x="0.891cm" svg:y="0.616cm">
          <draw:text-box>
            <text:p text:style-name="P29"><text:span text:style-name="T129">For thine is the kingdom</text:span></text:p>
            <text:p text:style-name="P29"><text:span text:style-name="T129">and the power and the glory</text:span></text:p>
            <text:p text:style-name="P29"><text:span text:style-name="T129">forever and ever. Amen</text:span></text:p>
          </draw:text-box>
        </draw:frame>
        <presentation:notes draw:style-name="dp2">
          <draw:page-thumbnail draw:style-name="gr3" draw:layer="layout" svg:width="18.624cm" svg:height="10.476cm" svg:x="1.482cm" svg:y="2.123cm" draw:page-number="112" presentation:class="page"/>
          <draw:frame presentation:style-name="pr1" draw:text-style-name="P3"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5" draw:text-style-name="P33" draw:layer="layout" svg:width="26.416cm" svg:height="4.753cm" svg:x="0.891cm" svg:y="0.616cm">
          <draw:text-box>
            <text:p text:style-name="P29"><text:span text:style-name="T130">PAX DOMINI</text:span></text:p>
            <text:p text:style-name="P30"><text:span text:style-name="T123">P: </text:span><text:span text:style-name="T131">The peace of the Lord be with you always.</text:span></text:p>
            <text:p text:style-name="P32"><text:span text:style-name="T125">C: </text:span><text:span text:style-name="T129">Amen.</text:span></text:p>
          </draw:text-box>
        </draw:frame>
        <presentation:notes draw:style-name="dp2">
          <draw:page-thumbnail draw:style-name="gr3" draw:layer="layout" svg:width="18.624cm" svg:height="10.476cm" svg:x="1.482cm" svg:y="2.123cm" draw:page-number="113" presentation:class="page"/>
          <draw:frame presentation:style-name="pr1" draw:text-style-name="P3"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6" draw:text-style-name="P33" draw:layer="layout" svg:width="26.416cm" svg:height="6.63cm" svg:x="0.891cm" svg:y="0.616cm">
          <draw:text-box>
            <text:p text:style-name="P34"><text:span text:style-name="T132">AGNUS DEI</text:span><text:span text:style-name="T133"> (</text:span><text:span text:style-name="T134">LSB p.180)</text:span></text:p>
            <text:p text:style-name="P34"><text:span text:style-name="T135">♫</text:span><text:span text:style-name="T136"> </text:span><text:span text:style-name="T137">Lamb of God,</text:span></text:p>
            <text:p text:style-name="P34"><text:span text:style-name="T137">You take away the sin of the world;</text:span></text:p>
            <text:p text:style-name="P29"><text:span text:style-name="T137">have mercy on us.</text:span></text:p>
          </draw:text-box>
        </draw:frame>
        <presentation:notes draw:style-name="dp2">
          <draw:page-thumbnail draw:style-name="gr3" draw:layer="layout" svg:width="18.624cm" svg:height="10.476cm" svg:x="1.482cm" svg:y="2.123cm" draw:page-number="114" presentation:class="page"/>
          <draw:frame presentation:style-name="pr1" draw:text-style-name="P3"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7" draw:text-style-name="P33" draw:layer="layout" svg:width="26.416cm" svg:height="5.321cm" svg:x="0.891cm" svg:y="0.616cm">
          <draw:text-box>
            <text:p text:style-name="P34"><text:span text:style-name="T138">♫</text:span><text:span text:style-name="T139"> </text:span><text:span text:style-name="T129">Lamb of God,</text:span></text:p>
            <text:p text:style-name="P34"><text:span text:style-name="T129">You take away the sin of the world;</text:span></text:p>
            <text:p text:style-name="P34"><text:span text:style-name="T129">have mercy on us.</text:span></text:p>
          </draw:text-box>
        </draw:frame>
        <presentation:notes draw:style-name="dp2">
          <draw:page-thumbnail draw:style-name="gr3" draw:layer="layout" svg:width="18.624cm" svg:height="10.476cm" svg:x="1.482cm" svg:y="2.123cm" draw:page-number="115" presentation:class="page"/>
          <draw:frame presentation:style-name="pr1" draw:text-style-name="P3" draw:layer="layout" svg:width="17.271cm" svg:height="12.572cm" svg:x="2.159cm" svg:y="13.271cm" presentation:class="notes" presentation:placeholder="true">
            <draw:text-box/>
          </draw:frame>
        </presentation:notes>
      </draw:page>
      <draw:page draw:name="page1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8" draw:text-style-name="P33" draw:layer="layout" svg:width="26.416cm" svg:height="7.011cm" svg:x="0.891cm" svg:y="0.616cm">
          <draw:text-box>
            <text:p text:style-name="P34"><text:span text:style-name="T140">♫</text:span><text:span text:style-name="T141"> </text:span><text:span text:style-name="T129">Lamb of God,</text:span></text:p>
            <text:p text:style-name="P34"><text:span text:style-name="T129">You take away the sin of the world;</text:span></text:p>
            <text:p text:style-name="P34"><text:span text:style-name="T129">grant us peace,</text:span></text:p>
            <text:p text:style-name="P34"><text:span text:style-name="T129">grant us peace.</text:span></text:p>
          </draw:text-box>
        </draw:frame>
        <presentation:notes draw:style-name="dp2">
          <draw:page-thumbnail draw:style-name="gr3" draw:layer="layout" svg:width="18.624cm" svg:height="10.476cm" svg:x="1.482cm" svg:y="2.123cm" draw:page-number="116" presentation:class="page"/>
          <draw:frame presentation:style-name="pr1" draw:text-style-name="P3" draw:layer="layout" svg:width="17.271cm" svg:height="12.572cm" svg:x="2.159cm" svg:y="13.271cm" presentation:class="notes" presentation:placeholder="true">
            <draw:text-box/>
          </draw:frame>
        </presentation:notes>
      </draw:page>
      <draw:page draw:name="page1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9" draw:text-style-name="P33" draw:layer="layout" svg:width="26.416cm" svg:height="2.178cm" svg:x="0.891cm" svg:y="0.616cm">
          <draw:text-box>
            <text:p text:style-name="P34"><text:span text:style-name="T132">DISTRIBUTION &amp; HYMNS</text:span></text:p>
          </draw:text-box>
        </draw:frame>
        <presentation:notes draw:style-name="dp2">
          <draw:page-thumbnail draw:style-name="gr3" draw:layer="layout" svg:width="18.624cm" svg:height="10.476cm" svg:x="1.482cm" svg:y="2.123cm" draw:page-number="117" presentation:class="page"/>
          <draw:frame presentation:style-name="pr1" draw:text-style-name="P3" draw:layer="layout" svg:width="17.271cm" svg:height="12.572cm" svg:x="2.159cm" svg:y="13.271cm" presentation:class="notes" presentation:placeholder="true">
            <draw:text-box/>
          </draw:frame>
        </presentation:notes>
      </draw:page>
      <draw:page draw:name="page1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0" draw:text-style-name="P33" draw:layer="layout" svg:width="26.416cm" svg:height="3.063cm" svg:x="0.891cm" svg:y="0.616cm">
          <draw:text-box>
            <text:p text:style-name="P29"><text:span text:style-name="T132">HYMN #444</text:span></text:p>
            <text:p text:style-name="P34"><text:span text:style-name="T142">“</text:span><text:span text:style-name="T142">No Tramp of Soldiers' Marching Feet”</text:span></text:p>
          </draw:text-box>
        </draw:frame>
        <presentation:notes draw:style-name="dp2">
          <draw:page-thumbnail draw:style-name="gr3" draw:layer="layout" svg:width="18.624cm" svg:height="10.476cm" svg:x="1.482cm" svg:y="2.123cm" draw:page-number="118" presentation:class="page"/>
          <draw:frame presentation:style-name="pr1" draw:text-style-name="P3" draw:layer="layout" svg:width="17.271cm" svg:height="12.572cm" svg:x="2.159cm" svg:y="13.271cm" presentation:class="notes" presentation:placeholder="true">
            <draw:text-box/>
          </draw:frame>
        </presentation:notes>
      </draw:page>
      <draw:page draw:name="page1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1" draw:text-style-name="P33" draw:layer="layout" svg:width="26.416cm" svg:height="3.063cm" svg:x="0.891cm" svg:y="0.616cm">
          <draw:text-box>
            <text:p text:style-name="P29"><text:span text:style-name="T132">HYMN #444</text:span></text:p>
            <text:p text:style-name="P34"><text:span text:style-name="T142">“</text:span><text:span text:style-name="T142">No Tramp of Soldiers' Marching Feet”</text:span></text:p>
          </draw:text-box>
        </draw:frame>
        <presentation:notes draw:style-name="dp2">
          <draw:page-thumbnail draw:style-name="gr3" draw:layer="layout" svg:width="18.624cm" svg:height="10.476cm" svg:x="1.482cm" svg:y="2.123cm" draw:page-number="119" presentation:class="page"/>
          <draw:frame presentation:style-name="pr1" draw:text-style-name="P3" draw:layer="layout" svg:width="17.271cm" svg:height="12.572cm" svg:x="2.159cm" svg:y="13.271cm" presentation:class="notes" presentation:placeholder="true">
            <draw:text-box/>
          </draw:frame>
        </presentation:notes>
      </draw:page>
      <draw:page draw:name="page1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2" draw:text-style-name="P33" draw:layer="layout" svg:width="26.416cm" svg:height="7.011cm" svg:x="0.891cm" svg:y="0.616cm">
          <draw:text-box>
            <text:p text:style-name="P29"><text:span text:style-name="T143">1. </text:span><text:span text:style-name="T129">No tramp of soldiers’ marching feet </text:span><text:span text:style-name="T129"><text:line-break/></text:span><text:span text:style-name="T129">With banners and with drums, </text:span><text:span text:style-name="T129"><text:line-break/></text:span><text:span text:style-name="T129">No sound of music’s martial beat: </text:span><text:span text:style-name="T129"><text:line-break/></text:span><text:span text:style-name="T129">“The King of glory comes!”</text:span></text:p>
          </draw:text-box>
        </draw:frame>
        <presentation:notes draw:style-name="dp2">
          <draw:page-thumbnail draw:style-name="gr3" draw:layer="layout" svg:width="18.624cm" svg:height="10.476cm" svg:x="1.482cm" svg:y="2.123cm" draw:page-number="120" presentation:class="page"/>
          <draw:frame presentation:style-name="pr1" draw:text-style-name="P3" draw:layer="layout" svg:width="17.271cm" svg:height="12.572cm" svg:x="2.159cm" svg:y="13.271cm" presentation:class="notes" presentation:placeholder="true">
            <draw:text-box/>
          </draw:frame>
        </presentation:notes>
      </draw:page>
      <draw:page draw:name="page1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3" draw:text-style-name="P33" draw:layer="layout" svg:width="26.416cm" svg:height="7.011cm" svg:x="0.891cm" svg:y="0.616cm">
          <draw:text-box>
            <text:p text:style-name="P29"><text:span text:style-name="T129">To greet what pomp of kingly pride</text:span><text:span text:style-name="T129"><text:line-break/></text:span><text:span text:style-name="T129">No bells in triumph ring,</text:span><text:span text:style-name="T129"><text:line-break/></text:span><text:span text:style-name="T129">No city gates swing open wide:</text:span><text:span text:style-name="T129"><text:line-break/></text:span><text:span text:style-name="T129">“Behold, behold your King!”</text:span></text:p>
          </draw:text-box>
        </draw:frame>
        <presentation:notes draw:style-name="dp2">
          <draw:page-thumbnail draw:style-name="gr3" draw:layer="layout" svg:width="18.624cm" svg:height="10.476cm" svg:x="1.482cm" svg:y="2.123cm" draw:page-number="121" presentation:class="page"/>
          <draw:frame presentation:style-name="pr1" draw:text-style-name="P3" draw:layer="layout" svg:width="17.271cm" svg:height="12.572cm" svg:x="2.159cm" svg:y="13.271cm" presentation:class="notes" presentation:placeholder="true">
            <draw:text-box/>
          </draw:frame>
        </presentation:notes>
      </draw:page>
      <draw:page draw:name="page1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4" draw:text-style-name="P33" draw:layer="layout" svg:width="26.416cm" svg:height="7.011cm" svg:x="0.891cm" svg:y="0.616cm">
          <draw:text-box>
            <text:p text:style-name="P29"><text:span text:style-name="T143">2. </text:span><text:span text:style-name="T129">And yet He comes. The children cheer;</text:span><text:span text:style-name="T129"><text:line-break/></text:span><text:span text:style-name="T129">With palms His path is strown.</text:span><text:span text:style-name="T129"><text:line-break/></text:span><text:span text:style-name="T129">With ev’ry step the cross draws near:</text:span><text:span text:style-name="T129"><text:line-break/></text:span><text:span text:style-name="T129">The King of glory’s throne.</text:span></text:p>
          </draw:text-box>
        </draw:frame>
        <presentation:notes draw:style-name="dp2">
          <draw:page-thumbnail draw:style-name="gr3" draw:layer="layout" svg:width="18.624cm" svg:height="10.476cm" svg:x="1.482cm" svg:y="2.123cm" draw:page-number="122" presentation:class="page"/>
          <draw:frame presentation:style-name="pr1" draw:text-style-name="P3" draw:layer="layout" svg:width="17.271cm" svg:height="12.572cm" svg:x="2.159cm" svg:y="13.271cm" presentation:class="notes" presentation:placeholder="true">
            <draw:text-box/>
          </draw:frame>
        </presentation:notes>
      </draw:page>
      <draw:page draw:name="page1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5" draw:text-style-name="P33" draw:layer="layout" svg:width="26.416cm" svg:height="7.011cm" svg:x="0.891cm" svg:y="0.616cm">
          <draw:text-box>
            <text:p text:style-name="P29"><text:span text:style-name="T129">Astride a colt He passes by</text:span><text:span text:style-name="T129"><text:line-break/></text:span><text:span text:style-name="T129">As loud hosannas ring,</text:span><text:span text:style-name="T129"><text:line-break/></text:span><text:span text:style-name="T129">Or else the very stones would cry</text:span><text:span text:style-name="T129"><text:line-break/></text:span><text:span text:style-name="T129">“Behold, behold your King!”</text:span></text:p>
          </draw:text-box>
        </draw:frame>
        <presentation:notes draw:style-name="dp2">
          <draw:page-thumbnail draw:style-name="gr3" draw:layer="layout" svg:width="18.624cm" svg:height="10.476cm" svg:x="1.482cm" svg:y="2.123cm" draw:page-number="123" presentation:class="page"/>
          <draw:frame presentation:style-name="pr1" draw:text-style-name="P3" draw:layer="layout" svg:width="17.271cm" svg:height="12.572cm" svg:x="2.159cm" svg:y="13.271cm" presentation:class="notes" presentation:placeholder="true">
            <draw:text-box/>
          </draw:frame>
        </presentation:notes>
      </draw:page>
      <draw:page draw:name="page1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6" draw:text-style-name="P33" draw:layer="layout" svg:width="26.416cm" svg:height="7.011cm" svg:x="0.891cm" svg:y="0.616cm">
          <draw:text-box>
            <text:p text:style-name="P29"><text:span text:style-name="T143">3. </text:span><text:span text:style-name="T129">What fading flow’rs His road adorn;</text:span><text:span text:style-name="T129"><text:line-break/></text:span><text:span text:style-name="T129">The palms, how soon laid down!</text:span><text:span text:style-name="T129"><text:line-break/></text:span><text:span text:style-name="T129">No bloom or leaf but only thorn</text:span><text:span text:style-name="T129"><text:line-break/></text:span><text:span text:style-name="T129">The King of glory’s crown.</text:span></text:p>
          </draw:text-box>
        </draw:frame>
        <presentation:notes draw:style-name="dp2">
          <draw:page-thumbnail draw:style-name="gr3" draw:layer="layout" svg:width="18.624cm" svg:height="10.476cm" svg:x="1.482cm" svg:y="2.123cm" draw:page-number="124" presentation:class="page"/>
          <draw:frame presentation:style-name="pr1" draw:text-style-name="P3" draw:layer="layout" svg:width="17.271cm" svg:height="12.572cm" svg:x="2.159cm" svg:y="13.271cm" presentation:class="notes" presentation:placeholder="true">
            <draw:text-box/>
          </draw:frame>
        </presentation:notes>
      </draw:page>
      <draw:page draw:name="page1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7" draw:text-style-name="P33" draw:layer="layout" svg:width="26.416cm" svg:height="7.011cm" svg:x="0.891cm" svg:y="0.616cm">
          <draw:text-box>
            <text:p text:style-name="P29"><text:span text:style-name="T129">The soldiers mock, the rabble cries,</text:span><text:span text:style-name="T129"><text:line-break/></text:span><text:span text:style-name="T129">The streets with tumult ring,</text:span><text:span text:style-name="T129"><text:line-break/></text:span><text:span text:style-name="T129">As Pilate to the mob replies,</text:span><text:span text:style-name="T129"><text:line-break/></text:span><text:span text:style-name="T129">“Behold, behold your King!”</text:span></text:p>
          </draw:text-box>
        </draw:frame>
        <presentation:notes draw:style-name="dp2">
          <draw:page-thumbnail draw:style-name="gr3" draw:layer="layout" svg:width="18.624cm" svg:height="10.476cm" svg:x="1.482cm" svg:y="2.123cm" draw:page-number="125" presentation:class="page"/>
          <draw:frame presentation:style-name="pr1" draw:text-style-name="P3" draw:layer="layout" svg:width="17.271cm" svg:height="12.572cm" svg:x="2.159cm" svg:y="13.271cm" presentation:class="notes" presentation:placeholder="true">
            <draw:text-box/>
          </draw:frame>
        </presentation:notes>
      </draw:page>
      <draw:page draw:name="page1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8" draw:text-style-name="P33" draw:layer="layout" svg:width="26.416cm" svg:height="7.011cm" svg:x="0.891cm" svg:y="0.616cm">
          <draw:text-box>
            <text:p text:style-name="P29"><text:span text:style-name="T143">4. </text:span><text:span text:style-name="T129">Now He who bore for mortals’ sake</text:span><text:span text:style-name="T129"><text:line-break/></text:span><text:span text:style-name="T129">The cross and all its pains</text:span><text:span text:style-name="T129"><text:line-break/></text:span><text:span text:style-name="T129">And chose a servant’s form to take,</text:span><text:span text:style-name="T129"><text:line-break/></text:span><text:span text:style-name="T129">The King of glory reigns.</text:span></text:p>
          </draw:text-box>
        </draw:frame>
        <presentation:notes draw:style-name="dp2">
          <draw:page-thumbnail draw:style-name="gr3" draw:layer="layout" svg:width="18.624cm" svg:height="10.476cm" svg:x="1.482cm" svg:y="2.123cm" draw:page-number="126" presentation:class="page"/>
          <draw:frame presentation:style-name="pr1" draw:text-style-name="P3" draw:layer="layout" svg:width="17.271cm" svg:height="12.572cm" svg:x="2.159cm" svg:y="13.271cm" presentation:class="notes" presentation:placeholder="true">
            <draw:text-box/>
          </draw:frame>
        </presentation:notes>
      </draw:page>
      <draw:page draw:name="page1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9" draw:text-style-name="P33" draw:layer="layout" svg:width="26.416cm" svg:height="13.21cm" svg:x="0.891cm" svg:y="0.616cm">
          <draw:text-box>
            <text:p text:style-name="P29"><text:span text:style-name="T129">Hosanna to the Savior’s name </text:span><text:span text:style-name="T129"><text:line-break/></text:span><text:span text:style-name="T129">Till heaven’s rafters ring, </text:span><text:span text:style-name="T129"><text:line-break/></text:span><text:span text:style-name="T129">And all the ransomed host proclaim </text:span><text:span text:style-name="T129"><text:line-break/></text:span><text:span text:style-name="T129">“Behold, behold your King!”</text:span></text:p>
            <text:p text:style-name="P35"><text:span text:style-name="T144"><text:line-break/></text:span><text:span text:style-name="T144"/></text:p>
            <text:p text:style-name="P36"><text:span text:style-name="T145"><text:s text:c="8"/></text:span><text:span text:style-name="T145">© 1984 Hope Publishing Co. </text:span></text:p>
            <text:p text:style-name="P36"><text:span text:style-name="T145"><text:s text:c="8"/></text:span><text:span text:style-name="T145">Used by permission:</text:span></text:p>
            <text:p text:style-name="P36"><text:span text:style-name="T145"><text:s text:c="8"/></text:span><text:span text:style-name="T145">LSB Hymn License </text:span></text:p>
            <text:p text:style-name="P32"><text:span text:style-name="T145"><text:s text:c="9"/></text:span><text:span text:style-name="T145">.NET, no. 100011038.</text:span></text:p>
          </draw:text-box>
        </draw:frame>
        <presentation:notes draw:style-name="dp2">
          <draw:page-thumbnail draw:style-name="gr3" draw:layer="layout" svg:width="18.624cm" svg:height="10.476cm" svg:x="1.482cm" svg:y="2.123cm" draw:page-number="127" presentation:class="page"/>
          <draw:frame presentation:style-name="pr1" draw:text-style-name="P3" draw:layer="layout" svg:width="17.271cm" svg:height="12.572cm" svg:x="2.159cm" svg:y="13.271cm" presentation:class="notes" presentation:placeholder="true">
            <draw:text-box/>
          </draw:frame>
        </presentation:notes>
      </draw:page>
      <draw:page draw:name="page1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0" draw:text-style-name="P33" draw:layer="layout" svg:width="26.416cm" svg:height="3.063cm" svg:x="0.891cm" svg:y="0.616cm">
          <draw:text-box>
            <text:p text:style-name="P29"><text:span text:style-name="T132">HYMN #424</text:span></text:p>
            <text:p text:style-name="P29"><text:span text:style-name="T142">“</text:span><text:span text:style-name="T142">O Christ, You Walked the Road”</text:span></text:p>
          </draw:text-box>
        </draw:frame>
        <presentation:notes draw:style-name="dp2">
          <draw:page-thumbnail draw:style-name="gr3" draw:layer="layout" svg:width="18.624cm" svg:height="10.476cm" svg:x="1.482cm" svg:y="2.123cm" draw:page-number="128" presentation:class="page"/>
          <draw:frame presentation:style-name="pr1" draw:text-style-name="P3" draw:layer="layout" svg:width="17.271cm" svg:height="12.572cm" svg:x="2.159cm" svg:y="13.271cm" presentation:class="notes" presentation:placeholder="true">
            <draw:text-box/>
          </draw:frame>
        </presentation:notes>
      </draw:page>
      <draw:page draw:name="page1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1" draw:text-style-name="P33" draw:layer="layout" svg:width="26.416cm" svg:height="7.011cm" svg:x="0.891cm" svg:y="0.616cm">
          <draw:text-box>
            <text:p text:style-name="P29"><text:span text:style-name="T143">1. </text:span><text:span text:style-name="T129">O Christ, You walked the road </text:span><text:span text:style-name="T129"><text:line-break/></text:span><text:span text:style-name="T129">Our wand’ring feet must go. </text:span><text:span text:style-name="T129"><text:line-break/></text:span><text:span text:style-name="T129">You faced with us temptation’s pow’r </text:span><text:span text:style-name="T129"><text:line-break/></text:span><text:span text:style-name="T129">And fought our ancient foe.</text:span></text:p>
          </draw:text-box>
        </draw:frame>
        <presentation:notes draw:style-name="dp2">
          <draw:page-thumbnail draw:style-name="gr3" draw:layer="layout" svg:width="18.624cm" svg:height="10.476cm" svg:x="1.482cm" svg:y="2.123cm" draw:page-number="129" presentation:class="page"/>
          <draw:frame presentation:style-name="pr1" draw:text-style-name="P3" draw:layer="layout" svg:width="17.271cm" svg:height="12.572cm" svg:x="2.159cm" svg:y="13.271cm" presentation:class="notes" presentation:placeholder="true">
            <draw:text-box/>
          </draw:frame>
        </presentation:notes>
      </draw:page>
      <draw:page draw:name="page1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2" draw:text-style-name="P33" draw:layer="layout" svg:width="26.416cm" svg:height="7.011cm" svg:x="0.891cm" svg:y="0.616cm">
          <draw:text-box>
            <text:p text:style-name="P29"><text:span text:style-name="T143">2. </text:span><text:span text:style-name="T129">No bread of earth alone </text:span><text:span text:style-name="T129"><text:line-break/></text:span><text:span text:style-name="T129">Can fill our hung’ring hearts. </text:span><text:span text:style-name="T129"><text:line-break/></text:span><text:span text:style-name="T129">Lord, help us seek Your living Word, </text:span><text:span text:style-name="T129"><text:line-break/></text:span><text:span text:style-name="T129">The food Your grace imparts.</text:span></text:p>
          </draw:text-box>
        </draw:frame>
        <presentation:notes draw:style-name="dp2">
          <draw:page-thumbnail draw:style-name="gr3" draw:layer="layout" svg:width="18.624cm" svg:height="10.476cm" svg:x="1.482cm" svg:y="2.123cm" draw:page-number="130" presentation:class="page"/>
          <draw:frame presentation:style-name="pr1" draw:text-style-name="P3" draw:layer="layout" svg:width="17.271cm" svg:height="12.572cm" svg:x="2.159cm" svg:y="13.271cm" presentation:class="notes" presentation:placeholder="true">
            <draw:text-box/>
          </draw:frame>
        </presentation:notes>
      </draw:page>
      <draw:page draw:name="page1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3" draw:text-style-name="P33" draw:layer="layout" svg:width="26.416cm" svg:height="7.011cm" svg:x="0.891cm" svg:y="0.616cm">
          <draw:text-box>
            <text:p text:style-name="P29"><text:span text:style-name="T143">3. </text:span><text:span text:style-name="T129">No blinding sign we ask,</text:span><text:span text:style-name="T129"><text:line-break/></text:span><text:span text:style-name="T129">No wonder from above.</text:span><text:span text:style-name="T129"><text:line-break/></text:span><text:span text:style-name="T129">Lord, help us place our trust alone</text:span><text:span text:style-name="T129"><text:line-break/></text:span><text:span text:style-name="T129">In Your unswerving love.</text:span></text:p>
          </draw:text-box>
        </draw:frame>
        <presentation:notes draw:style-name="dp2">
          <draw:page-thumbnail draw:style-name="gr3" draw:layer="layout" svg:width="18.624cm" svg:height="10.476cm" svg:x="1.482cm" svg:y="2.123cm" draw:page-number="131" presentation:class="page"/>
          <draw:frame presentation:style-name="pr1" draw:text-style-name="P3" draw:layer="layout" svg:width="17.271cm" svg:height="12.572cm" svg:x="2.159cm" svg:y="13.271cm" presentation:class="notes" presentation:placeholder="true">
            <draw:text-box/>
          </draw:frame>
        </presentation:notes>
      </draw:page>
      <draw:page draw:name="page1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4" draw:text-style-name="P33" draw:layer="layout" svg:width="26.416cm" svg:height="7.011cm" svg:x="0.891cm" svg:y="0.616cm">
          <draw:text-box>
            <text:p text:style-name="P29"><text:span text:style-name="T143">4. </text:span><text:span text:style-name="T129">When lures of easy gain </text:span><text:span text:style-name="T129"><text:line-break/></text:span><text:span text:style-name="T129">With promise brightly shine, </text:span><text:span text:style-name="T129"><text:line-break/></text:span><text:span text:style-name="T129">Lord, help us seek Your kingdom first; </text:span><text:span text:style-name="T129"><text:line-break/></text:span><text:span text:style-name="T129">Our wills with Yours align.</text:span></text:p>
          </draw:text-box>
        </draw:frame>
        <presentation:notes draw:style-name="dp2">
          <draw:page-thumbnail draw:style-name="gr3" draw:layer="layout" svg:width="18.624cm" svg:height="10.476cm" svg:x="1.482cm" svg:y="2.123cm" draw:page-number="132" presentation:class="page"/>
          <draw:frame presentation:style-name="pr1" draw:text-style-name="P3" draw:layer="layout" svg:width="17.271cm" svg:height="12.572cm" svg:x="2.159cm" svg:y="13.271cm" presentation:class="notes" presentation:placeholder="true">
            <draw:text-box/>
          </draw:frame>
        </presentation:notes>
      </draw:page>
      <draw:page draw:name="page1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5" draw:text-style-name="P33" draw:layer="layout" svg:width="26.416cm" svg:height="13.96cm" svg:x="0.891cm" svg:y="0.616cm">
          <draw:text-box>
            <text:p text:style-name="P29"><text:span text:style-name="T143">5. </text:span><text:span text:style-name="T129">O Christ, You walked the road </text:span><text:span text:style-name="T129"><text:line-break/></text:span><text:span text:style-name="T129">Our wand’ring feet must go. </text:span><text:span text:style-name="T129"><text:line-break/></text:span><text:span text:style-name="T129">Stay with us through temptation’s hour </text:span><text:span text:style-name="T129"><text:line-break/></text:span><text:span text:style-name="T129">To fight our ancient foe.</text:span></text:p>
            <text:p text:style-name="P35"><text:span text:style-name="T144"><text:line-break/></text:span><text:span text:style-name="T144"/></text:p>
            <text:p text:style-name="P36"><text:span text:style-name="T145">© 1997 GIA Publications, Inc.</text:span></text:p>
            <text:p text:style-name="P36"><text:span text:style-name="T145">Used by permission: </text:span></text:p>
            <text:p text:style-name="P36"><text:span text:style-name="T145">LSB Hymn License</text:span></text:p>
            <text:p text:style-name="P36"><text:span text:style-name="T145">.NET, no. 100011038.</text:span></text:p>
            <text:p text:style-name="P29"><text:span text:style-name="T146"/></text:p>
          </draw:text-box>
        </draw:frame>
        <presentation:notes draw:style-name="dp2">
          <draw:page-thumbnail draw:style-name="gr3" draw:layer="layout" svg:width="18.624cm" svg:height="10.476cm" svg:x="1.482cm" svg:y="2.123cm" draw:page-number="133" presentation:class="page"/>
          <draw:frame presentation:style-name="pr1" draw:text-style-name="P3" draw:layer="layout" svg:width="17.271cm" svg:height="12.572cm" svg:x="2.159cm" svg:y="13.271cm" presentation:class="notes" presentation:placeholder="true">
            <draw:text-box/>
          </draw:frame>
        </presentation:notes>
      </draw:page>
      <draw:page draw:name="page1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6" draw:text-style-name="P33" draw:layer="layout" svg:width="26.416cm" svg:height="3.25cm" svg:x="0.891cm" svg:y="0.616cm">
          <draw:text-box>
            <text:p text:style-name="P29"><text:span text:style-name="T147">HYMN #436</text:span></text:p>
            <text:p text:style-name="P29"><text:span text:style-name="T148">“</text:span><text:span text:style-name="T148">Go to Dark Gethsemane”</text:span><text:span text:style-name="T149"> </text:span></text:p>
          </draw:text-box>
        </draw:frame>
        <presentation:notes draw:style-name="dp2">
          <draw:page-thumbnail draw:style-name="gr3" draw:layer="layout" svg:width="18.624cm" svg:height="10.476cm" svg:x="1.482cm" svg:y="2.123cm" draw:page-number="134" presentation:class="page"/>
          <draw:frame presentation:style-name="pr1" draw:text-style-name="P3" draw:layer="layout" svg:width="17.271cm" svg:height="12.572cm" svg:x="2.159cm" svg:y="13.271cm" presentation:class="notes" presentation:placeholder="true">
            <draw:text-box/>
          </draw:frame>
        </presentation:notes>
      </draw:page>
      <draw:page draw:name="page1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7" draw:text-style-name="P33" draw:layer="layout" svg:width="26.416cm" svg:height="7.011cm" svg:x="0.891cm" svg:y="0.616cm">
          <draw:text-box>
            <text:p text:style-name="P29"><text:span text:style-name="T150">1. </text:span><text:span text:style-name="T149">Go to dark Gethsemane,</text:span><text:span text:style-name="T149"><text:line-break/></text:span><text:span text:style-name="T149">All who feel the tempter’s pow’r;</text:span><text:span text:style-name="T149"><text:line-break/></text:span><text:span text:style-name="T149">Your Redeemer’s conflict see,</text:span><text:span text:style-name="T149"><text:line-break/></text:span><text:span text:style-name="T149">Watch with Him one bitter hour;</text:span></text:p>
          </draw:text-box>
        </draw:frame>
        <presentation:notes draw:style-name="dp2">
          <draw:page-thumbnail draw:style-name="gr3" draw:layer="layout" svg:width="18.624cm" svg:height="10.476cm" svg:x="1.482cm" svg:y="2.123cm" draw:page-number="135" presentation:class="page"/>
          <draw:frame presentation:style-name="pr1" draw:text-style-name="P3" draw:layer="layout" svg:width="17.271cm" svg:height="12.572cm" svg:x="2.159cm" svg:y="13.271cm" presentation:class="notes" presentation:placeholder="true">
            <draw:text-box/>
          </draw:frame>
        </presentation:notes>
      </draw:page>
      <draw:page draw:name="page1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8" draw:text-style-name="P33" draw:layer="layout" svg:width="26.416cm" svg:height="3.631cm" svg:x="0.891cm" svg:y="0.616cm">
          <draw:text-box>
            <text:p text:style-name="P29"><text:span text:style-name="T149">Turn not from His griefs away;</text:span><text:span text:style-name="T149"><text:line-break/></text:span><text:span text:style-name="T149">Learn from Jesus Christ to pray.</text:span></text:p>
          </draw:text-box>
        </draw:frame>
        <presentation:notes draw:style-name="dp2">
          <draw:page-thumbnail draw:style-name="gr3" draw:layer="layout" svg:width="18.624cm" svg:height="10.476cm" svg:x="1.482cm" svg:y="2.123cm" draw:page-number="136" presentation:class="page"/>
          <draw:frame presentation:style-name="pr1" draw:text-style-name="P3" draw:layer="layout" svg:width="17.271cm" svg:height="12.572cm" svg:x="2.159cm" svg:y="13.271cm" presentation:class="notes" presentation:placeholder="true">
            <draw:text-box/>
          </draw:frame>
        </presentation:notes>
      </draw:page>
      <draw:page draw:name="page1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9" draw:text-style-name="P33" draw:layer="layout" svg:width="26.416cm" svg:height="7.011cm" svg:x="0.891cm" svg:y="0.616cm">
          <draw:text-box>
            <text:p text:style-name="P37"><text:span text:style-name="T150">2. </text:span><text:span text:style-name="T149">Follow to the judgment hall,</text:span></text:p>
            <text:p text:style-name="P37"><text:span text:style-name="T149">View the Lord of life arraigned;</text:span></text:p>
            <text:p text:style-name="P37"><text:span text:style-name="T149">Oh, the wormwood and the gall!</text:span></text:p>
            <text:p text:style-name="P29"><text:span text:style-name="T149">Oh, the pangs His soul sustained!</text:span></text:p>
          </draw:text-box>
        </draw:frame>
        <presentation:notes draw:style-name="dp2">
          <draw:page-thumbnail draw:style-name="gr3" draw:layer="layout" svg:width="18.624cm" svg:height="10.476cm" svg:x="1.482cm" svg:y="2.123cm" draw:page-number="137" presentation:class="page"/>
          <draw:frame presentation:style-name="pr1" draw:text-style-name="P3" draw:layer="layout" svg:width="17.271cm" svg:height="12.572cm" svg:x="2.159cm" svg:y="13.271cm" presentation:class="notes" presentation:placeholder="true">
            <draw:text-box/>
          </draw:frame>
        </presentation:notes>
      </draw:page>
      <draw:page draw:name="page1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0" draw:text-style-name="P33" draw:layer="layout" svg:width="26.416cm" svg:height="3.631cm" svg:x="0.891cm" svg:y="0.616cm">
          <draw:text-box>
            <text:p text:style-name="P37"><text:span text:style-name="T149">Shun not suff’ring, shame, or loss;</text:span></text:p>
            <text:p text:style-name="P37"><text:span text:style-name="T149">Learn from Him to bear the cross.</text:span></text:p>
          </draw:text-box>
        </draw:frame>
        <presentation:notes draw:style-name="dp2">
          <draw:page-thumbnail draw:style-name="gr3" draw:layer="layout" svg:width="18.624cm" svg:height="10.476cm" svg:x="1.482cm" svg:y="2.123cm" draw:page-number="138" presentation:class="page"/>
          <draw:frame presentation:style-name="pr1" draw:text-style-name="P3" draw:layer="layout" svg:width="17.271cm" svg:height="12.572cm" svg:x="2.159cm" svg:y="13.271cm" presentation:class="notes" presentation:placeholder="true">
            <draw:text-box/>
          </draw:frame>
        </presentation:notes>
      </draw:page>
      <draw:page draw:name="page1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1" draw:text-style-name="P33" draw:layer="layout" svg:width="26.416cm" svg:height="7.011cm" svg:x="0.891cm" svg:y="0.616cm">
          <draw:text-box>
            <text:p text:style-name="P37"><text:span text:style-name="T150">3. </text:span><text:span text:style-name="T149">Calv’ry’s mournful mountain climb; </text:span><text:span text:style-name="T149"><text:line-break/></text:span><text:span text:style-name="T149">There, adoring at His feet, </text:span><text:span text:style-name="T149"><text:line-break/></text:span><text:span text:style-name="T149">Mark that miracle of time, </text:span><text:span text:style-name="T149"><text:line-break/></text:span><text:span text:style-name="T149">God’s own sacrifice complete.</text:span></text:p>
          </draw:text-box>
        </draw:frame>
        <presentation:notes draw:style-name="dp2">
          <draw:page-thumbnail draw:style-name="gr3" draw:layer="layout" svg:width="18.624cm" svg:height="10.476cm" svg:x="1.482cm" svg:y="2.123cm" draw:page-number="139" presentation:class="page"/>
          <draw:frame presentation:style-name="pr1" draw:text-style-name="P3" draw:layer="layout" svg:width="17.271cm" svg:height="12.572cm" svg:x="2.159cm" svg:y="13.271cm" presentation:class="notes" presentation:placeholder="true">
            <draw:text-box/>
          </draw:frame>
        </presentation:notes>
      </draw:page>
      <draw:page draw:name="page1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2" draw:text-style-name="P33" draw:layer="layout" svg:width="26.416cm" svg:height="3.631cm" svg:x="0.891cm" svg:y="0.616cm">
          <draw:text-box>
            <text:p text:style-name="P29"><text:span text:style-name="T149">“</text:span><text:span text:style-name="T149">It is finished!” hear Him cry;</text:span></text:p>
            <text:p text:style-name="P37"><text:span text:style-name="T149">Learn from Jesus Christ to die.</text:span></text:p>
          </draw:text-box>
        </draw:frame>
        <presentation:notes draw:style-name="dp2">
          <draw:page-thumbnail draw:style-name="gr3" draw:layer="layout" svg:width="18.624cm" svg:height="10.476cm" svg:x="1.482cm" svg:y="2.123cm" draw:page-number="140" presentation:class="page"/>
          <draw:frame presentation:style-name="pr1" draw:text-style-name="P3" draw:layer="layout" svg:width="17.271cm" svg:height="12.572cm" svg:x="2.159cm" svg:y="13.271cm" presentation:class="notes" presentation:placeholder="true">
            <draw:text-box/>
          </draw:frame>
        </presentation:notes>
      </draw:page>
      <draw:page draw:name="page1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3" draw:text-style-name="P33" draw:layer="layout" svg:width="26.416cm" svg:height="7.011cm" svg:x="0.891cm" svg:y="0.616cm">
          <draw:text-box>
            <text:p text:style-name="P37"><text:span text:style-name="T150">4. </text:span><text:span text:style-name="T149">Early hasten to the tomb</text:span></text:p>
            <text:p text:style-name="P37"><text:span text:style-name="T149">Where they laid His breathless clay;</text:span></text:p>
            <text:p text:style-name="P37"><text:span text:style-name="T149">All is solitude and gloom.</text:span></text:p>
            <text:p text:style-name="P29"><text:span text:style-name="T149">Who has taken Him away?</text:span></text:p>
          </draw:text-box>
        </draw:frame>
        <presentation:notes draw:style-name="dp2">
          <draw:page-thumbnail draw:style-name="gr3" draw:layer="layout" svg:width="18.624cm" svg:height="10.476cm" svg:x="1.482cm" svg:y="2.123cm" draw:page-number="141" presentation:class="page"/>
          <draw:frame presentation:style-name="pr1" draw:text-style-name="P3" draw:layer="layout" svg:width="17.271cm" svg:height="12.572cm" svg:x="2.159cm" svg:y="13.271cm" presentation:class="notes" presentation:placeholder="true">
            <draw:text-box/>
          </draw:frame>
        </presentation:notes>
      </draw:page>
      <draw:page draw:name="page1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4" draw:text-style-name="P33" draw:layer="layout" svg:width="26.416cm" svg:height="10.02cm" svg:x="0.891cm" svg:y="0.616cm">
          <draw:text-box>
            <text:p text:style-name="P37"><text:span text:style-name="T149">Christ is ris’n! He meets our eyes.</text:span></text:p>
            <text:p text:style-name="P37"><text:span text:style-name="T149">Savior, teach us so to rise.</text:span></text:p>
            <text:p text:style-name="P29"><text:span text:style-name="T151"><text:line-break/></text:span><text:span text:style-name="T151"/></text:p>
            <text:p text:style-name="P29"><text:span text:style-name="T152"/></text:p>
            <text:p text:style-name="P29"><text:span text:style-name="T152"/></text:p>
            <text:p text:style-name="P38"><text:span text:style-name="T151"><text:s text:c="12"/></text:span><text:span text:style-name="T152">Public domain</text:span></text:p>
          </draw:text-box>
        </draw:frame>
        <presentation:notes draw:style-name="dp2">
          <draw:page-thumbnail draw:style-name="gr3" draw:layer="layout" svg:width="18.624cm" svg:height="10.476cm" svg:x="1.482cm" svg:y="2.123cm" draw:page-number="142" presentation:class="page"/>
          <draw:frame presentation:style-name="pr1" draw:text-style-name="P3" draw:layer="layout" svg:width="17.271cm" svg:height="12.572cm" svg:x="2.159cm" svg:y="13.271cm" presentation:class="notes" presentation:placeholder="true">
            <draw:text-box/>
          </draw:frame>
        </presentation:notes>
      </draw:page>
      <draw:page draw:name="page1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5" draw:text-style-name="P33" draw:layer="layout" svg:width="26.416cm" svg:height="6.069cm" svg:x="0.891cm" svg:y="0.616cm">
          <draw:text-box>
            <text:p text:style-name="P29"><text:span text:style-name="T153">POST-COMMUNION THANKSGIVING</text:span></text:p>
            <text:p text:style-name="P32"><text:span text:style-name="T154">P: </text:span><text:span text:style-name="T155">O God the Father, the fountain and source of </text:span></text:p>
            <text:p text:style-name="P32"><text:span text:style-name="T155"><text:s text:c="4"/></text:span><text:span text:style-name="T155">all goodness, who in loving-kindness sent Your </text:span></text:p>
            <text:p text:style-name="P38"><text:span text:style-name="T155"><text:s text:c="4"/></text:span><text:span text:style-name="T155">only-begotten Son into the flesh,</text:span></text:p>
          </draw:text-box>
        </draw:frame>
        <presentation:notes draw:style-name="dp2">
          <draw:page-thumbnail draw:style-name="gr3" draw:layer="layout" svg:width="18.624cm" svg:height="10.476cm" svg:x="1.482cm" svg:y="2.123cm" draw:page-number="143" presentation:class="page"/>
          <draw:frame presentation:style-name="pr1" draw:text-style-name="P3" draw:layer="layout" svg:width="17.271cm" svg:height="12.572cm" svg:x="2.159cm" svg:y="13.271cm" presentation:class="notes" presentation:placeholder="true">
            <draw:text-box/>
          </draw:frame>
        </presentation:notes>
      </draw:page>
      <draw:page draw:name="page1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6" draw:text-style-name="P33" draw:layer="layout" svg:width="26.416cm" svg:height="6.263cm" svg:x="0.891cm" svg:y="0.616cm">
          <draw:text-box>
            <text:p text:style-name="P32"><text:span text:style-name="T155"><text:s text:c="4"/></text:span><text:span text:style-name="T155">we thank You that for His sake You have given </text:span></text:p>
            <text:p text:style-name="P32"><text:span text:style-name="T155"><text:s text:c="4"/></text:span><text:span text:style-name="T155">us pardon and peace in this Sacrament, and we </text:span></text:p>
            <text:p text:style-name="P32"><text:span text:style-name="T155"><text:s text:c="4"/></text:span><text:span text:style-name="T155">ask You not to forsake Your children but always </text:span></text:p>
            <text:p text:style-name="P29"><text:span text:style-name="T155"><text:s text:c="3"/></text:span><text:span text:style-name="T155">to rule our hearts and minds by Your Holy Spirit</text:span></text:p>
          </draw:text-box>
        </draw:frame>
        <presentation:notes draw:style-name="dp2">
          <draw:page-thumbnail draw:style-name="gr3" draw:layer="layout" svg:width="18.624cm" svg:height="10.476cm" svg:x="1.482cm" svg:y="2.123cm" draw:page-number="144" presentation:class="page"/>
          <draw:frame presentation:style-name="pr1" draw:text-style-name="P3" draw:layer="layout" svg:width="17.271cm" svg:height="12.572cm" svg:x="2.159cm" svg:y="13.271cm" presentation:class="notes" presentation:placeholder="true">
            <draw:text-box/>
          </draw:frame>
        </presentation:notes>
      </draw:page>
      <draw:page draw:name="page1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7" draw:text-style-name="P33" draw:layer="layout" svg:width="26.416cm" svg:height="7.953cm" svg:x="0.891cm" svg:y="0.616cm">
          <draw:text-box>
            <text:p text:style-name="P32"><text:span text:style-name="T156"><text:s text:c="4"/></text:span><text:span text:style-name="T155">that we may be enabled constantly to serve <text:s/></text:span></text:p>
            <text:p text:style-name="P32"><text:span text:style-name="T155"><text:s text:c="4"/></text:span><text:span text:style-name="T155">You; through Jesus Christ, Your Son, our Lord, </text:span></text:p>
            <text:p text:style-name="P32"><text:span text:style-name="T155"><text:s text:c="4"/></text:span><text:span text:style-name="T155">who lives and reigns with You and the Holy </text:span></text:p>
            <text:p text:style-name="P32"><text:span text:style-name="T155"><text:s text:c="4"/></text:span><text:span text:style-name="T155">Spirit, one God, now and forever.</text:span></text:p>
            <text:p text:style-name="P32"><text:span text:style-name="T157">C: </text:span><text:span text:style-name="T149">Amen.</text:span></text:p>
          </draw:text-box>
        </draw:frame>
        <presentation:notes draw:style-name="dp2">
          <draw:page-thumbnail draw:style-name="gr3" draw:layer="layout" svg:width="18.624cm" svg:height="10.476cm" svg:x="1.482cm" svg:y="2.123cm" draw:page-number="145" presentation:class="page"/>
          <draw:frame presentation:style-name="pr1" draw:text-style-name="P3" draw:layer="layout" svg:width="17.271cm" svg:height="12.572cm" svg:x="2.159cm" svg:y="13.271cm" presentation:class="notes" presentation:placeholder="true">
            <draw:text-box/>
          </draw:frame>
        </presentation:notes>
      </draw:page>
      <draw:page draw:name="page1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8" draw:text-style-name="P33" draw:layer="layout" svg:width="26.416cm" svg:height="2.178cm" svg:x="0.891cm" svg:y="0.616cm">
          <draw:text-box>
            <text:p text:style-name="P29"><text:span text:style-name="T147">BENEDICTION</text:span></text:p>
          </draw:text-box>
        </draw:frame>
        <presentation:notes draw:style-name="dp2">
          <draw:page-thumbnail draw:style-name="gr3" draw:layer="layout" svg:width="18.624cm" svg:height="10.476cm" svg:x="1.482cm" svg:y="2.123cm" draw:page-number="146" presentation:class="page"/>
          <draw:frame presentation:style-name="pr1" draw:text-style-name="P3" draw:layer="layout" svg:width="17.271cm" svg:height="12.572cm" svg:x="2.159cm" svg:y="13.271cm" presentation:class="notes" presentation:placeholder="true">
            <draw:text-box/>
          </draw:frame>
        </presentation:notes>
      </draw:page>
      <draw:page draw:name="page1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9" draw:text-style-name="P33" draw:layer="layout" svg:width="26.416cm" svg:height="12.848cm" svg:x="0.891cm" svg:y="0.616cm">
          <draw:text-box>
            <text:p text:style-name="P29"><text:span text:style-name="T158">ACKNOWLEDGMENTS</text:span></text:p>
            <text:p text:style-name="P29"><text:span text:style-name="T159"/></text:p>
            <text:p text:style-name="P29"><text:span text:style-name="T160">Creative Worship for the Lutheran Parish, Series C, Quarter 1.</text:span></text:p>
            <text:p text:style-name="P29"><text:span text:style-name="T160">Copyright © 2018 Concordia Publishing House.</text:span></text:p>
            <text:p text:style-name="P29"><text:span text:style-name="T161"/></text:p>
            <text:p text:style-name="P29"><text:span text:style-name="T160">All rights reserved. Used by permission.</text:span></text:p>
            <text:p text:style-name="P29"><text:span text:style-name="T160"/></text:p>
            <text:p text:style-name="P29"><text:span text:style-name="T160">Unless otherwise indicated,</text:span></text:p>
            <text:p text:style-name="P29"><text:span text:style-name="T160">all scripture quotations are from </text:span><text:span text:style-name="T162">The Holy Bible, English Standard Version</text:span><text:span text:style-name="T160">, copyright © 2001 by Crossway Bibles, a division of Good News Publishers.</text:span></text:p>
            <text:p text:style-name="P29"><text:span text:style-name="T161"/></text:p>
            <text:p text:style-name="P29"><text:span text:style-name="T160">Used by permission. All rights reserved.</text:span></text:p>
            <text:p text:style-name="P29"><text:span text:style-name="T160"/></text:p>
            <text:p text:style-name="P29"><text:span text:style-name="T160"/></text:p>
            <text:p text:style-name="P29"><text:span text:style-name="T160">Created by Lutheran Service Builder © 2006 Concordia Publishing House.</text:span></text:p>
          </draw:text-box>
        </draw:frame>
        <presentation:notes draw:style-name="dp2">
          <draw:page-thumbnail draw:style-name="gr3" draw:layer="layout" svg:width="18.624cm" svg:height="10.476cm" svg:x="1.482cm" svg:y="2.123cm" draw:page-number="147" presentation:class="page"/>
          <draw:frame presentation:style-name="pr1" draw:text-style-name="P3" draw:layer="layout" svg:width="17.271cm" svg:height="12.572cm" svg:x="2.159cm" svg:y="13.271cm" presentation:class="notes" presentation:placeholder="true">
            <draw:text-box/>
          </draw:frame>
        </presentation:notes>
      </draw:page>
      <draw:page draw:name="page1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adornments="Regular"/>
    <style:font-face style:name="Berlin Sans FB3" svg:font-family="'Berlin Sans FB'"/>
    <style:font-face style:name="LSBSymbol3" svg:font-family="LSBSymbol"/>
    <style:font-face style:name="LSBSymbol1" svg:font-family="LSBSymbol" style:font-adornments="Regular"/>
    <style:font-face style:name="Segoe UI5" svg:font-family="'Segoe UI'"/>
    <style:font-face style:name="Segoe UI6" svg:font-family="'Segoe UI'" style:font-adornments="Regular"/>
    <style:font-face style:name="Times New Roman2" svg:font-family="'Times New Roman'"/>
    <style:font-face style:name="Arial8" svg:font-family="Arial" style:font-adornments="Regular" style:font-family-generic="roman"/>
    <style:font-face style:name="LSBSymbol5" svg:font-family="LSBSymbol" style:font-family-generic="roman"/>
    <style:font-face style:name="LSBSymbol6" svg:font-family="LSBSymbol" style:font-adornments="Regular" style:font-family-generic="roman"/>
    <style:font-face style:name="Maiandra GD2" svg:font-family="'Maiandra GD'" style:font-family-generic="roman"/>
    <style:font-face style:name="Segoe UI9" svg:font-family="'Segoe UI'" style:font-family-generic="roman"/>
    <style:font-face style:name="Arial1" svg:font-family="Arial" style:font-family-generic="swiss"/>
    <style:font-face style:name="Arial2" svg:font-family="Arial" style:font-adornments="Regular" style:font-family-generic="swiss"/>
    <style:font-face style:name="Arial9" svg:font-family="Arial" style:font-adornments="Regular" style:font-family-generic="system"/>
    <style:font-face style:name="Mangal1" svg:font-family="Mangal" style:font-family-generic="system"/>
    <style:font-face style:name="Microsoft YaHei3" svg:font-family="'Microsoft YaHei'" style:font-family-generic="system"/>
    <style:font-face style:name="Segoe UI7" svg:font-family="'Segoe UI'" style:font-family-generic="system"/>
    <style:font-face style:name="Arial7" svg:font-family="Arial" style:font-pitch="variable"/>
    <style:font-face style:name="Berlin Sans FB2" svg:font-family="'Berlin Sans FB'" style:font-pitch="variable"/>
    <style:font-face style:name="LSBSymbol" svg:font-family="LSBSymbol" style:font-pitch="variable"/>
    <style:font-face style:name="LSBSymbol2" svg:font-family="LSBSymbol" style:font-adornments="Regular" style:font-pitch="variable"/>
    <style:font-face style:name="Maiandra GD1" svg:font-family="'Maiandra GD'" style:font-pitch="variable"/>
    <style:font-face style:name="Mangal2" svg:font-family="Mangal" style:font-pitch="variable"/>
    <style:font-face style:name="Microsoft YaHei1" svg:font-family="'Microsoft YaHei'" style:font-pitch="variable"/>
    <style:font-face style:name="Segoe UI4" svg:font-family="'Segoe UI'" style:font-pitch="variable"/>
    <style:font-face style:name="Segoe UI8" svg:font-family="'Segoe UI'" style:font-adornments="Regular" style:font-pitch="variable"/>
    <style:font-face style:name="Tahoma2" svg:font-family="Tahoma"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Gabriola1" svg:font-family="Gabriola" style:font-adornments="Regular"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Segoe UI Semibold4" svg:font-family="'Segoe UI Semibold'" style:font-adornments="Regular" style:font-family-generic="decorative" style:font-pitch="variable"/>
    <style:font-face style:name="Arial6"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4" svg:font-family="LSBSymbol" style:font-family-generic="roman" style:font-pitch="variable"/>
    <style:font-face style:name="LSBSymbol7" svg:font-family="LSBSymbo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1" svg:font-family="Tahoma"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Segoe UI Semibold3" svg:font-family="'Segoe UI Semibold'" style:font-family-generic="script" style:font-pitch="variable"/>
    <style:font-face style:name="Arial" svg:font-family="Arial"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icrosoft YaHei2" svg:font-family="'Microsoft YaHei'"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ahoma3" svg:font-family="Tahoma" style:font-family-generic="swiss" style:font-pitch="variable"/>
    <style:font-face style:name="Arial4" svg:font-family="Arial" style:font-family-generic="system" style:font-pitch="variable"/>
    <style:font-face style:name="Arial10" svg:font-family="Arial" style:font-adornments="Regular"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2"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2"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4"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4"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Hymn_25_20template-backgroundobjects">
      <style:graphic-properties draw:stroke="none" draw:fill="none" draw:fill-color="#ffffff" draw:auto-grow-height="false" fo:min-height="1.449cm"/>
    </style:style>
    <style:style style:name="Mpr23" style:family="presentation" style:parent-style-name="Hymn_25_20template-backgroundobjects">
      <style:graphic-properties draw:stroke="none" draw:fill="none" draw:fill-color="#ffffff" draw:auto-grow-height="false" fo:min-height="1.397cm"/>
    </style:style>
    <style:style style:name="Mpr24" style:family="presentation" style:parent-style-name="Hymn_25_20template-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94-backgroundobjects">
      <style:graphic-properties draw:stroke="none" draw:fill="none" draw:fill-color="#ffffff" draw:auto-grow-height="false" fo:min-height="1.086cm"/>
    </style:style>
    <style:style style:name="Mpr44" style:family="presentation" style:parent-style-name="Default94-backgroundobjects">
      <style:graphic-properties draw:stroke="none" draw:fill="none" draw:fill-color="#ffffff" draw:auto-grow-height="false" fo:min-height="1.397cm"/>
    </style:style>
    <style:style style:name="Mpr45" style:family="presentation" style:parent-style-name="Default9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draw:frame presentation:style-name="Default94-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43" draw:text-style-name="MP2" draw:layer="backgroundobjects" svg:width="6.523cm" svg:height="1.085cm" svg:x="1.4cm" svg:y="14.348cm" presentation:class="date-time">
        <draw:text-box>
          <text:p text:style-name="MP1"><text:span text:style-name="MT1"><presentation:date-time/></text:span></text:p>
        </draw:text-box>
      </draw:frame>
      <draw:frame presentation:style-name="Mpr43" draw:text-style-name="MP6" draw:layer="backgroundobjects" svg:width="8.875cm" svg:height="1.085cm" svg:x="9.576cm" svg:y="14.348cm" presentation:class="footer">
        <draw:text-box>
          <text:p text:style-name="MP5"><text:span text:style-name="MT1"><presentation:footer/></text:span></text:p>
        </draw:text-box>
      </draw:frame>
      <draw:frame presentation:style-name="Mpr4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25:59.069000000</meta:creation-date>
    <dc:title>Pentecost</dc:title>
    <meta:editing-duration>PT7H30M7S</meta:editing-duration>
    <meta:editing-cycles>24</meta:editing-cycles>
    <meta:generator>LibreOffice/6.1.5.2$Windows_X86_64 LibreOffice_project/90f8dcf33c87b3705e78202e3df5142b201bd805</meta:generator>
    <dc:date>2019-04-13T12:54:22.039000000</dc:date>
    <meta:document-statistic meta:object-count="956"/>
  </office:meta>
</office:document-meta>
</file>